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  <style:font-face style:name="Calibri Light" svg:font-family="&quot;Calibri Light&quot;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" style:family="table-cell" style:parent-style-name="Normal_20110" style:data-style-name="N0">
      <style:table-cell-properties style:vertical-align="automatic" fo:background-color="#FFFFFF"/>
      <style:text-properties fo:color="#FF0000" style:font-name="Tms Rmn" style:font-name-asian="Tms Rmn" style:font-name-complex="Tms Rmn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8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/>
      <style:text-properties fo:color="#006853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3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2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Calibri Light" style:font-name-asian="Calibri Light" style:font-name-complex="Calibri Light" fo:font-size="14pt" style:font-size-asian="14pt" style:font-size-complex="14pt" fo:font-weight="bold" style:font-weight-asian="bold" style:font-weight-complex="bold"/>
    </style:style>
    <style:style style:name="ce13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Calibri Light" style:font-name-asian="Calibri Light" style:font-name-complex="Calibri Light" fo:font-size="9pt" style:font-size-asian="9pt" style:font-size-complex="9pt" fo:font-weight="bold" style:font-weight-asian="bold" style:font-weight-complex="bold"/>
    </style:style>
    <style:style style:name="ce14" style:family="table-cell" style:parent-style-name="Normal_20110" style:data-style-name="N0">
      <style:table-cell-properties style:vertical-align="automatic" fo:background-color="#FFFFFF"/>
      <style:text-properties fo:color="#006853" style:font-name="Calibri Light" style:font-name-asian="Calibri Light" style:font-name-complex="Calibri Light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color="#FF0000" style:font-name="Arial" style:font-name-asian="Arial" style:font-name-complex="Arial" fo:font-size="12pt" style:font-size-asian="12pt" style:font-size-complex="12pt"/>
    </style:style>
    <style:style style:name="ce2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2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Comma_32_2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Comma_32_2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3">
      <style:table-cell-properties style:vertical-align="automatic" fo:background-color="#FFFFFF"/>
      <style:text-properties fo:color="#FF0000" style:font-name="Arial" style:font-name-asian="Arial" style:font-name-complex="Arial" fo:font-size="9pt" style:font-size-asian="9pt" style:font-size-complex="9pt"/>
    </style:style>
    <style:style style:name="ce35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3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2pt" style:font-size-asian="12pt" style:font-size-complex="12pt"/>
    </style:style>
    <style:style style:name="ce39" style:family="table-cell" style:parent-style-name="Normal_32_2" style:data-style-name="N0">
      <style:table-cell-properties style:vertical-align="automatic" fo:background-color="#FFFFFF"/>
      <style:text-properties fo:color="#006853"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3">
      <style:table-cell-properties style:vertical-align="automatic" fo:background-color="#FFFFFF"/>
      <style:text-properties fo:color="#006853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0">
      <style:table-cell-properties style:vertical-align="automatic" fo:background-color="#FFFFFF"/>
      <style:text-properties fo:color="#006853" style:font-name="Arial" style:font-name-asian="Arial" style:font-name-complex="Arial" fo:font-size="12pt" style:font-size-asian="12pt" style:font-size-complex="12pt"/>
    </style:style>
    <style:style style:name="ce42" style:family="table-cell" style:parent-style-name="Normal_32_2" style:data-style-name="N0">
      <style:table-cell-properties style:vertical-align="automatic" fo:background-color="#FFFFFF"/>
      <style:text-properties fo:color="#006853" style:font-name="Arial" style:font-name-asian="Arial" style:font-name-complex="Arial" fo:font-size="9pt" style:font-size-asian="9pt" style:font-size-complex="9pt"/>
    </style:style>
    <style:style style:name="ce43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4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Comma_32_2" style:data-style-name="N3">
      <style:table-cell-properties fo:border-top="thin solid #000000" fo:border-bottom="none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2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Comma_32_2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/>
    </style:style>
    <style:style style:name="ce55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2pt" style:font-size-asian="12pt" style:font-size-complex="12pt"/>
    </style:style>
    <style:style style:name="ce57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9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2" style:data-style-name="N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2" style:family="table-cell" style:parent-style-name="Hyperlink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3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4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/>
    </style:style>
    <style:style style:name="ce6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/>
    </style:style>
    <style:style style:name="ce67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68" style:family="table-cell" style:parent-style-name="Normal_11908b_new_32_updated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70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71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3" style:family="table-cell" style:parent-style-name="Normal_12008_updated_secon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page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2.75pt" style:use-optimal-row-height="false" fo:break-before="page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2" table:style-name="ta1">
        <table:table-column table:style-name="co1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4" table:number-columns-repeated="5" table:default-cell-style-name="ce21"/>
        <table:table-column table:style-name="co4" table:number-columns-repeated="6" table:default-cell-style-name="ce38"/>
        <table:table-column table:style-name="co5" table:default-cell-style-name="ce21"/>
        <table:table-column table:style-name="co5" table:default-cell-style-name="ce4"/>
        <table:table-column table:style-name="co6" table:default-cell-style-name="ce4"/>
        <table:table-column table:style-name="co5" table:number-columns-repeated="4" table:default-cell-style-name="ce4"/>
        <table:table-column table:style-name="co5" table:default-cell-style-name="ce20"/>
        <table:table-column table:style-name="co5" table:number-columns-repeated="16361" table:default-cell-style-name="ce21"/>
        <table:table-row table:style-name="ro1">
          <table:table-cell office:value-type="string" table:style-name="ce1">
            <text:p><text:a xlink:href="http://www.dft.gov.uk/statistics">Department for Transport statistics</text:a>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3"/>
          <table:table-cell table:style-name="ce2"/>
          <table:table-cell table:number-columns-repeated="6" table:style-name="ce4"/>
          <table:table-cell table:style-name="ce5"/>
          <table:table-cell table:number-columns-repeated="16361" table:style-name="ce2"/>
        </table:table-row>
        <table:table-row table:style-name="ro2">
          <table:table-cell office:value-type="string" table:style-name="ce6">
            <text:p><text:a xlink:href="https://www.gov.uk/government/organisations/department-for-transport/series/transport-statistics-great-britain">Transport Expenditure</text:a></text:p>
          </table:table-cell>
          <table:table-cell table:number-columns-repeated="3" table:style-name="ce7"/>
          <table:table-cell table:number-columns-repeated="5" table:style-name="ce2"/>
          <table:table-cell table:number-columns-repeated="6" table:style-name="ce3"/>
          <table:table-cell table:style-name="ce2"/>
          <table:table-cell table:number-columns-repeated="6" table:style-name="ce4"/>
          <table:table-cell table:style-name="ce5"/>
          <table:table-cell table:number-columns-repeated="16361" table:style-name="ce2"/>
        </table:table-row>
        <table:table-row table:style-name="ro3">
          <table:table-cell office:value-type="string" table:style-name="ce8">
            <text:p>Table TSGB1302</text:p>
          </table:table-cell>
          <table:table-cell table:number-columns-repeated="3" table:style-name="ce8"/>
          <table:table-cell table:style-name="ce9"/>
          <table:table-cell table:number-columns-repeated="3" table:style-name="ce10"/>
          <table:table-cell table:style-name="ce11"/>
          <table:table-cell table:number-columns-repeated="7" table:style-name="ce12"/>
          <table:table-cell table:number-columns-repeated="6" table:style-name="ce4"/>
          <table:table-cell table:style-name="ce13"/>
          <table:table-cell table:number-columns-repeated="3" table:style-name="ce12"/>
          <table:table-cell table:number-columns-repeated="16358" table:style-name="ce14"/>
        </table:table-row>
        <table:table-row table:style-name="ro4">
          <table:table-cell office:value-type="string" table:style-name="ce8">
            <text:p>UK Public Expenditure on Transport by Country and Spending Authority:<text:span text:style-name="T2"><text:s/>from 2005/06</text:span><text:span text:style-name="T3">1</text:span></text:p>
          </table:table-cell>
          <table:table-cell table:number-columns-repeated="3" table:style-name="ce8"/>
          <table:table-cell table:style-name="ce9"/>
          <table:table-cell table:number-columns-repeated="3" table:style-name="ce10"/>
          <table:table-cell table:style-name="ce11"/>
          <table:table-cell table:number-columns-repeated="7" table:style-name="ce12"/>
          <table:table-cell table:number-columns-repeated="6" table:style-name="ce4"/>
          <table:table-cell table:style-name="ce13"/>
          <table:table-cell table:number-columns-repeated="3" table:style-name="ce12"/>
          <table:table-cell table:number-columns-repeated="16358" table:style-name="ce14"/>
        </table:table-row>
        <table:table-row table:style-name="ro5">
          <table:table-cell table:number-columns-repeated="4" table:style-name="ce15"/>
          <table:table-cell table:number-columns-repeated="3" table:style-name="ce16"/>
          <table:table-cell table:style-name="ce15"/>
          <table:table-cell table:style-name="ce17"/>
          <table:table-cell table:style-name="ce18"/>
          <table:table-cell table:style-name="ce19"/>
          <table:table-cell table:number-columns-repeated="2" table:style-name="ce18"/>
          <table:table-cell table:number-columns-repeated="3" table:style-name="ce17"/>
          <table:table-cell office:value-type="string" table:style-name="ce17">
            <text:p>£ million (outturn prices)</text:p>
          </table:table-cell>
          <table:table-cell table:number-columns-repeated="5" table:style-name="ce4"/>
          <table:table-cell table:style-name="ce20"/>
          <table:table-cell table:number-columns-repeated="3" table:style-name="ce21"/>
          <table:table-cell table:number-columns-repeated="16358" table:style-name="ce4"/>
        </table:table-row>
        <table:table-row table:style-name="ro6">
          <table:table-cell table:style-name="ce22"/>
          <table:table-cell table:number-columns-repeated="3" table:style-name="ce23"/>
          <table:table-cell office:value-type="string" table:style-name="ce24">
            <text:p>2005/06</text:p>
          </table:table-cell>
          <table:table-cell office:value-type="string" table:style-name="ce24">
            <text:p>2006/07</text:p>
          </table:table-cell>
          <table:table-cell office:value-type="string" table:style-name="ce24">
            <text:p>2007/08</text:p>
          </table:table-cell>
          <table:table-cell office:value-type="string" table:style-name="ce24">
            <text:p>2008/09</text:p>
          </table:table-cell>
          <table:table-cell office:value-type="string" table:style-name="ce24">
            <text:p>2009/10</text:p>
          </table:table-cell>
          <table:table-cell office:value-type="string" table:style-name="ce24">
            <text:p>2010/11</text:p>
          </table:table-cell>
          <table:table-cell office:value-type="string" table:style-name="ce24">
            <text:p>2011/12</text:p>
          </table:table-cell>
          <table:table-cell office:value-type="string" table:style-name="ce24">
            <text:p>2012/13</text:p>
          </table:table-cell>
          <table:table-cell office:value-type="string" table:style-name="ce24">
            <text:p>2013/14</text:p>
          </table:table-cell>
          <table:table-cell office:value-type="string" table:style-name="ce24">
            <text:p>2014/15</text:p>
          </table:table-cell>
          <table:table-cell office:value-type="string" table:style-name="ce24">
            <text:p>2015/16</text:p>
          </table:table-cell>
          <table:table-cell office:value-type="string" table:style-name="ce24">
            <text:p>2016/17</text:p>
          </table:table-cell>
          <table:table-cell office:value-type="string" table:style-name="ce24">
            <text:p>2017/18</text:p>
          </table:table-cell>
          <table:table-cell table:number-columns-repeated="5" table:style-name="ce4"/>
          <table:table-cell table:style-name="ce25"/>
          <table:table-cell table:number-columns-repeated="3" table:style-name="ce21"/>
          <table:table-cell table:number-columns-repeated="16358" table:style-name="ce4"/>
        </table:table-row>
        <table:table-row table:style-name="ro2">
          <table:table-cell office:value-type="string" table:style-name="ce26">
            <text:p>England</text:p>
          </table:table-cell>
          <table:table-cell table:style-name="ce27"/>
          <table:table-cell table:number-columns-repeated="2" table:style-name="ce26"/>
          <table:table-cell office:value-type="float" office:value="13620.76" table:style-name="ce28">
            <text:p>13,621</text:p>
          </table:table-cell>
          <table:table-cell office:value-type="float" office:value="15555.115302402464" table:style-name="ce28">
            <text:p>15,555</text:p>
          </table:table-cell>
          <table:table-cell office:value-type="float" office:value="15939.668194349621" table:style-name="ce28">
            <text:p>15,940</text:p>
          </table:table-cell>
          <table:table-cell office:value-type="float" office:value="16448.21038" table:style-name="ce28">
            <text:p>16,448</text:p>
          </table:table-cell>
          <table:table-cell office:value-type="float" office:value="18134.259149168785" table:style-name="ce28">
            <text:p>18,134</text:p>
          </table:table-cell>
          <table:table-cell office:value-type="float" office:value="16709.949000000001" table:style-name="ce28">
            <text:p>16,710</text:p>
          </table:table-cell>
          <table:table-cell office:value-type="float" office:value="15833.888999999999" table:style-name="ce28">
            <text:p>15,834</text:p>
          </table:table-cell>
          <table:table-cell office:value-type="float" office:value="15366.437" table:style-name="ce28">
            <text:p>15,366</text:p>
          </table:table-cell>
          <table:table-cell office:value-type="float" office:value="15996.178" table:style-name="ce28">
            <text:p>15,996</text:p>
          </table:table-cell>
          <table:table-cell office:value-type="float" office:value="17160.362000000001" table:style-name="ce28">
            <text:p>17,160</text:p>
          </table:table-cell>
          <table:table-cell office:value-type="float" office:value="22485.49" table:style-name="ce28">
            <text:p>22,485</text:p>
          </table:table-cell>
          <table:table-cell office:value-type="float" office:value="22923.248" table:style-name="ce28">
            <text:p>22,923</text:p>
          </table:table-cell>
          <table:table-cell office:value-type="float" office:value="26420.878000000001" table:style-name="ce28">
            <text:p>26,421</text:p>
          </table:table-cell>
          <table:table-cell table:number-columns-repeated="5" table:style-name="ce4"/>
          <table:table-cell table:style-name="ce29"/>
          <table:table-cell table:number-columns-repeated="3" table:style-name="ce21"/>
          <table:table-cell table:number-columns-repeated="16358" table:style-name="ce4"/>
        </table:table-row>
        <table:table-row table:style-name="ro7">
          <table:table-cell table:style-name="ce27"/>
          <table:table-cell office:value-type="string" table:style-name="ce26">
            <text:p>Central government expenditure<text:s/><text:span text:style-name="T4">2</text:span></text:p>
          </table:table-cell>
          <table:table-cell table:number-columns-repeated="2" table:style-name="ce26"/>
          <table:table-cell office:value-type="float" office:value="5238.7700000000004" table:style-name="ce28">
            <text:p>5,239</text:p>
          </table:table-cell>
          <table:table-cell office:value-type="float" office:value="7153.7997445894234" table:style-name="ce28">
            <text:p>7,154</text:p>
          </table:table-cell>
          <table:table-cell office:value-type="float" office:value="7314.0891269732929" table:style-name="ce28">
            <text:p>7,314</text:p>
          </table:table-cell>
          <table:table-cell office:value-type="float" office:value="7410.0647199999994" table:style-name="ce28">
            <text:p>7,410</text:p>
          </table:table-cell>
          <table:table-cell office:value-type="float" office:value="8418.253377370751" table:style-name="ce28">
            <text:p>8,418</text:p>
          </table:table-cell>
          <table:table-cell office:value-type="float" office:value="7398.5079999999998" table:style-name="ce28">
            <text:p>7,399</text:p>
          </table:table-cell>
          <table:table-cell office:value-type="float" office:value="6769.9660000000003" table:style-name="ce28">
            <text:p>6,770</text:p>
          </table:table-cell>
          <table:table-cell office:value-type="float" office:value="6603.9769999999999" table:style-name="ce28">
            <text:p>6,604</text:p>
          </table:table-cell>
          <table:table-cell office:value-type="float" office:value="6776.9979999999996" table:style-name="ce28">
            <text:p>6,777</text:p>
          </table:table-cell>
          <table:table-cell office:value-type="float" office:value="7395.6679999999997" table:style-name="ce28">
            <text:p>7,396</text:p>
          </table:table-cell>
          <table:table-cell office:value-type="float" office:value="12918.494000000001" table:style-name="ce28">
            <text:p>12,918</text:p>
          </table:table-cell>
          <table:table-cell office:value-type="float" office:value="13618.858" table:style-name="ce28">
            <text:p>13,619</text:p>
          </table:table-cell>
          <table:table-cell office:value-type="float" office:value="15822.036" table:style-name="ce28">
            <text:p>15,822</text:p>
          </table:table-cell>
          <table:table-cell table:number-columns-repeated="5" table:style-name="ce4"/>
          <table:table-cell table:style-name="ce29"/>
          <table:table-cell table:number-columns-repeated="3" table:style-name="ce21"/>
          <table:table-cell table:number-columns-repeated="16358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apital</text:p>
          </table:table-cell>
          <table:table-cell table:style-name="ce26"/>
          <table:table-cell office:value-type="float" office:value="2535.3200000000002" table:style-name="ce28">
            <text:p>2,535</text:p>
          </table:table-cell>
          <table:table-cell office:value-type="float" office:value="4109.5331898815657" table:style-name="ce28">
            <text:p>4,110</text:p>
          </table:table-cell>
          <table:table-cell office:value-type="float" office:value="4233.276476715333" table:style-name="ce28">
            <text:p>4,233</text:p>
          </table:table-cell>
          <table:table-cell office:value-type="float" office:value="5117.2754699999996" table:style-name="ce28">
            <text:p>5,117</text:p>
          </table:table-cell>
          <table:table-cell office:value-type="float" office:value="5694.4466932506393" table:style-name="ce28">
            <text:p>5,694</text:p>
          </table:table-cell>
          <table:table-cell office:value-type="float" office:value="5199.3029999999999" table:style-name="ce28">
            <text:p>5,199</text:p>
          </table:table-cell>
          <table:table-cell office:value-type="float" office:value="4750.3649999999998" table:style-name="ce28">
            <text:p>4,750</text:p>
          </table:table-cell>
          <table:table-cell office:value-type="float" office:value="4626.4170000000004" table:style-name="ce28">
            <text:p>4,626</text:p>
          </table:table-cell>
          <table:table-cell office:value-type="float" office:value="4766.232" table:style-name="ce28">
            <text:p>4,766</text:p>
          </table:table-cell>
          <table:table-cell office:value-type="float" office:value="5847.817" table:style-name="ce28">
            <text:p>5,848</text:p>
          </table:table-cell>
          <table:table-cell office:value-type="float" office:value="8581.31" table:style-name="ce28">
            <text:p>8,581</text:p>
          </table:table-cell>
          <table:table-cell office:value-type="float" office:value="8960.0859999999993" table:style-name="ce28">
            <text:p>8,960</text:p>
          </table:table-cell>
          <table:table-cell office:value-type="float" office:value="10543.468999999999" table:style-name="ce28">
            <text:p>10,543</text:p>
          </table:table-cell>
          <table:table-cell table:number-columns-repeated="5" table:style-name="ce4"/>
          <table:table-cell table:style-name="ce29"/>
          <table:table-cell table:number-columns-repeated="3" table:style-name="ce21"/>
          <table:table-cell table:number-columns-repeated="16358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Strategic roads<text:s/><text:span text:style-name="T4">3</text:span></text:p>
          </table:table-cell>
          <table:table-cell office:value-type="float" office:value="767.01" table:style-name="ce30">
            <text:p>767</text:p>
          </table:table-cell>
          <table:table-cell office:value-type="float" office:value="1153.9503209283714" table:style-name="ce30">
            <text:p>1,154</text:p>
          </table:table-cell>
          <table:table-cell office:value-type="float" office:value="1089.937367747099" table:style-name="ce30">
            <text:p>1,090</text:p>
          </table:table-cell>
          <table:table-cell office:value-type="float" office:value="1151.50602" table:style-name="ce30">
            <text:p>1,152</text:p>
          </table:table-cell>
          <table:table-cell office:value-type="float" office:value="1954.2905836378645" table:style-name="ce30">
            <text:p>1,954</text:p>
          </table:table-cell>
          <table:table-cell office:value-type="float" office:value="1618.8889999999999" table:style-name="ce30">
            <text:p>1,619</text:p>
          </table:table-cell>
          <table:table-cell office:value-type="float" office:value="1308.702" table:style-name="ce30">
            <text:p>1,309</text:p>
          </table:table-cell>
          <table:table-cell office:value-type="float" office:value="1016.2670000000001" table:style-name="ce30">
            <text:p>1,016</text:p>
          </table:table-cell>
          <table:table-cell office:value-type="float" office:value="1363.7149999999999" table:style-name="ce30">
            <text:p>1,364</text:p>
          </table:table-cell>
          <table:table-cell office:value-type="float" office:value="1884.482" table:style-name="ce30">
            <text:p>1,884</text:p>
          </table:table-cell>
          <table:table-cell office:value-type="float" office:value="1947.434" table:style-name="ce30">
            <text:p>1,947</text:p>
          </table:table-cell>
          <table:table-cell office:value-type="float" office:value="2092.9679999999998" table:style-name="ce30">
            <text:p>2,093</text:p>
          </table:table-cell>
          <table:table-cell office:value-type="float" office:value="2389.8339999999998" table:style-name="ce30">
            <text:p>2,390</text:p>
          </table:table-cell>
          <table:table-cell table:number-columns-repeated="5" table:style-name="ce4"/>
          <table:table-cell table:style-name="ce20"/>
          <table:table-cell table:number-columns-repeated="3" table:style-name="ce21"/>
          <table:table-cell table:number-columns-repeated="16358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text:s/><text:span text:style-name="T4">4</text:span>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41.6" table:style-name="ce30">
            <text:p>42</text:p>
          </table:table-cell>
          <table:table-cell office:value-type="float" office:value="100.2" table:style-name="ce30">
            <text:p>100</text:p>
          </table:table-cell>
          <table:table-cell office:value-type="float" office:value="217" table:style-name="ce30">
            <text:p>217</text:p>
          </table:table-cell>
          <table:table-cell office:value-type="float" office:value="134.43799999999999" table:style-name="ce30">
            <text:p>134</text:p>
          </table:table-cell>
          <table:table-cell office:value-type="float" office:value="103.884" table:style-name="ce30">
            <text:p>104</text:p>
          </table:table-cell>
          <table:table-cell office:value-type="float" office:value="131.26900000000001" table:style-name="ce30">
            <text:p>13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3" table:style-name="ce21"/>
          <table:table-cell table:number-columns-repeated="16358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5.9089999999999989" table:style-name="ce30">
            <text:p>6</text:p>
          </table:table-cell>
          <table:table-cell office:value-type="float" office:value="5.601" table:style-name="ce30">
            <text:p>6</text:p>
          </table:table-cell>
          <table:table-cell office:value-type="float" office:value="18.478999999999999" table:style-name="ce30">
            <text:p>18</text:p>
          </table:table-cell>
          <table:table-cell office:value-type="float" office:value="-1.1459999999999999" table:style-name="ce30">
            <text:p>-1</text:p>
          </table:table-cell>
          <table:table-cell office:value-type="float" office:value="9.56" table:style-name="ce30">
            <text:p>10</text:p>
          </table:table-cell>
          <table:table-cell office:value-type="float" office:value="0" table:style-name="ce30">
            <text:p>0</text:p>
          </table:table-cell>
          <table:table-cell office:value-type="float" office:value="24.686" table:style-name="ce30">
            <text:p>25</text:p>
          </table:table-cell>
          <table:table-cell office:value-type="float" office:value="-2.8719999999999999" table:style-name="ce30">
            <text:p>-3</text:p>
          </table:table-cell>
          <table:table-cell office:value-type="float" office:value="0.18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3" table:style-name="ce21"/>
          <table:table-cell table:number-columns-repeated="16358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text:s/><text:span text:style-name="T4">5</text:span></text:p>
          </table:table-cell>
          <table:table-cell office:value-type="float" office:value="1752.48" table:style-name="ce30">
            <text:p>1,752</text:p>
          </table:table-cell>
          <table:table-cell office:value-type="float" office:value="2926.5988359671096" table:style-name="ce30">
            <text:p>2,927</text:p>
          </table:table-cell>
          <table:table-cell office:value-type="float" office:value="3048.8302978174052" table:style-name="ce30">
            <text:p>3,049</text:p>
          </table:table-cell>
          <table:table-cell office:value-type="float" office:value="3859.98729" table:style-name="ce30">
            <text:p>3,860</text:p>
          </table:table-cell>
          <table:table-cell office:value-type="float" office:value="3474.621684874051" table:style-name="ce30">
            <text:p>3,475</text:p>
          </table:table-cell>
          <table:table-cell office:value-type="float" office:value="3422.5160000000001" table:style-name="ce30">
            <text:p>3,423</text:p>
          </table:table-cell>
          <table:table-cell office:value-type="float" office:value="3284.8270000000002" table:style-name="ce30">
            <text:p>3,285</text:p>
          </table:table-cell>
          <table:table-cell office:value-type="float" office:value="3442.2739999999999" table:style-name="ce30">
            <text:p>3,442</text:p>
          </table:table-cell>
          <table:table-cell office:value-type="float" office:value="3268.8789999999999" table:style-name="ce30">
            <text:p>3,269</text:p>
          </table:table-cell>
          <table:table-cell office:value-type="float" office:value="3940.848" table:style-name="ce30">
            <text:p>3,941</text:p>
          </table:table-cell>
          <table:table-cell office:value-type="float" office:value="6405.2079999999996" table:style-name="ce30">
            <text:p>6,405</text:p>
          </table:table-cell>
          <table:table-cell office:value-type="float" office:value="6744.5910000000003" table:style-name="ce30">
            <text:p>6,745</text:p>
          </table:table-cell>
          <table:table-cell office:value-type="float" office:value="7931.9570000000003" table:style-name="ce30">
            <text:p>7,932</text:p>
          </table:table-cell>
          <table:table-cell table:number-columns-repeated="5" table:style-name="ce4"/>
          <table:table-cell table:style-name="ce20"/>
          <table:table-cell table:number-columns-repeated="3" table:style-name="ce21"/>
          <table:table-cell table:number-columns-repeated="16358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15.83" table:style-name="ce30">
            <text:p>16</text:p>
          </table:table-cell>
          <table:table-cell office:value-type="float" office:value="28.984032986084603" table:style-name="ce30">
            <text:p>29</text:p>
          </table:table-cell>
          <table:table-cell office:value-type="float" office:value="52.908811150828967" table:style-name="ce30">
            <text:p>53</text:p>
          </table:table-cell>
          <table:table-cell office:value-type="float" office:value="5.58216" table:style-name="ce30">
            <text:p>6</text:p>
          </table:table-cell>
          <table:table-cell office:value-type="float" office:value="42.625424738725869" table:style-name="ce30">
            <text:p>43</text:p>
          </table:table-cell>
          <table:table-cell office:value-type="float" office:value="17.859000000000002" table:style-name="ce30">
            <text:p>18</text:p>
          </table:table-cell>
          <table:table-cell office:value-type="float" office:value="34.472999999999999" table:style-name="ce30">
            <text:p>34</text:p>
          </table:table-cell>
          <table:table-cell office:value-type="float" office:value="37.753" table:style-name="ce30">
            <text:p>38</text:p>
          </table:table-cell>
          <table:table-cell office:value-type="float" office:value="124.078" table:style-name="ce30">
            <text:p>124</text:p>
          </table:table-cell>
          <table:table-cell office:value-type="float" office:value="22.486999999999998" table:style-name="ce30">
            <text:p>22</text:p>
          </table:table-cell>
          <table:table-cell office:value-type="float" office:value="203.982" table:style-name="ce30">
            <text:p>204</text:p>
          </table:table-cell>
          <table:table-cell office:value-type="float" office:value="125.399" table:style-name="ce30">
            <text:p>125</text:p>
          </table:table-cell>
          <table:table-cell office:value-type="float" office:value="221.49799999999999" table:style-name="ce30">
            <text:p>221</text:p>
          </table:table-cell>
          <table:table-cell table:number-columns-repeated="5" table:style-name="ce4"/>
          <table:table-cell table:style-name="ce20"/>
          <table:table-cell table:number-columns-repeated="3" table:style-name="ce21"/>
          <table:table-cell table:number-columns-repeated="16358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urrent / resource</text:p>
          </table:table-cell>
          <table:table-cell table:style-name="ce26"/>
          <table:table-cell office:value-type="float" office:value="2703.45" table:style-name="ce28">
            <text:p>2,703</text:p>
          </table:table-cell>
          <table:table-cell office:value-type="float" office:value="3044.2665547078595" table:style-name="ce28">
            <text:p>3,044</text:p>
          </table:table-cell>
          <table:table-cell office:value-type="float" office:value="3080.8126502579598" table:style-name="ce28">
            <text:p>3,081</text:p>
          </table:table-cell>
          <table:table-cell office:value-type="float" office:value="2292.7892499999998" table:style-name="ce28">
            <text:p>2,293</text:p>
          </table:table-cell>
          <table:table-cell office:value-type="float" office:value="2723.8066841201098" table:style-name="ce28">
            <text:p>2,724</text:p>
          </table:table-cell>
          <table:table-cell office:value-type="float" office:value="2199.2049999999999" table:style-name="ce28">
            <text:p>2,199</text:p>
          </table:table-cell>
          <table:table-cell office:value-type="float" office:value="2019.6010000000001" table:style-name="ce28">
            <text:p>2,020</text:p>
          </table:table-cell>
          <table:table-cell office:value-type="float" office:value="1977.56" table:style-name="ce28">
            <text:p>1,978</text:p>
          </table:table-cell>
          <table:table-cell office:value-type="float" office:value="2010.7660000000001" table:style-name="ce28">
            <text:p>2,011</text:p>
          </table:table-cell>
          <table:table-cell office:value-type="float" office:value="1547.8510000000001" table:style-name="ce28">
            <text:p>1,548</text:p>
          </table:table-cell>
          <table:table-cell office:value-type="float" office:value="4337.1840000000002" table:style-name="ce28">
            <text:p>4,337</text:p>
          </table:table-cell>
          <table:table-cell office:value-type="float" office:value="4658.7719999999999" table:style-name="ce28">
            <text:p>4,659</text:p>
          </table:table-cell>
          <table:table-cell office:value-type="float" office:value="5278.567" table:style-name="ce28">
            <text:p>5,279</text:p>
          </table:table-cell>
          <table:table-cell table:number-columns-repeated="5" table:style-name="ce4"/>
          <table:table-cell table:style-name="ce29"/>
          <table:table-cell table:number-columns-repeated="3" table:style-name="ce21"/>
          <table:table-cell table:number-columns-repeated="16358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Strategic roads<text:span text:style-name="T4"><text:s/>3</text:span></text:p>
          </table:table-cell>
          <table:table-cell office:value-type="float" office:value="1379.39" table:style-name="ce30">
            <text:p>1,379</text:p>
          </table:table-cell>
          <table:table-cell office:value-type="float" office:value="1471.1376943864159" table:style-name="ce30">
            <text:p>1,471</text:p>
          </table:table-cell>
          <table:table-cell office:value-type="float" office:value="1473.3791692696318" table:style-name="ce30">
            <text:p>1,473</text:p>
          </table:table-cell>
          <table:table-cell office:value-type="float" office:value="1632.9093600000001" table:style-name="ce30">
            <text:p>1,633</text:p>
          </table:table-cell>
          <table:table-cell office:value-type="float" office:value="1320.8471484133192" table:style-name="ce30">
            <text:p>1,321</text:p>
          </table:table-cell>
          <table:table-cell office:value-type="float" office:value="1094.3409999999999" table:style-name="ce30">
            <text:p>1,094</text:p>
          </table:table-cell>
          <table:table-cell office:value-type="float" office:value="1090.528" table:style-name="ce30">
            <text:p>1,091</text:p>
          </table:table-cell>
          <table:table-cell office:value-type="float" office:value="978.40099999999995" table:style-name="ce30">
            <text:p>978</text:p>
          </table:table-cell>
          <table:table-cell office:value-type="float" office:value="956.48800000000006" table:style-name="ce30">
            <text:p>956</text:p>
          </table:table-cell>
          <table:table-cell office:value-type="float" office:value="945.43799999999999" table:style-name="ce30">
            <text:p>945</text:p>
          </table:table-cell>
          <table:table-cell office:value-type="float" office:value="1019.3390000000001" table:style-name="ce30">
            <text:p>1,019</text:p>
          </table:table-cell>
          <table:table-cell office:value-type="float" office:value="955.79200000000003" table:style-name="ce30">
            <text:p>956</text:p>
          </table:table-cell>
          <table:table-cell office:value-type="float" office:value="1030.288" table:style-name="ce30">
            <text:p>1,030</text:p>
          </table:table-cell>
          <table:table-cell table:number-columns-repeated="5" table:style-name="ce4"/>
          <table:table-cell table:style-name="ce20"/>
          <table:table-cell table:number-columns-repeated="3" table:style-name="ce21"/>
          <table:table-cell table:number-columns-repeated="16358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text:s/><text:span text:style-name="T4">4</text:span></text:p>
          </table:table-cell>
          <table:table-cell table:number-columns-repeated="3" table:style-name="ce30"/>
          <table:table-cell table:style-name="ce28"/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.34300000000000003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7.0000000000000007E-2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364.17" table:style-name="ce30">
            <text:p>364</text:p>
          </table:table-cell>
          <table:table-cell office:value-type="float" office:value="447.99683805668019" table:style-name="ce30">
            <text:p>448</text:p>
          </table:table-cell>
          <table:table-cell office:value-type="float" office:value="517.03122963500107" table:style-name="ce30">
            <text:p>517</text:p>
          </table:table-cell>
          <table:table-cell office:value-type="float" office:value="430.43370999999996" table:style-name="ce30">
            <text:p>430</text:p>
          </table:table-cell>
          <table:table-cell office:value-type="float" office:value="443.02110000000005" table:style-name="ce30">
            <text:p>443</text:p>
          </table:table-cell>
          <table:table-cell office:value-type="float" office:value="417.99400000000003" table:style-name="ce30">
            <text:p>418</text:p>
          </table:table-cell>
          <table:table-cell office:value-type="float" office:value="422.87599999999998" table:style-name="ce30">
            <text:p>423</text:p>
          </table:table-cell>
          <table:table-cell office:value-type="float" office:value="331.57400000000001" table:style-name="ce30">
            <text:p>332</text:p>
          </table:table-cell>
          <table:table-cell office:value-type="float" office:value="266.31700000000001" table:style-name="ce30">
            <text:p>266</text:p>
          </table:table-cell>
          <table:table-cell office:value-type="float" office:value="196.732" table:style-name="ce30">
            <text:p>197</text:p>
          </table:table-cell>
          <table:table-cell office:value-type="float" office:value="205.84299999999999" table:style-name="ce30">
            <text:p>206</text:p>
          </table:table-cell>
          <table:table-cell office:value-type="float" office:value="200.32300000000001" table:style-name="ce30">
            <text:p>200</text:p>
          </table:table-cell>
          <table:table-cell office:value-type="float" office:value="199.67099999999999" table:style-name="ce30">
            <text:p>20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text:s/><text:span text:style-name="T4">5</text:span></text:p>
          </table:table-cell>
          <table:table-cell office:value-type="float" office:value="702.12" table:style-name="ce30">
            <text:p>702</text:p>
          </table:table-cell>
          <table:table-cell office:value-type="float" office:value="824.18866567083558" table:style-name="ce30">
            <text:p>824</text:p>
          </table:table-cell>
          <table:table-cell office:value-type="float" office:value="781.84227404768239" table:style-name="ce30">
            <text:p>782</text:p>
          </table:table-cell>
          <table:table-cell office:value-type="float" office:value="-101.29189000000007" table:style-name="ce30">
            <text:p>-101</text:p>
          </table:table-cell>
          <table:table-cell office:value-type="float" office:value="585.04869677065869" table:style-name="ce30">
            <text:p>585</text:p>
          </table:table-cell>
          <table:table-cell office:value-type="float" office:value="385.34399999999999" table:style-name="ce30">
            <text:p>385</text:p>
          </table:table-cell>
          <table:table-cell office:value-type="float" office:value="278.57900000000001" table:style-name="ce30">
            <text:p>279</text:p>
          </table:table-cell>
          <table:table-cell office:value-type="float" office:value="462.79199999999997" table:style-name="ce30">
            <text:p>463</text:p>
          </table:table-cell>
          <table:table-cell office:value-type="float" office:value="562.274" table:style-name="ce30">
            <text:p>562</text:p>
          </table:table-cell>
          <table:table-cell office:value-type="float" office:value="103.28400000000001" table:style-name="ce30">
            <text:p>103</text:p>
          </table:table-cell>
          <table:table-cell office:value-type="float" office:value="2783.0569999999998" table:style-name="ce30">
            <text:p>2,783</text:p>
          </table:table-cell>
          <table:table-cell office:value-type="float" office:value="3185.2979999999998" table:style-name="ce30">
            <text:p>3,185</text:p>
          </table:table-cell>
          <table:table-cell office:value-type="float" office:value="3705.2829999999999" table:style-name="ce30">
            <text:p>3,705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257.77" table:style-name="ce30">
            <text:p>258</text:p>
          </table:table-cell>
          <table:table-cell office:value-type="float" office:value="300.94335659392789" table:style-name="ce30">
            <text:p>301</text:p>
          </table:table-cell>
          <table:table-cell office:value-type="float" office:value="308.55997730564491" table:style-name="ce30">
            <text:p>309</text:p>
          </table:table-cell>
          <table:table-cell office:value-type="float" office:value="330.73806999999994" table:style-name="ce30">
            <text:p>331</text:p>
          </table:table-cell>
          <table:table-cell office:value-type="float" office:value="374.88973893613218" table:style-name="ce30">
            <text:p>375</text:p>
          </table:table-cell>
          <table:table-cell office:value-type="float" office:value="301.52600000000001" table:style-name="ce30">
            <text:p>302</text:p>
          </table:table-cell>
          <table:table-cell office:value-type="float" office:value="227.61799999999999" table:style-name="ce30">
            <text:p>228</text:p>
          </table:table-cell>
          <table:table-cell office:value-type="float" office:value="204.45" table:style-name="ce30">
            <text:p>204</text:p>
          </table:table-cell>
          <table:table-cell office:value-type="float" office:value="225.68700000000001" table:style-name="ce30">
            <text:p>226</text:p>
          </table:table-cell>
          <table:table-cell office:value-type="float" office:value="302.39699999999999" table:style-name="ce30">
            <text:p>302</text:p>
          </table:table-cell>
          <table:table-cell office:value-type="float" office:value="328.875" table:style-name="ce30">
            <text:p>329</text:p>
          </table:table-cell>
          <table:table-cell office:value-type="float" office:value="317.35899999999998" table:style-name="ce30">
            <text:p>317</text:p>
          </table:table-cell>
          <table:table-cell office:value-type="float" office:value="343.32499999999999" table:style-name="ce30">
            <text:p>34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Local government expenditure</text:p>
          </table:table-cell>
          <table:table-cell table:number-columns-repeated="2" table:style-name="ce26"/>
          <table:table-cell office:value-type="float" office:value="6779.35" table:style-name="ce28">
            <text:p>6,779</text:p>
          </table:table-cell>
          <table:table-cell office:value-type="float" office:value="6797.0159999999996" table:style-name="ce28">
            <text:p>6,797</text:p>
          </table:table-cell>
          <table:table-cell office:value-type="float" office:value="7130.4269999999997" table:style-name="ce28">
            <text:p>7,130</text:p>
          </table:table-cell>
          <table:table-cell office:value-type="float" office:value="7528.6930000000002" table:style-name="ce28">
            <text:p>7,529</text:p>
          </table:table-cell>
          <table:table-cell office:value-type="float" office:value="8288.5020000000022" table:style-name="ce28">
            <text:p>8,289</text:p>
          </table:table-cell>
          <table:table-cell office:value-type="float" office:value="7869.6989999999996" table:style-name="ce28">
            <text:p>7,870</text:p>
          </table:table-cell>
          <table:table-cell office:value-type="float" office:value="8168.94" table:style-name="ce28">
            <text:p>8,169</text:p>
          </table:table-cell>
          <table:table-cell office:value-type="float" office:value="7571.1679999999997" table:style-name="ce28">
            <text:p>7,571</text:p>
          </table:table-cell>
          <table:table-cell office:value-type="float" office:value="8073.7160000000003" table:style-name="ce28">
            <text:p>8,074</text:p>
          </table:table-cell>
          <table:table-cell office:value-type="float" office:value="8412.3009999999995" table:style-name="ce28">
            <text:p>8,412</text:p>
          </table:table-cell>
          <table:table-cell office:value-type="float" office:value="8246.4390000000003" table:style-name="ce28">
            <text:p>8,246</text:p>
          </table:table-cell>
          <table:table-cell office:value-type="float" office:value="8071.848" table:style-name="ce28">
            <text:p>8,072</text:p>
          </table:table-cell>
          <table:table-cell office:value-type="float" office:value="8815.2070000000003" table:style-name="ce28">
            <text:p>8,815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apital</text:p>
          </table:table-cell>
          <table:table-cell table:style-name="ce26"/>
          <table:table-cell office:value-type="float" office:value="2833.68" table:style-name="ce28">
            <text:p>2,834</text:p>
          </table:table-cell>
          <table:table-cell office:value-type="float" office:value="2696.826" table:style-name="ce28">
            <text:p>2,697</text:p>
          </table:table-cell>
          <table:table-cell office:value-type="float" office:value="2803.1009999999997" table:style-name="ce28">
            <text:p>2,803</text:p>
          </table:table-cell>
          <table:table-cell office:value-type="float" office:value="3246.518" table:style-name="ce28">
            <text:p>3,247</text:p>
          </table:table-cell>
          <table:table-cell office:value-type="float" office:value="3650.4410000000003" table:style-name="ce28">
            <text:p>3,650</text:p>
          </table:table-cell>
          <table:table-cell office:value-type="float" office:value="3762.866" table:style-name="ce28">
            <text:p>3,763</text:p>
          </table:table-cell>
          <table:table-cell office:value-type="float" office:value="4407.0640000000003" table:style-name="ce28">
            <text:p>4,407</text:p>
          </table:table-cell>
          <table:table-cell office:value-type="float" office:value="4361.1289999999999" table:style-name="ce28">
            <text:p>4,361</text:p>
          </table:table-cell>
          <table:table-cell office:value-type="float" office:value="4972.8500000000004" table:style-name="ce28">
            <text:p>4,973</text:p>
          </table:table-cell>
          <table:table-cell office:value-type="float" office:value="5585.3440000000001" table:style-name="ce28">
            <text:p>5,585</text:p>
          </table:table-cell>
          <table:table-cell office:value-type="float" office:value="5625.9709999999995" table:style-name="ce28">
            <text:p>5,626</text:p>
          </table:table-cell>
          <table:table-cell office:value-type="float" office:value="5715.6779999999999" table:style-name="ce28">
            <text:p>5,716</text:p>
          </table:table-cell>
          <table:table-cell office:value-type="float" office:value="6309.0569999999998" table:style-name="ce28">
            <text:p>6,309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2244.48" table:style-name="ce30">
            <text:p>2,244</text:p>
          </table:table-cell>
          <table:table-cell office:value-type="float" office:value="2169.9720000000002" table:style-name="ce30">
            <text:p>2,170</text:p>
          </table:table-cell>
          <table:table-cell office:value-type="float" office:value="2298.9890000000005" table:style-name="ce30">
            <text:p>2,299</text:p>
          </table:table-cell>
          <table:table-cell office:value-type="float" office:value="2673.15" table:style-name="ce30">
            <text:p>2,673</text:p>
          </table:table-cell>
          <table:table-cell office:value-type="float" office:value="2607.107" table:style-name="ce30">
            <text:p>2,607</text:p>
          </table:table-cell>
          <table:table-cell office:value-type="float" office:value="2803.4490000000001" table:style-name="ce30">
            <text:p>2,803</text:p>
          </table:table-cell>
          <table:table-cell office:value-type="float" office:value="2480.5210000000002" table:style-name="ce30">
            <text:p>2,481</text:p>
          </table:table-cell>
          <table:table-cell office:value-type="float" office:value="2237.3809999999999" table:style-name="ce30">
            <text:p>2,237</text:p>
          </table:table-cell>
          <table:table-cell office:value-type="float" office:value="2682.4259999999999" table:style-name="ce30">
            <text:p>2,682</text:p>
          </table:table-cell>
          <table:table-cell office:value-type="float" office:value="3326.73" table:style-name="ce30">
            <text:p>3,327</text:p>
          </table:table-cell>
          <table:table-cell office:value-type="float" office:value="3451.2249999999999" table:style-name="ce30">
            <text:p>3,451</text:p>
          </table:table-cell>
          <table:table-cell office:value-type="float" office:value="3615.6849999999999" table:style-name="ce30">
            <text:p>3,616</text:p>
          </table:table-cell>
          <table:table-cell office:value-type="float" office:value="4251.616" table:style-name="ce30">
            <text:p>4,252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580.14" table:style-name="ce30">
            <text:p>580</text:p>
          </table:table-cell>
          <table:table-cell office:value-type="float" office:value="517.55600000000004" table:style-name="ce30">
            <text:p>518</text:p>
          </table:table-cell>
          <table:table-cell office:value-type="float" office:value="471.13200000000006" table:style-name="ce30">
            <text:p>471</text:p>
          </table:table-cell>
          <table:table-cell office:value-type="float" office:value="508.04" table:style-name="ce30">
            <text:p>508</text:p>
          </table:table-cell>
          <table:table-cell office:value-type="float" office:value="1013.4379999999999" table:style-name="ce30">
            <text:p>1,013</text:p>
          </table:table-cell>
          <table:table-cell office:value-type="float" office:value="937.94899999999996" table:style-name="ce30">
            <text:p>938</text:p>
          </table:table-cell>
          <table:table-cell office:value-type="float" office:value="213.851" table:style-name="ce30">
            <text:p>214</text:p>
          </table:table-cell>
          <table:table-cell office:value-type="float" office:value="288.53399999999999" table:style-name="ce30">
            <text:p>289</text:p>
          </table:table-cell>
          <table:table-cell office:value-type="float" office:value="193.095" table:style-name="ce30">
            <text:p>193</text:p>
          </table:table-cell>
          <table:table-cell office:value-type="float" office:value="216.035" table:style-name="ce30">
            <text:p>216</text:p>
          </table:table-cell>
          <table:table-cell office:value-type="float" office:value="221.464" table:style-name="ce30">
            <text:p>221</text:p>
          </table:table-cell>
          <table:table-cell office:value-type="float" office:value="219.43899999999999" table:style-name="ce30">
            <text:p>219</text:p>
          </table:table-cell>
          <table:table-cell office:value-type="float" office:value="117.91200000000001" table:style-name="ce30">
            <text:p>118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text:s/><text:span text:style-name="T4">5</text:span>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692.9090000000001" table:style-name="ce30">
            <text:p>1,693</text:p>
          </table:table-cell>
          <table:table-cell office:value-type="float" office:value="1818.279" table:style-name="ce30">
            <text:p>1,818</text:p>
          </table:table-cell>
          <table:table-cell office:value-type="float" office:value="2080.2130000000002" table:style-name="ce30">
            <text:p>2,080</text:p>
          </table:table-cell>
          <table:table-cell office:value-type="float" office:value="2023.2860000000001" table:style-name="ce30">
            <text:p>2,023</text:p>
          </table:table-cell>
          <table:table-cell office:value-type="float" office:value="1931.0119999999999" table:style-name="ce30">
            <text:p>1,931</text:p>
          </table:table-cell>
          <table:table-cell office:value-type="float" office:value="1945.865" table:style-name="ce30">
            <text:p>1,946</text:p>
          </table:table-cell>
          <table:table-cell office:value-type="float" office:value="1921.268" table:style-name="ce30">
            <text:p>1,921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9.06" table:style-name="ce30">
            <text:p>9</text:p>
          </table:table-cell>
          <table:table-cell office:value-type="float" office:value="9.298" table:style-name="ce30">
            <text:p>9</text:p>
          </table:table-cell>
          <table:table-cell office:value-type="float" office:value="32.979999999999997" table:style-name="ce30">
            <text:p>33</text:p>
          </table:table-cell>
          <table:table-cell office:value-type="float" office:value="65.328000000000003" table:style-name="ce30">
            <text:p>65</text:p>
          </table:table-cell>
          <table:table-cell office:value-type="float" office:value="29.896000000000001" table:style-name="ce30">
            <text:p>30</text:p>
          </table:table-cell>
          <table:table-cell office:value-type="float" office:value="21.468" table:style-name="ce30">
            <text:p>21</text:p>
          </table:table-cell>
          <table:table-cell office:value-type="float" office:value="19.783000000000001" table:style-name="ce30">
            <text:p>20</text:p>
          </table:table-cell>
          <table:table-cell office:value-type="float" office:value="16.934999999999999" table:style-name="ce30">
            <text:p>17</text:p>
          </table:table-cell>
          <table:table-cell office:value-type="float" office:value="17.116" table:style-name="ce30">
            <text:p>17</text:p>
          </table:table-cell>
          <table:table-cell office:value-type="float" office:value="19.292999999999999" table:style-name="ce30">
            <text:p>19</text:p>
          </table:table-cell>
          <table:table-cell office:value-type="float" office:value="22.27" table:style-name="ce30">
            <text:p>22</text:p>
          </table:table-cell>
          <table:table-cell office:value-type="float" office:value="-65.311000000000007" table:style-name="ce30">
            <text:p>-65</text:p>
          </table:table-cell>
          <table:table-cell office:value-type="float" office:value="18.260999999999999" table:style-name="ce30">
            <text:p>18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<text:s/>Current / resource</text:p>
          </table:table-cell>
          <table:table-cell table:style-name="ce26"/>
          <table:table-cell office:value-type="float" office:value="3945.67" table:style-name="ce28">
            <text:p>3,946</text:p>
          </table:table-cell>
          <table:table-cell office:value-type="float" office:value="4100.1899999999996" table:style-name="ce28">
            <text:p>4,100</text:p>
          </table:table-cell>
          <table:table-cell office:value-type="float" office:value="4327.326" table:style-name="ce28">
            <text:p>4,327</text:p>
          </table:table-cell>
          <table:table-cell office:value-type="float" office:value="4282.1750000000002" table:style-name="ce28">
            <text:p>4,282</text:p>
          </table:table-cell>
          <table:table-cell office:value-type="float" office:value="4638.0609999999997" table:style-name="ce28">
            <text:p>4,638</text:p>
          </table:table-cell>
          <table:table-cell office:value-type="float" office:value="4106.8329999999996" table:style-name="ce28">
            <text:p>4,107</text:p>
          </table:table-cell>
          <table:table-cell office:value-type="float" office:value="3761.8760000000002" table:style-name="ce28">
            <text:p>3,762</text:p>
          </table:table-cell>
          <table:table-cell office:value-type="float" office:value="3210.0390000000002" table:style-name="ce28">
            <text:p>3,210</text:p>
          </table:table-cell>
          <table:table-cell office:value-type="float" office:value="3100.866" table:style-name="ce28">
            <text:p>3,101</text:p>
          </table:table-cell>
          <table:table-cell office:value-type="float" office:value="2826.9569999999999" table:style-name="ce28">
            <text:p>2,827</text:p>
          </table:table-cell>
          <table:table-cell office:value-type="float" office:value="2620.4679999999998" table:style-name="ce28">
            <text:p>2,620</text:p>
          </table:table-cell>
          <table:table-cell office:value-type="float" office:value="2356.17" table:style-name="ce28">
            <text:p>2,356</text:p>
          </table:table-cell>
          <table:table-cell office:value-type="float" office:value="2506.15" table:style-name="ce28">
            <text:p>2,506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National roads</text:p>
          </table:table-cell>
          <table:table-cell office:value-type="float" office:value="39.72" table:style-name="ce30">
            <text:p>40</text:p>
          </table:table-cell>
          <table:table-cell office:value-type="float" office:value="40.485999999999997" table:style-name="ce30">
            <text:p>4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1556.03" table:style-name="ce30">
            <text:p>1,556</text:p>
          </table:table-cell>
          <table:table-cell office:value-type="float" office:value="1551.0920000000001" table:style-name="ce30">
            <text:p>1,551</text:p>
          </table:table-cell>
          <table:table-cell office:value-type="float" office:value="1572.4" table:style-name="ce30">
            <text:p>1,572</text:p>
          </table:table-cell>
          <table:table-cell office:value-type="float" office:value="1546.2160000000001" table:style-name="ce30">
            <text:p>1,546</text:p>
          </table:table-cell>
          <table:table-cell office:value-type="float" office:value="1758.6290000000001" table:style-name="ce30">
            <text:p>1,759</text:p>
          </table:table-cell>
          <table:table-cell office:value-type="float" office:value="1395.8889999999999" table:style-name="ce30">
            <text:p>1,396</text:p>
          </table:table-cell>
          <table:table-cell office:value-type="float" office:value="1162.6410000000001" table:style-name="ce30">
            <text:p>1,163</text:p>
          </table:table-cell>
          <table:table-cell office:value-type="float" office:value="1056.23" table:style-name="ce30">
            <text:p>1,056</text:p>
          </table:table-cell>
          <table:table-cell office:value-type="float" office:value="992.86900000000003" table:style-name="ce30">
            <text:p>993</text:p>
          </table:table-cell>
          <table:table-cell office:value-type="float" office:value="692.84900000000005" table:style-name="ce30">
            <text:p>693</text:p>
          </table:table-cell>
          <table:table-cell office:value-type="float" office:value="562.11900000000003" table:style-name="ce30">
            <text:p>562</text:p>
          </table:table-cell>
          <table:table-cell office:value-type="float" office:value="405.02499999999998" table:style-name="ce30">
            <text:p>405</text:p>
          </table:table-cell>
          <table:table-cell office:value-type="float" office:value="451.20699999999999" table:style-name="ce30">
            <text:p>451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1403.12" table:style-name="ce30">
            <text:p>1,403</text:p>
          </table:table-cell>
          <table:table-cell office:value-type="float" office:value="1534.355" table:style-name="ce30">
            <text:p>1,534</text:p>
          </table:table-cell>
          <table:table-cell office:value-type="float" office:value="1697.951" table:style-name="ce30">
            <text:p>1,698</text:p>
          </table:table-cell>
          <table:table-cell office:value-type="float" office:value="2156.6030000000001" table:style-name="ce30">
            <text:p>2,157</text:p>
          </table:table-cell>
          <table:table-cell office:value-type="float" office:value="1992.4320000000002" table:style-name="ce30">
            <text:p>1,992</text:p>
          </table:table-cell>
          <table:table-cell office:value-type="float" office:value="1784.0029999999999" table:style-name="ce30">
            <text:p>1,784</text:p>
          </table:table-cell>
          <table:table-cell office:value-type="float" office:value="1814.319" table:style-name="ce30">
            <text:p>1,814</text:p>
          </table:table-cell>
          <table:table-cell office:value-type="float" office:value="1590.9870000000001" table:style-name="ce30">
            <text:p>1,591</text:p>
          </table:table-cell>
          <table:table-cell office:value-type="float" office:value="1549.0650000000001" table:style-name="ce30">
            <text:p>1,549</text:p>
          </table:table-cell>
          <table:table-cell office:value-type="float" office:value="1727.239" table:style-name="ce30">
            <text:p>1,727</text:p>
          </table:table-cell>
          <table:table-cell office:value-type="float" office:value="1625.31" table:style-name="ce30">
            <text:p>1,625</text:p>
          </table:table-cell>
          <table:table-cell office:value-type="float" office:value="1693.0170000000001" table:style-name="ce30">
            <text:p>1,693</text:p>
          </table:table-cell>
          <table:table-cell office:value-type="float" office:value="1804.731" table:style-name="ce30">
            <text:p>1,805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text:s/><text:span text:style-name="T4">5</text:span></text:p>
          </table:table-cell>
          <table:table-cell office:value-type="float" office:value="946.8" table:style-name="ce30">
            <text:p>947</text:p>
          </table:table-cell>
          <table:table-cell office:value-type="float" office:value="974.25699999999995" table:style-name="ce30">
            <text:p>974</text:p>
          </table:table-cell>
          <table:table-cell office:value-type="float" office:value="1007.6569999999999" table:style-name="ce30">
            <text:p>1,008</text:p>
          </table:table-cell>
          <table:table-cell office:value-type="float" office:value="480.541" table:style-name="ce30">
            <text:p>481</text:p>
          </table:table-cell>
          <table:table-cell office:value-type="float" office:value="768.96900000000016" table:style-name="ce30">
            <text:p>769</text:p>
          </table:table-cell>
          <table:table-cell office:value-type="float" office:value="811.64099999999996" table:style-name="ce30">
            <text:p>812</text:p>
          </table:table-cell>
          <table:table-cell office:value-type="float" office:value="689.27599999999995" table:style-name="ce30">
            <text:p>689</text:p>
          </table:table-cell>
          <table:table-cell office:value-type="float" office:value="474.68400000000003" table:style-name="ce30">
            <text:p>475</text:p>
          </table:table-cell>
          <table:table-cell office:value-type="float" office:value="470.15899999999999" table:style-name="ce30">
            <text:p>470</text:p>
          </table:table-cell>
          <table:table-cell office:value-type="float" office:value="319.52699999999999" table:style-name="ce30">
            <text:p>320</text:p>
          </table:table-cell>
          <table:table-cell office:value-type="float" office:value="347.53100000000001" table:style-name="ce30">
            <text:p>348</text:p>
          </table:table-cell>
          <table:table-cell office:value-type="float" office:value="188.9" table:style-name="ce30">
            <text:p>189</text:p>
          </table:table-cell>
          <table:table-cell office:value-type="float" office:value="198.25" table:style-name="ce30">
            <text:p>198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49.317999999999998" table:style-name="ce32">
            <text:p>49</text:p>
          </table:table-cell>
          <table:table-cell office:value-type="float" office:value="98.814999999999998" table:style-name="ce30">
            <text:p>99</text:p>
          </table:table-cell>
          <table:table-cell office:value-type="float" office:value="118.03100000000001" table:style-name="ce30">
            <text:p>118</text:p>
          </table:table-cell>
          <table:table-cell office:value-type="float" office:value="115.3" table:style-name="ce30">
            <text:p>115</text:p>
          </table:table-cell>
          <table:table-cell office:value-type="float" office:value="95.64" table:style-name="ce30">
            <text:p>96</text:p>
          </table:table-cell>
          <table:table-cell office:value-type="float" office:value="88.138000000000005" table:style-name="ce30">
            <text:p>88</text:p>
          </table:table-cell>
          <table:table-cell office:value-type="float" office:value="88.772999999999996" table:style-name="ce30">
            <text:p>89</text:p>
          </table:table-cell>
          <table:table-cell office:value-type="float" office:value="87.341999999999999" table:style-name="ce30">
            <text:p>87</text:p>
          </table:table-cell>
          <table:table-cell office:value-type="float" office:value="85.507999999999996" table:style-name="ce30">
            <text:p>86</text:p>
          </table:table-cell>
          <table:table-cell office:value-type="float" office:value="69.227999999999994" table:style-name="ce30">
            <text:p>69</text:p>
          </table:table-cell>
          <table:table-cell office:value-type="float" office:value="51.962000000000003" table:style-name="ce30">
            <text:p>52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<text:s/>Public Corporation expenditure</text:p>
          </table:table-cell>
          <table:table-cell table:number-columns-repeated="2" table:style-name="ce26"/>
          <table:table-cell office:value-type="float" office:value="1602.64" table:style-name="ce28">
            <text:p>1,603</text:p>
          </table:table-cell>
          <table:table-cell office:value-type="float" office:value="1604.299557813039" table:style-name="ce28">
            <text:p>1,604</text:p>
          </table:table-cell>
          <table:table-cell office:value-type="float" office:value="1495.1520673763268" table:style-name="ce28">
            <text:p>1,495</text:p>
          </table:table-cell>
          <table:table-cell office:value-type="float" office:value="1509.4526599999999" table:style-name="ce28">
            <text:p>1,509</text:p>
          </table:table-cell>
          <table:table-cell office:value-type="float" office:value="1427.5037717980358" table:style-name="ce28">
            <text:p>1,428</text:p>
          </table:table-cell>
          <table:table-cell office:value-type="float" office:value="1441.742" table:style-name="ce28">
            <text:p>1,442</text:p>
          </table:table-cell>
          <table:table-cell office:value-type="float" office:value="894.98299999999995" table:style-name="ce28">
            <text:p>895</text:p>
          </table:table-cell>
          <table:table-cell office:value-type="float" office:value="1191.2919999999999" table:style-name="ce28">
            <text:p>1,191</text:p>
          </table:table-cell>
          <table:table-cell office:value-type="float" office:value="1145.4639999999999" table:style-name="ce28">
            <text:p>1,145</text:p>
          </table:table-cell>
          <table:table-cell office:value-type="float" office:value="1352.393" table:style-name="ce28">
            <text:p>1,352</text:p>
          </table:table-cell>
          <table:table-cell office:value-type="float" office:value="1320.557" table:style-name="ce28">
            <text:p>1,321</text:p>
          </table:table-cell>
          <table:table-cell office:value-type="float" office:value="1232.5419999999999" table:style-name="ce28">
            <text:p>1,233</text:p>
          </table:table-cell>
          <table:table-cell office:value-type="float" office:value="1783.635" table:style-name="ce28">
            <text:p>1,784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National roads</text:p>
          </table:table-cell>
          <table:table-cell office:value-type="float" office:value="14.77" table:style-name="ce30">
            <text:p>15</text:p>
          </table:table-cell>
          <table:table-cell office:value-type="float" office:value="21.542402066293587" table:style-name="ce30">
            <text:p>22</text:p>
          </table:table-cell>
          <table:table-cell office:value-type="float" office:value="22.389151958674127" table:style-name="ce30">
            <text:p>22</text:p>
          </table:table-cell>
          <table:table-cell office:value-type="float" office:value="15.659660000000001" table:style-name="ce30">
            <text:p>16</text:p>
          </table:table-cell>
          <table:table-cell office:value-type="float" office:value="8.6321817980356279" table:style-name="ce30">
            <text:p>9</text:p>
          </table:table-cell>
          <table:table-cell office:value-type="float" office:value="13.506" table:style-name="ce30">
            <text:p>14</text:p>
          </table:table-cell>
          <table:table-cell office:value-type="float" office:value="7.0119999999999996" table:style-name="ce30">
            <text:p>7</text:p>
          </table:table-cell>
          <table:table-cell office:value-type="float" office:value="6.343" table:style-name="ce30">
            <text:p>6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Railways</text:p>
          </table:table-cell>
          <table:table-cell office:value-type="float" office:value="1587.87" table:style-name="ce30">
            <text:p>1,588</text:p>
          </table:table-cell>
          <table:table-cell office:value-type="float" office:value="1582.7571557467454" table:style-name="ce30">
            <text:p>1,583</text:p>
          </table:table-cell>
          <table:table-cell office:value-type="float" office:value="1472.7629154176527" table:style-name="ce30">
            <text:p>1,473</text:p>
          </table:table-cell>
          <table:table-cell office:value-type="float" office:value="1493.7929999999999" table:style-name="ce30">
            <text:p>1,494</text:p>
          </table:table-cell>
          <table:table-cell office:value-type="float" office:value="1418.5450000000001" table:style-name="ce30">
            <text:p>1,419</text:p>
          </table:table-cell>
          <table:table-cell office:value-type="float" office:value="1427.9079999999999" table:style-name="ce30">
            <text:p>1,428</text:p>
          </table:table-cell>
          <table:table-cell office:value-type="float" office:value="887.64400000000001" table:style-name="ce30">
            <text:p>888</text:p>
          </table:table-cell>
          <table:table-cell office:value-type="float" office:value="1184.462" table:style-name="ce30">
            <text:p>1,184</text:p>
          </table:table-cell>
          <table:table-cell office:value-type="float" office:value="1145.136" table:style-name="ce30">
            <text:p>1,145</text:p>
          </table:table-cell>
          <table:table-cell office:value-type="float" office:value="1352.0650000000001" table:style-name="ce30">
            <text:p>1,352</text:p>
          </table:table-cell>
          <table:table-cell office:value-type="float" office:value="1320.229" table:style-name="ce30">
            <text:p>1,320</text:p>
          </table:table-cell>
          <table:table-cell office:value-type="float" office:value="1232.2139999999999" table:style-name="ce30">
            <text:p>1,232</text:p>
          </table:table-cell>
          <table:table-cell office:value-type="float" office:value="1782.777" table:style-name="ce30">
            <text:p>1,78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Other transport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.32658999999999999" table:style-name="ce30">
            <text:p>0</text:p>
          </table:table-cell>
          <table:table-cell office:value-type="float" office:value="0.32800000000000001" table:style-name="ce30">
            <text:p>0</text:p>
          </table:table-cell>
          <table:table-cell office:value-type="float" office:value="0.32700000000000001" table:style-name="ce30">
            <text:p>0</text:p>
          </table:table-cell>
          <table:table-cell office:value-type="float" office:value="0.48699999999999999" table:style-name="ce30">
            <text:p>0</text:p>
          </table:table-cell>
          <table:table-cell office:value-type="float" office:value="0.32800000000000001" table:style-name="ce30">
            <text:p>0</text:p>
          </table:table-cell>
          <table:table-cell office:value-type="float" office:value="0.32800000000000001" table:style-name="ce30">
            <text:p>0</text:p>
          </table:table-cell>
          <table:table-cell office:value-type="float" office:value="0.32800000000000001" table:style-name="ce30">
            <text:p>0</text:p>
          </table:table-cell>
          <table:table-cell office:value-type="float" office:value="0.32800000000000001" table:style-name="ce30">
            <text:p>0</text:p>
          </table:table-cell>
          <table:table-cell office:value-type="float" office:value="0.85799999999999998" table:style-name="ce30">
            <text:p>1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0">
          <table:table-cell office:value-type="string" table:style-name="ce26">
            <text:p>Scotland</text:p>
          </table:table-cell>
          <table:table-cell table:style-name="ce27"/>
          <table:table-cell table:number-columns-repeated="2" table:style-name="ce26"/>
          <table:table-cell office:value-type="float" office:value="1826.73" table:style-name="ce28">
            <text:p>1,827</text:p>
          </table:table-cell>
          <table:table-cell office:value-type="float" office:value="2705.9252128756807" table:style-name="ce28">
            <text:p>2,706</text:p>
          </table:table-cell>
          <table:table-cell office:value-type="float" office:value="2837.8951990472951" table:style-name="ce28">
            <text:p>2,838</text:p>
          </table:table-cell>
          <table:table-cell office:value-type="float" office:value="2731.5440800000001" table:style-name="ce28">
            <text:p>2,732</text:p>
          </table:table-cell>
          <table:table-cell office:value-type="float" office:value="2939.3996754902469" table:style-name="ce28">
            <text:p>2,939</text:p>
          </table:table-cell>
          <table:table-cell office:value-type="float" office:value="2742.364" table:style-name="ce28">
            <text:p>2,742</text:p>
          </table:table-cell>
          <table:table-cell office:value-type="float" office:value="2708.9360000000001" table:style-name="ce28">
            <text:p>2,709</text:p>
          </table:table-cell>
          <table:table-cell office:value-type="float" office:value="2950.5149999999999" table:style-name="ce28">
            <text:p>2,951</text:p>
          </table:table-cell>
          <table:table-cell office:value-type="float" office:value="2893.2890000000002" table:style-name="ce28">
            <text:p>2,893</text:p>
          </table:table-cell>
          <table:table-cell office:value-type="float" office:value="2779.4549999999999" table:style-name="ce28">
            <text:p>2,779</text:p>
          </table:table-cell>
          <table:table-cell office:value-type="float" office:value="3095.674" table:style-name="ce28">
            <text:p>3,096</text:p>
          </table:table-cell>
          <table:table-cell office:value-type="float" office:value="3329.6379999999999" table:style-name="ce28">
            <text:p>3,330</text:p>
          </table:table-cell>
          <table:table-cell office:value-type="float" office:value="3618.1970000000001" table:style-name="ce28">
            <text:p>3,618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Central government expenditure<text:s/><text:span text:style-name="T5">2</text:span></text:p>
          </table:table-cell>
          <table:table-cell table:number-columns-repeated="2" table:style-name="ce26"/>
          <table:table-cell office:value-type="float" office:value="970.61" table:style-name="ce28">
            <text:p>971</text:p>
          </table:table-cell>
          <table:table-cell office:value-type="float" office:value="1753.1785305501744" table:style-name="ce28">
            <text:p>1,753</text:p>
          </table:table-cell>
          <table:table-cell office:value-type="float" office:value="1858.2311286268346" table:style-name="ce28">
            <text:p>1,858</text:p>
          </table:table-cell>
          <table:table-cell office:value-type="float" office:value="1787.8745799999999" table:style-name="ce28">
            <text:p>1,788</text:p>
          </table:table-cell>
          <table:table-cell office:value-type="float" office:value="1948.0409581077856" table:style-name="ce28">
            <text:p>1,948</text:p>
          </table:table-cell>
          <table:table-cell office:value-type="float" office:value="1798.7270000000001" table:style-name="ce28">
            <text:p>1,799</text:p>
          </table:table-cell>
          <table:table-cell office:value-type="float" office:value="1746.348" table:style-name="ce28">
            <text:p>1,746</text:p>
          </table:table-cell>
          <table:table-cell office:value-type="float" office:value="1922.806" table:style-name="ce28">
            <text:p>1,923</text:p>
          </table:table-cell>
          <table:table-cell office:value-type="float" office:value="1953.654" table:style-name="ce28">
            <text:p>1,954</text:p>
          </table:table-cell>
          <table:table-cell office:value-type="float" office:value="1911.6790000000001" table:style-name="ce28">
            <text:p>1,912</text:p>
          </table:table-cell>
          <table:table-cell office:value-type="float" office:value="2228.125" table:style-name="ce28">
            <text:p>2,228</text:p>
          </table:table-cell>
          <table:table-cell office:value-type="float" office:value="2444.886" table:style-name="ce28">
            <text:p>2,445</text:p>
          </table:table-cell>
          <table:table-cell office:value-type="float" office:value="2729.9450000000002" table:style-name="ce28">
            <text:p>2,730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apital</text:p>
          </table:table-cell>
          <table:table-cell table:style-name="ce26"/>
          <table:table-cell office:value-type="float" office:value="504.85" table:style-name="ce28">
            <text:p>505</text:p>
          </table:table-cell>
          <table:table-cell office:value-type="float" office:value="763.26860094037238" table:style-name="ce28">
            <text:p>763</text:p>
          </table:table-cell>
          <table:table-cell office:value-type="float" office:value="803.03700240926457" table:style-name="ce28">
            <text:p>803</text:p>
          </table:table-cell>
          <table:table-cell office:value-type="float" office:value="768.89176999999995" table:style-name="ce28">
            <text:p>769</text:p>
          </table:table-cell>
          <table:table-cell office:value-type="float" office:value="948.03582947776135" table:style-name="ce28">
            <text:p>948</text:p>
          </table:table-cell>
          <table:table-cell office:value-type="float" office:value="763.13599999999997" table:style-name="ce28">
            <text:p>763</text:p>
          </table:table-cell>
          <table:table-cell office:value-type="float" office:value="765.64800000000002" table:style-name="ce28">
            <text:p>766</text:p>
          </table:table-cell>
          <table:table-cell office:value-type="float" office:value="888.85799999999995" table:style-name="ce28">
            <text:p>889</text:p>
          </table:table-cell>
          <table:table-cell office:value-type="float" office:value="865.59500000000003" table:style-name="ce28">
            <text:p>866</text:p>
          </table:table-cell>
          <table:table-cell office:value-type="float" office:value="1035.7449999999999" table:style-name="ce28">
            <text:p>1,036</text:p>
          </table:table-cell>
          <table:table-cell office:value-type="float" office:value="1037.415" table:style-name="ce28">
            <text:p>1,037</text:p>
          </table:table-cell>
          <table:table-cell office:value-type="float" office:value="1236.4670000000001" table:style-name="ce28">
            <text:p>1,236</text:p>
          </table:table-cell>
          <table:table-cell office:value-type="float" office:value="1509.64" table:style-name="ce28">
            <text:p>1,510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National roads</text:p>
          </table:table-cell>
          <table:table-cell office:value-type="float" office:value="209.38" table:style-name="ce30">
            <text:p>209</text:p>
          </table:table-cell>
          <table:table-cell office:value-type="float" office:value="265.94054941976793" table:style-name="ce30">
            <text:p>266</text:p>
          </table:table-cell>
          <table:table-cell office:value-type="float" office:value="205.24889515806322" table:style-name="ce30">
            <text:p>205</text:p>
          </table:table-cell>
          <table:table-cell office:value-type="float" office:value="271.73996999999997" table:style-name="ce30">
            <text:p>272</text:p>
          </table:table-cell>
          <table:table-cell office:value-type="float" office:value="421.76962200876216" table:style-name="ce30">
            <text:p>422</text:p>
          </table:table-cell>
          <table:table-cell office:value-type="float" office:value="321.32" table:style-name="ce30">
            <text:p>321</text:p>
          </table:table-cell>
          <table:table-cell office:value-type="float" office:value="302.73700000000002" table:style-name="ce30">
            <text:p>303</text:p>
          </table:table-cell>
          <table:table-cell office:value-type="float" office:value="445.75599999999997" table:style-name="ce30">
            <text:p>446</text:p>
          </table:table-cell>
          <table:table-cell office:value-type="float" office:value="399.82499999999999" table:style-name="ce30">
            <text:p>400</text:p>
          </table:table-cell>
          <table:table-cell office:value-type="float" office:value="439.28199999999998" table:style-name="ce30">
            <text:p>439</text:p>
          </table:table-cell>
          <table:table-cell office:value-type="float" office:value="506.92" table:style-name="ce30">
            <text:p>507</text:p>
          </table:table-cell>
          <table:table-cell office:value-type="float" office:value="569.15300000000002" table:style-name="ce30">
            <text:p>569</text:p>
          </table:table-cell>
          <table:table-cell office:value-type="float" office:value="632.005" table:style-name="ce30">
            <text:p>632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/text:p>
          </table:table-cell>
          <table:table-cell office:value-type="float" office:value="290.44" table:style-name="ce30">
            <text:p>290</text:p>
          </table:table-cell>
          <table:table-cell office:value-type="float" office:value="496.53403012282314" table:style-name="ce30">
            <text:p>497</text:p>
          </table:table-cell>
          <table:table-cell office:value-type="float" office:value="583.42066270579676" table:style-name="ce30">
            <text:p>583</text:p>
          </table:table-cell>
          <table:table-cell office:value-type="float" office:value="491.98285999999996" table:style-name="ce30">
            <text:p>492</text:p>
          </table:table-cell>
          <table:table-cell office:value-type="float" office:value="518.39308893779787" table:style-name="ce30">
            <text:p>518</text:p>
          </table:table-cell>
          <table:table-cell office:value-type="float" office:value="434.81599999999997" table:style-name="ce30">
            <text:p>435</text:p>
          </table:table-cell>
          <table:table-cell office:value-type="float" office:value="452.363" table:style-name="ce30">
            <text:p>452</text:p>
          </table:table-cell>
          <table:table-cell office:value-type="float" office:value="433.03" table:style-name="ce30">
            <text:p>433</text:p>
          </table:table-cell>
          <table:table-cell office:value-type="float" office:value="442.28199999999998" table:style-name="ce30">
            <text:p>442</text:p>
          </table:table-cell>
          <table:table-cell office:value-type="float" office:value="575.02300000000002" table:style-name="ce30">
            <text:p>575</text:p>
          </table:table-cell>
          <table:table-cell office:value-type="float" office:value="501.77800000000002" table:style-name="ce30">
            <text:p>502</text:p>
          </table:table-cell>
          <table:table-cell office:value-type="float" office:value="652.50800000000004" table:style-name="ce30">
            <text:p>653</text:p>
          </table:table-cell>
          <table:table-cell office:value-type="float" office:value="858.77700000000004" table:style-name="ce30">
            <text:p>859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5.03" table:style-name="ce30">
            <text:p>5</text:p>
          </table:table-cell>
          <table:table-cell office:value-type="float" office:value="0.79402139778135394" table:style-name="ce30">
            <text:p>1</text:p>
          </table:table-cell>
          <table:table-cell office:value-type="float" office:value="14.367444545404684" table:style-name="ce30">
            <text:p>14</text:p>
          </table:table-cell>
          <table:table-cell office:value-type="float" office:value="5.1689399999999992" table:style-name="ce30">
            <text:p>5</text:p>
          </table:table-cell>
          <table:table-cell office:value-type="float" office:value="7.8731185312012126" table:style-name="ce30">
            <text:p>8</text:p>
          </table:table-cell>
          <table:table-cell office:value-type="float" office:value="7" table:style-name="ce30">
            <text:p>7</text:p>
          </table:table-cell>
          <table:table-cell office:value-type="float" office:value="10.548" table:style-name="ce30">
            <text:p>11</text:p>
          </table:table-cell>
          <table:table-cell office:value-type="float" office:value="10.071999999999999" table:style-name="ce30">
            <text:p>10</text:p>
          </table:table-cell>
          <table:table-cell office:value-type="float" office:value="23.488" table:style-name="ce30">
            <text:p>23</text:p>
          </table:table-cell>
          <table:table-cell office:value-type="float" office:value="21.44" table:style-name="ce30">
            <text:p>21</text:p>
          </table:table-cell>
          <table:table-cell office:value-type="float" office:value="28.716999999999999" table:style-name="ce30">
            <text:p>29</text:p>
          </table:table-cell>
          <table:table-cell office:value-type="float" office:value="14.805999999999999" table:style-name="ce30">
            <text:p>15</text:p>
          </table:table-cell>
          <table:table-cell office:value-type="float" office:value="18.858000000000001" table:style-name="ce30">
            <text:p>19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urrent / resource</text:p>
          </table:table-cell>
          <table:table-cell table:style-name="ce26"/>
          <table:table-cell office:value-type="float" office:value="465.76" table:style-name="ce28">
            <text:p>466</text:p>
          </table:table-cell>
          <table:table-cell office:value-type="float" office:value="989.90992960980191" table:style-name="ce28">
            <text:p>990</text:p>
          </table:table-cell>
          <table:table-cell office:value-type="float" office:value="1055.1941262175696" table:style-name="ce28">
            <text:p>1,055</text:p>
          </table:table-cell>
          <table:table-cell office:value-type="float" office:value="1018.9828100000001" table:style-name="ce28">
            <text:p>1,019</text:p>
          </table:table-cell>
          <table:table-cell office:value-type="float" office:value="1000.0051286300244" table:style-name="ce28">
            <text:p>1,000</text:p>
          </table:table-cell>
          <table:table-cell office:value-type="float" office:value="1035.5909999999999" table:style-name="ce28">
            <text:p>1,036</text:p>
          </table:table-cell>
          <table:table-cell office:value-type="float" office:value="980.7" table:style-name="ce28">
            <text:p>981</text:p>
          </table:table-cell>
          <table:table-cell office:value-type="float" office:value="1033.9480000000001" table:style-name="ce28">
            <text:p>1,034</text:p>
          </table:table-cell>
          <table:table-cell office:value-type="float" office:value="1088.059" table:style-name="ce28">
            <text:p>1,088</text:p>
          </table:table-cell>
          <table:table-cell office:value-type="float" office:value="875.93399999999997" table:style-name="ce28">
            <text:p>876</text:p>
          </table:table-cell>
          <table:table-cell office:value-type="float" office:value="1190.71" table:style-name="ce28">
            <text:p>1,191</text:p>
          </table:table-cell>
          <table:table-cell office:value-type="float" office:value="1208.4190000000001" table:style-name="ce28">
            <text:p>1,208</text:p>
          </table:table-cell>
          <table:table-cell office:value-type="float" office:value="1220.3050000000001" table:style-name="ce28">
            <text:p>1,220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National roads</text:p>
          </table:table-cell>
          <table:table-cell office:value-type="float" office:value="164.29" table:style-name="ce30">
            <text:p>164</text:p>
          </table:table-cell>
          <table:table-cell office:value-type="float" office:value="199.02168271057806" table:style-name="ce30">
            <text:p>199</text:p>
          </table:table-cell>
          <table:table-cell office:value-type="float" office:value="233.28203031876143" table:style-name="ce30">
            <text:p>233</text:p>
          </table:table-cell>
          <table:table-cell office:value-type="float" office:value="213.11564000000001" table:style-name="ce30">
            <text:p>213</text:p>
          </table:table-cell>
          <table:table-cell office:value-type="float" office:value="172.56424167963399" table:style-name="ce30">
            <text:p>173</text:p>
          </table:table-cell>
          <table:table-cell office:value-type="float" office:value="229.358" table:style-name="ce30">
            <text:p>229</text:p>
          </table:table-cell>
          <table:table-cell office:value-type="float" office:value="149.505" table:style-name="ce30">
            <text:p>150</text:p>
          </table:table-cell>
          <table:table-cell office:value-type="float" office:value="164.53299999999999" table:style-name="ce30">
            <text:p>165</text:p>
          </table:table-cell>
          <table:table-cell office:value-type="float" office:value="169.636" table:style-name="ce30">
            <text:p>170</text:p>
          </table:table-cell>
          <table:table-cell office:value-type="float" office:value="180.61699999999999" table:style-name="ce30">
            <text:p>181</text:p>
          </table:table-cell>
          <table:table-cell office:value-type="float" office:value="201.172" table:style-name="ce30">
            <text:p>201</text:p>
          </table:table-cell>
          <table:table-cell office:value-type="float" office:value="184.702" table:style-name="ce30">
            <text:p>185</text:p>
          </table:table-cell>
          <table:table-cell office:value-type="float" office:value="243.40199999999999" table:style-name="ce30">
            <text:p>24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58.94" table:style-name="ce30">
            <text:p>59</text:p>
          </table:table-cell>
          <table:table-cell office:value-type="float" office:value="223.98405398110663" table:style-name="ce30">
            <text:p>224</text:p>
          </table:table-cell>
          <table:table-cell office:value-type="float" office:value="226.96793110949963" table:style-name="ce30">
            <text:p>227</text:p>
          </table:table-cell>
          <table:table-cell office:value-type="float" office:value="247.2919" table:style-name="ce30">
            <text:p>247</text:p>
          </table:table-cell>
          <table:table-cell office:value-type="float" office:value="256.8365" table:style-name="ce30">
            <text:p>257</text:p>
          </table:table-cell>
          <table:table-cell office:value-type="float" office:value="239.8" table:style-name="ce30">
            <text:p>240</text:p>
          </table:table-cell>
          <table:table-cell office:value-type="float" office:value="245.434" table:style-name="ce30">
            <text:p>245</text:p>
          </table:table-cell>
          <table:table-cell office:value-type="float" office:value="256.33800000000002" table:style-name="ce30">
            <text:p>256</text:p>
          </table:table-cell>
          <table:table-cell office:value-type="float" office:value="243.75299999999999" table:style-name="ce30">
            <text:p>244</text:p>
          </table:table-cell>
          <table:table-cell office:value-type="float" office:value="250.80699999999999" table:style-name="ce30">
            <text:p>251</text:p>
          </table:table-cell>
          <table:table-cell office:value-type="float" office:value="251.048" table:style-name="ce30">
            <text:p>251</text:p>
          </table:table-cell>
          <table:table-cell office:value-type="float" office:value="249.048" table:style-name="ce30">
            <text:p>249</text:p>
          </table:table-cell>
          <table:table-cell office:value-type="float" office:value="251.095" table:style-name="ce30">
            <text:p>251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/text:p>
          </table:table-cell>
          <table:table-cell office:value-type="float" office:value="121.58" table:style-name="ce30">
            <text:p>122</text:p>
          </table:table-cell>
          <table:table-cell office:value-type="float" office:value="456.89244992147894" table:style-name="ce30">
            <text:p>457</text:p>
          </table:table-cell>
          <table:table-cell office:value-type="float" office:value="481.10672724718086" table:style-name="ce30">
            <text:p>481</text:p>
          </table:table-cell>
          <table:table-cell office:value-type="float" office:value="418.92987999999997" table:style-name="ce30">
            <text:p>419</text:p>
          </table:table-cell>
          <table:table-cell office:value-type="float" office:value="431.33697177049072" table:style-name="ce30">
            <text:p>431</text:p>
          </table:table-cell>
          <table:table-cell office:value-type="float" office:value="431.13799999999998" table:style-name="ce30">
            <text:p>431</text:p>
          </table:table-cell>
          <table:table-cell office:value-type="float" office:value="437.62799999999999" table:style-name="ce30">
            <text:p>438</text:p>
          </table:table-cell>
          <table:table-cell office:value-type="float" office:value="473.00299999999999" table:style-name="ce30">
            <text:p>473</text:p>
          </table:table-cell>
          <table:table-cell office:value-type="float" office:value="520.94399999999996" table:style-name="ce30">
            <text:p>521</text:p>
          </table:table-cell>
          <table:table-cell office:value-type="float" office:value="267.67099999999999" table:style-name="ce30">
            <text:p>268</text:p>
          </table:table-cell>
          <table:table-cell office:value-type="float" office:value="537.32299999999998" table:style-name="ce30">
            <text:p>537</text:p>
          </table:table-cell>
          <table:table-cell office:value-type="float" office:value="568.90099999999995" table:style-name="ce30">
            <text:p>569</text:p>
          </table:table-cell>
          <table:table-cell office:value-type="float" office:value="542.77200000000005" table:style-name="ce30">
            <text:p>54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120.94" table:style-name="ce30">
            <text:p>121</text:p>
          </table:table-cell>
          <table:table-cell office:value-type="float" office:value="110.0117429966382" table:style-name="ce30">
            <text:p>110</text:p>
          </table:table-cell>
          <table:table-cell office:value-type="float" office:value="113.83743754212796" table:style-name="ce30">
            <text:p>114</text:p>
          </table:table-cell>
          <table:table-cell office:value-type="float" office:value="139.64538999999999" table:style-name="ce30">
            <text:p>140</text:p>
          </table:table-cell>
          <table:table-cell office:value-type="float" office:value="139.2674151798999" table:style-name="ce30">
            <text:p>139</text:p>
          </table:table-cell>
          <table:table-cell office:value-type="float" office:value="135.29499999999999" table:style-name="ce30">
            <text:p>135</text:p>
          </table:table-cell>
          <table:table-cell office:value-type="float" office:value="148.13300000000001" table:style-name="ce30">
            <text:p>148</text:p>
          </table:table-cell>
          <table:table-cell office:value-type="float" office:value="140.07400000000001" table:style-name="ce30">
            <text:p>140</text:p>
          </table:table-cell>
          <table:table-cell office:value-type="float" office:value="153.726" table:style-name="ce30">
            <text:p>154</text:p>
          </table:table-cell>
          <table:table-cell office:value-type="float" office:value="176.839" table:style-name="ce30">
            <text:p>177</text:p>
          </table:table-cell>
          <table:table-cell office:value-type="float" office:value="201.167" table:style-name="ce30">
            <text:p>201</text:p>
          </table:table-cell>
          <table:table-cell office:value-type="float" office:value="205.768" table:style-name="ce30">
            <text:p>206</text:p>
          </table:table-cell>
          <table:table-cell office:value-type="float" office:value="183.036" table:style-name="ce30">
            <text:p>18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<text:s text:c="2"/>Local government expenditure<text:s/></text:p>
          </table:table-cell>
          <table:table-cell table:number-columns-repeated="2" table:style-name="ce26"/>
          <table:table-cell office:value-type="float" office:value="824.89" table:style-name="ce28">
            <text:p>825</text:p>
          </table:table-cell>
          <table:table-cell office:value-type="float" office:value="911.58600000000001" table:style-name="ce28">
            <text:p>912</text:p>
          </table:table-cell>
          <table:table-cell office:value-type="float" office:value="967.16799999999989" table:style-name="ce28">
            <text:p>967</text:p>
          </table:table-cell>
          <table:table-cell office:value-type="float" office:value="929.98" table:style-name="ce28">
            <text:p>930</text:p>
          </table:table-cell>
          <table:table-cell office:value-type="float" office:value="981.02700000000004" table:style-name="ce28">
            <text:p>981</text:p>
          </table:table-cell>
          <table:table-cell office:value-type="float" office:value="934.12900000000002" table:style-name="ce28">
            <text:p>934</text:p>
          </table:table-cell>
          <table:table-cell office:value-type="float" office:value="954.173" table:style-name="ce28">
            <text:p>954</text:p>
          </table:table-cell>
          <table:table-cell office:value-type="float" office:value="1016.002" table:style-name="ce28">
            <text:p>1,016</text:p>
          </table:table-cell>
          <table:table-cell office:value-type="float" office:value="931.04600000000005" table:style-name="ce28">
            <text:p>931</text:p>
          </table:table-cell>
          <table:table-cell office:value-type="float" office:value="858.52300000000002" table:style-name="ce28">
            <text:p>859</text:p>
          </table:table-cell>
          <table:table-cell office:value-type="float" office:value="858.39700000000005" table:style-name="ce28">
            <text:p>858</text:p>
          </table:table-cell>
          <table:table-cell office:value-type="float" office:value="875.88199999999995" table:style-name="ce28">
            <text:p>876</text:p>
          </table:table-cell>
          <table:table-cell office:value-type="float" office:value="878.71199999999999" table:style-name="ce28">
            <text:p>879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apital</text:p>
          </table:table-cell>
          <table:table-cell table:style-name="ce26"/>
          <table:table-cell office:value-type="float" office:value="369.28" table:style-name="ce28">
            <text:p>369</text:p>
          </table:table-cell>
          <table:table-cell office:value-type="float" office:value="466.37099999999998" table:style-name="ce28">
            <text:p>466</text:p>
          </table:table-cell>
          <table:table-cell office:value-type="float" office:value="500.75599999999997" table:style-name="ce28">
            <text:p>501</text:p>
          </table:table-cell>
          <table:table-cell office:value-type="float" office:value="442.52600000000001" table:style-name="ce28">
            <text:p>443</text:p>
          </table:table-cell>
          <table:table-cell office:value-type="float" office:value="483.11" table:style-name="ce28">
            <text:p>483</text:p>
          </table:table-cell>
          <table:table-cell office:value-type="float" office:value="409.77600000000001" table:style-name="ce28">
            <text:p>410</text:p>
          </table:table-cell>
          <table:table-cell office:value-type="float" office:value="486.85599999999999" table:style-name="ce28">
            <text:p>487</text:p>
          </table:table-cell>
          <table:table-cell office:value-type="float" office:value="519.08600000000001" table:style-name="ce28">
            <text:p>519</text:p>
          </table:table-cell>
          <table:table-cell office:value-type="float" office:value="471.18700000000001" table:style-name="ce28">
            <text:p>471</text:p>
          </table:table-cell>
          <table:table-cell office:value-type="float" office:value="414.03" table:style-name="ce28">
            <text:p>414</text:p>
          </table:table-cell>
          <table:table-cell office:value-type="float" office:value="426.65100000000001" table:style-name="ce28">
            <text:p>427</text:p>
          </table:table-cell>
          <table:table-cell office:value-type="float" office:value="472.02600000000001" table:style-name="ce28">
            <text:p>472</text:p>
          </table:table-cell>
          <table:table-cell office:value-type="float" office:value="466.72399999999999" table:style-name="ce28">
            <text:p>467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256.47000000000003" table:style-name="ce30">
            <text:p>256</text:p>
          </table:table-cell>
          <table:table-cell office:value-type="float" office:value="314.38" table:style-name="ce30">
            <text:p>314</text:p>
          </table:table-cell>
          <table:table-cell office:value-type="float" office:value="280.38499999999999" table:style-name="ce30">
            <text:p>280</text:p>
          </table:table-cell>
          <table:table-cell office:value-type="float" office:value="287.85000000000002" table:style-name="ce30">
            <text:p>288</text:p>
          </table:table-cell>
          <table:table-cell office:value-type="float" office:value="300.37700000000001" table:style-name="ce30">
            <text:p>300</text:p>
          </table:table-cell>
          <table:table-cell office:value-type="float" office:value="292.16199999999998" table:style-name="ce30">
            <text:p>292</text:p>
          </table:table-cell>
          <table:table-cell office:value-type="float" office:value="322.286" table:style-name="ce30">
            <text:p>322</text:p>
          </table:table-cell>
          <table:table-cell office:value-type="float" office:value="316.221" table:style-name="ce30">
            <text:p>316</text:p>
          </table:table-cell>
          <table:table-cell office:value-type="float" office:value="348.10700000000003" table:style-name="ce30">
            <text:p>348</text:p>
          </table:table-cell>
          <table:table-cell office:value-type="float" office:value="360.23700000000002" table:style-name="ce30">
            <text:p>360</text:p>
          </table:table-cell>
          <table:table-cell office:value-type="float" office:value="354.91" table:style-name="ce30">
            <text:p>355</text:p>
          </table:table-cell>
          <table:table-cell office:value-type="float" office:value="371.33100000000002" table:style-name="ce30">
            <text:p>371</text:p>
          </table:table-cell>
          <table:table-cell office:value-type="float" office:value="367.33499999999998" table:style-name="ce30">
            <text:p>367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/text:p>
          </table:table-cell>
          <table:table-cell office:value-type="float" office:value="28.2" table:style-name="ce30">
            <text:p>28</text:p>
          </table:table-cell>
          <table:table-cell office:value-type="float" office:value="107.598" table:style-name="ce30">
            <text:p>108</text:p>
          </table:table-cell>
          <table:table-cell office:value-type="float" office:value="87.858999999999995" table:style-name="ce30">
            <text:p>88</text:p>
          </table:table-cell>
          <table:table-cell office:value-type="float" office:value="6.0019999999999998" table:style-name="ce30">
            <text:p>6</text:p>
          </table:table-cell>
          <table:table-cell office:value-type="float" office:value="7.6360000000000001" table:style-name="ce30">
            <text:p>8</text:p>
          </table:table-cell>
          <table:table-cell office:value-type="float" office:value="5.6" table:style-name="ce30">
            <text:p>6</text:p>
          </table:table-cell>
          <table:table-cell office:value-type="float" office:value="6.7160000000000002" table:style-name="ce30">
            <text:p>7</text:p>
          </table:table-cell>
          <table:table-cell office:value-type="float" office:value="5.34" table:style-name="ce30">
            <text:p>5</text:p>
          </table:table-cell>
          <table:table-cell office:value-type="float" office:value="3.78" table:style-name="ce30">
            <text:p>4</text:p>
          </table:table-cell>
          <table:table-cell office:value-type="float" office:value="1.8120000000000001" table:style-name="ce30">
            <text:p>2</text:p>
          </table:table-cell>
          <table:table-cell office:value-type="float" office:value="4.407" table:style-name="ce30">
            <text:p>4</text:p>
          </table:table-cell>
          <table:table-cell office:value-type="float" office:value="14.536" table:style-name="ce30">
            <text:p>15</text:p>
          </table:table-cell>
          <table:table-cell office:value-type="float" office:value="14.384" table:style-name="ce30">
            <text:p>14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84.61" table:style-name="ce30">
            <text:p>85</text:p>
          </table:table-cell>
          <table:table-cell office:value-type="float" office:value="44.393000000000001" table:style-name="ce30">
            <text:p>44</text:p>
          </table:table-cell>
          <table:table-cell office:value-type="float" office:value="132.512" table:style-name="ce30">
            <text:p>133</text:p>
          </table:table-cell>
          <table:table-cell office:value-type="float" office:value="148.67400000000001" table:style-name="ce30">
            <text:p>149</text:p>
          </table:table-cell>
          <table:table-cell office:value-type="float" office:value="175.09700000000001" table:style-name="ce30">
            <text:p>175</text:p>
          </table:table-cell>
          <table:table-cell office:value-type="float" office:value="112.014" table:style-name="ce30">
            <text:p>112</text:p>
          </table:table-cell>
          <table:table-cell office:value-type="float" office:value="157.85400000000001" table:style-name="ce30">
            <text:p>158</text:p>
          </table:table-cell>
          <table:table-cell office:value-type="float" office:value="197.52500000000001" table:style-name="ce30">
            <text:p>198</text:p>
          </table:table-cell>
          <table:table-cell office:value-type="float" office:value="119.3" table:style-name="ce30">
            <text:p>119</text:p>
          </table:table-cell>
          <table:table-cell office:value-type="float" office:value="51.981000000000002" table:style-name="ce30">
            <text:p>52</text:p>
          </table:table-cell>
          <table:table-cell office:value-type="float" office:value="67.334000000000003" table:style-name="ce30">
            <text:p>67</text:p>
          </table:table-cell>
          <table:table-cell office:value-type="float" office:value="86.159000000000006" table:style-name="ce30">
            <text:p>86</text:p>
          </table:table-cell>
          <table:table-cell office:value-type="float" office:value="85.004999999999995" table:style-name="ce30">
            <text:p>85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urrent / resource</text:p>
          </table:table-cell>
          <table:table-cell table:style-name="ce26"/>
          <table:table-cell office:value-type="float" office:value="455.61" table:style-name="ce28">
            <text:p>456</text:p>
          </table:table-cell>
          <table:table-cell office:value-type="float" office:value="445.21499999999997" table:style-name="ce28">
            <text:p>445</text:p>
          </table:table-cell>
          <table:table-cell office:value-type="float" office:value="466.41199999999998" table:style-name="ce28">
            <text:p>466</text:p>
          </table:table-cell>
          <table:table-cell office:value-type="float" office:value="487.45400000000001" table:style-name="ce28">
            <text:p>487</text:p>
          </table:table-cell>
          <table:table-cell office:value-type="float" office:value="497.91699999999997" table:style-name="ce28">
            <text:p>498</text:p>
          </table:table-cell>
          <table:table-cell office:value-type="float" office:value="524.35299999999995" table:style-name="ce28">
            <text:p>524</text:p>
          </table:table-cell>
          <table:table-cell office:value-type="float" office:value="467.31700000000001" table:style-name="ce28">
            <text:p>467</text:p>
          </table:table-cell>
          <table:table-cell office:value-type="float" office:value="496.916" table:style-name="ce28">
            <text:p>497</text:p>
          </table:table-cell>
          <table:table-cell office:value-type="float" office:value="459.85899999999998" table:style-name="ce28">
            <text:p>460</text:p>
          </table:table-cell>
          <table:table-cell office:value-type="float" office:value="444.49299999999999" table:style-name="ce28">
            <text:p>444</text:p>
          </table:table-cell>
          <table:table-cell office:value-type="float" office:value="431.74599999999998" table:style-name="ce28">
            <text:p>432</text:p>
          </table:table-cell>
          <table:table-cell office:value-type="float" office:value="403.85599999999999" table:style-name="ce28">
            <text:p>404</text:p>
          </table:table-cell>
          <table:table-cell office:value-type="float" office:value="411.988" table:style-name="ce28">
            <text:p>412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National roads</text:p>
          </table:table-cell>
          <table:table-cell office:value-type="float" office:value="15.28" table:style-name="ce30">
            <text:p>15</text:p>
          </table:table-cell>
          <table:table-cell office:value-type="float" office:value="15.871" table:style-name="ce30">
            <text:p>16</text:p>
          </table:table-cell>
          <table:table-cell office:value-type="float" office:value="16.146999999999998" table:style-name="ce30">
            <text:p>16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341.75" table:style-name="ce30">
            <text:p>342</text:p>
          </table:table-cell>
          <table:table-cell office:value-type="float" office:value="336.226" table:style-name="ce30">
            <text:p>336</text:p>
          </table:table-cell>
          <table:table-cell office:value-type="float" office:value="345.28199999999998" table:style-name="ce30">
            <text:p>345</text:p>
          </table:table-cell>
          <table:table-cell office:value-type="float" office:value="366.108" table:style-name="ce30">
            <text:p>366</text:p>
          </table:table-cell>
          <table:table-cell office:value-type="float" office:value="383.84" table:style-name="ce30">
            <text:p>384</text:p>
          </table:table-cell>
          <table:table-cell office:value-type="float" office:value="405.09500000000003" table:style-name="ce30">
            <text:p>405</text:p>
          </table:table-cell>
          <table:table-cell office:value-type="float" office:value="354.86399999999998" table:style-name="ce30">
            <text:p>355</text:p>
          </table:table-cell>
          <table:table-cell office:value-type="float" office:value="374.64499999999998" table:style-name="ce30">
            <text:p>375</text:p>
          </table:table-cell>
          <table:table-cell office:value-type="float" office:value="342.89699999999999" table:style-name="ce30">
            <text:p>343</text:p>
          </table:table-cell>
          <table:table-cell office:value-type="float" office:value="317.89600000000002" table:style-name="ce30">
            <text:p>318</text:p>
          </table:table-cell>
          <table:table-cell office:value-type="float" office:value="336.154" table:style-name="ce30">
            <text:p>336</text:p>
          </table:table-cell>
          <table:table-cell office:value-type="float" office:value="301.68599999999998" table:style-name="ce30">
            <text:p>302</text:p>
          </table:table-cell>
          <table:table-cell office:value-type="float" office:value="278.31599999999997" table:style-name="ce30">
            <text:p>278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20.27" table:style-name="ce30">
            <text:p>20</text:p>
          </table:table-cell>
          <table:table-cell office:value-type="float" office:value="15.505000000000001" table:style-name="ce30">
            <text:p>16</text:p>
          </table:table-cell>
          <table:table-cell office:value-type="float" office:value="19.834" table:style-name="ce30">
            <text:p>20</text:p>
          </table:table-cell>
          <table:table-cell office:value-type="float" office:value="18.436" table:style-name="ce30">
            <text:p>18</text:p>
          </table:table-cell>
          <table:table-cell office:value-type="float" office:value="18.152000000000001" table:style-name="ce30">
            <text:p>18</text:p>
          </table:table-cell>
          <table:table-cell office:value-type="float" office:value="18.398" table:style-name="ce30">
            <text:p>18</text:p>
          </table:table-cell>
          <table:table-cell office:value-type="float" office:value="17.364999999999998" table:style-name="ce30">
            <text:p>17</text:p>
          </table:table-cell>
          <table:table-cell office:value-type="float" office:value="18.872" table:style-name="ce30">
            <text:p>19</text:p>
          </table:table-cell>
          <table:table-cell office:value-type="float" office:value="16.539000000000001" table:style-name="ce30">
            <text:p>17</text:p>
          </table:table-cell>
          <table:table-cell office:value-type="float" office:value="15.319000000000001" table:style-name="ce30">
            <text:p>15</text:p>
          </table:table-cell>
          <table:table-cell office:value-type="float" office:value="21.690999999999999" table:style-name="ce30">
            <text:p>22</text:p>
          </table:table-cell>
          <table:table-cell office:value-type="float" office:value="26.039000000000001" table:style-name="ce30">
            <text:p>26</text:p>
          </table:table-cell>
          <table:table-cell office:value-type="float" office:value="21.047999999999998" table:style-name="ce30">
            <text:p>21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78.31" table:style-name="ce30">
            <text:p>78</text:p>
          </table:table-cell>
          <table:table-cell office:value-type="float" office:value="77.613" table:style-name="ce30">
            <text:p>78</text:p>
          </table:table-cell>
          <table:table-cell office:value-type="float" office:value="85.149000000000001" table:style-name="ce30">
            <text:p>85</text:p>
          </table:table-cell>
          <table:table-cell office:value-type="float" office:value="102.91" table:style-name="ce30">
            <text:p>103</text:p>
          </table:table-cell>
          <table:table-cell office:value-type="float" office:value="95.924999999999997" table:style-name="ce30">
            <text:p>96</text:p>
          </table:table-cell>
          <table:table-cell office:value-type="float" office:value="100.86" table:style-name="ce30">
            <text:p>101</text:p>
          </table:table-cell>
          <table:table-cell office:value-type="float" office:value="95.087999999999994" table:style-name="ce30">
            <text:p>95</text:p>
          </table:table-cell>
          <table:table-cell office:value-type="float" office:value="103.399" table:style-name="ce30">
            <text:p>103</text:p>
          </table:table-cell>
          <table:table-cell office:value-type="float" office:value="100.423" table:style-name="ce30">
            <text:p>100</text:p>
          </table:table-cell>
          <table:table-cell office:value-type="float" office:value="111.27800000000001" table:style-name="ce30">
            <text:p>111</text:p>
          </table:table-cell>
          <table:table-cell office:value-type="float" office:value="73.900999999999996" table:style-name="ce30">
            <text:p>74</text:p>
          </table:table-cell>
          <table:table-cell office:value-type="float" office:value="76.131" table:style-name="ce30">
            <text:p>76</text:p>
          </table:table-cell>
          <table:table-cell office:value-type="float" office:value="112.624" table:style-name="ce30">
            <text:p>11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<text:s/>Public Corporation expenditure</text:p>
          </table:table-cell>
          <table:table-cell table:number-columns-repeated="2" table:style-name="ce26"/>
          <table:table-cell office:value-type="float" office:value="31.24" table:style-name="ce28">
            <text:p>31</text:p>
          </table:table-cell>
          <table:table-cell office:value-type="float" office:value="41.160682325506194" table:style-name="ce28">
            <text:p>41</text:p>
          </table:table-cell>
          <table:table-cell office:value-type="float" office:value="12.496070420460228" table:style-name="ce28">
            <text:p>12</text:p>
          </table:table-cell>
          <table:table-cell office:value-type="float" office:value="13.689500000000001" table:style-name="ce28">
            <text:p>14</text:p>
          </table:table-cell>
          <table:table-cell office:value-type="float" office:value="10.331717382460877" table:style-name="ce28">
            <text:p>10</text:p>
          </table:table-cell>
          <table:table-cell office:value-type="float" office:value="9.5079999999999991" table:style-name="ce28">
            <text:p>10</text:p>
          </table:table-cell>
          <table:table-cell office:value-type="float" office:value="8.4149999999999991" table:style-name="ce28">
            <text:p>8</text:p>
          </table:table-cell>
          <table:table-cell office:value-type="float" office:value="11.707000000000001" table:style-name="ce28">
            <text:p>12</text:p>
          </table:table-cell>
          <table:table-cell office:value-type="float" office:value="8.5890000000000004" table:style-name="ce28">
            <text:p>9</text:p>
          </table:table-cell>
          <table:table-cell office:value-type="float" office:value="9.2530000000000001" table:style-name="ce28">
            <text:p>9</text:p>
          </table:table-cell>
          <table:table-cell office:value-type="float" office:value="9.1519999999999992" table:style-name="ce28">
            <text:p>9</text:p>
          </table:table-cell>
          <table:table-cell office:value-type="float" office:value="8.8699999999999992" table:style-name="ce28">
            <text:p>9</text:p>
          </table:table-cell>
          <table:table-cell office:value-type="float" office:value="9.5399999999999991" table:style-name="ce28">
            <text:p>10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National roads</text:p>
          </table:table-cell>
          <table:table-cell office:value-type="float" office:value="1.49" table:style-name="ce30">
            <text:p>1</text:p>
          </table:table-cell>
          <table:table-cell office:value-type="float" office:value="2.9070167886353846" table:style-name="ce30">
            <text:p>3</text:p>
          </table:table-cell>
          <table:table-cell office:value-type="float" office:value="2.161859664227292" table:style-name="ce30">
            <text:p>2</text:p>
          </table:table-cell>
          <table:table-cell office:value-type="float" office:value="1.4464999999999999" table:style-name="ce30">
            <text:p>1</text:p>
          </table:table-cell>
          <table:table-cell office:value-type="float" office:value="0.8652473824608754" table:style-name="ce30">
            <text:p>1</text:p>
          </table:table-cell>
          <table:table-cell office:value-type="float" office:value="1.2999999999999999E-2" table:style-name="ce30">
            <text:p>0</text:p>
          </table:table-cell>
          <table:table-cell office:value-type="float" office:value="0.65" table:style-name="ce30">
            <text:p>1</text:p>
          </table:table-cell>
          <table:table-cell office:value-type="float" office:value="0.58799999999999997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Railways</text:p>
          </table:table-cell>
          <table:table-cell office:value-type="float" office:value="11.61" table:style-name="ce30">
            <text:p>12</text:p>
          </table:table-cell>
          <table:table-cell office:value-type="float" office:value="8.8156655368708154" table:style-name="ce30">
            <text:p>9</text:p>
          </table:table-cell>
          <table:table-cell office:value-type="float" office:value="3.075210756232936" table:style-name="ce30">
            <text:p>3</text:p>
          </table:table-cell>
          <table:table-cell office:value-type="float" office:value="4.0270000000000001" table:style-name="ce30">
            <text:p>4</text:p>
          </table:table-cell>
          <table:table-cell office:value-type="float" office:value="4.5449999999999999" table:style-name="ce30">
            <text:p>5</text:p>
          </table:table-cell>
          <table:table-cell office:value-type="float" office:value="4.5750000000000002" table:style-name="ce30">
            <text:p>5</text:p>
          </table:table-cell>
          <table:table-cell office:value-type="float" office:value="2.8439999999999999" table:style-name="ce30">
            <text:p>3</text:p>
          </table:table-cell>
          <table:table-cell office:value-type="float" office:value="3.7949999999999999" table:style-name="ce30">
            <text:p>4</text:p>
          </table:table-cell>
          <table:table-cell office:value-type="float" office:value="3.669" table:style-name="ce30">
            <text:p>4</text:p>
          </table:table-cell>
          <table:table-cell office:value-type="float" office:value="4.3330000000000002" table:style-name="ce30">
            <text:p>4</text:p>
          </table:table-cell>
          <table:table-cell office:value-type="float" office:value="4.2320000000000002" table:style-name="ce30">
            <text:p>4</text:p>
          </table:table-cell>
          <table:table-cell office:value-type="float" office:value="3.95" table:style-name="ce30">
            <text:p>4</text:p>
          </table:table-cell>
          <table:table-cell office:value-type="float" office:value="5.7149999999999999" table:style-name="ce30">
            <text:p>6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Other transport</text:p>
          </table:table-cell>
          <table:table-cell office:value-type="float" office:value="18.14" table:style-name="ce30">
            <text:p>18</text:p>
          </table:table-cell>
          <table:table-cell office:value-type="float" office:value="29.438000000000002" table:style-name="ce30">
            <text:p>29</text:p>
          </table:table-cell>
          <table:table-cell office:value-type="float" office:value="7.2590000000000003" table:style-name="ce30">
            <text:p>7</text:p>
          </table:table-cell>
          <table:table-cell office:value-type="float" office:value="8.2159999999999993" table:style-name="ce30">
            <text:p>8</text:p>
          </table:table-cell>
          <table:table-cell office:value-type="float" office:value="4.9214700000000002" table:style-name="ce30">
            <text:p>5</text:p>
          </table:table-cell>
          <table:table-cell office:value-type="float" office:value="4.92" table:style-name="ce30">
            <text:p>5</text:p>
          </table:table-cell>
          <table:table-cell office:value-type="float" office:value="4.9210000000000003" table:style-name="ce30">
            <text:p>5</text:p>
          </table:table-cell>
          <table:table-cell office:value-type="float" office:value="7.3239999999999998" table:style-name="ce30">
            <text:p>7</text:p>
          </table:table-cell>
          <table:table-cell office:value-type="float" office:value="4.92" table:style-name="ce30">
            <text:p>5</text:p>
          </table:table-cell>
          <table:table-cell office:value-type="float" office:value="4.92" table:style-name="ce30">
            <text:p>5</text:p>
          </table:table-cell>
          <table:table-cell office:value-type="float" office:value="4.92" table:style-name="ce30">
            <text:p>5</text:p>
          </table:table-cell>
          <table:table-cell office:value-type="float" office:value="4.92" table:style-name="ce30">
            <text:p>5</text:p>
          </table:table-cell>
          <table:table-cell office:value-type="float" office:value="3.8250000000000002" table:style-name="ce30">
            <text:p>4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0">
          <table:table-cell office:value-type="string" table:style-name="ce26">
            <text:p>Wales</text:p>
          </table:table-cell>
          <table:table-cell table:style-name="ce27"/>
          <table:table-cell table:number-columns-repeated="2" table:style-name="ce26"/>
          <table:table-cell office:value-type="float" office:value="855.31" table:style-name="ce28">
            <text:p>855</text:p>
          </table:table-cell>
          <table:table-cell office:value-type="float" office:value="887.99906761300929" table:style-name="ce28">
            <text:p>888</text:p>
          </table:table-cell>
          <table:table-cell office:value-type="float" office:value="934.47947065177959" table:style-name="ce28">
            <text:p>934</text:p>
          </table:table-cell>
          <table:table-cell office:value-type="float" office:value="952.84730999999999" table:style-name="ce28">
            <text:p>953</text:p>
          </table:table-cell>
          <table:table-cell office:value-type="float" office:value="1067.8083883645977" table:style-name="ce28">
            <text:p>1,068</text:p>
          </table:table-cell>
          <table:table-cell office:value-type="float" office:value="1110.22" table:style-name="ce28">
            <text:p>1,110</text:p>
          </table:table-cell>
          <table:table-cell office:value-type="float" office:value="1060.43" table:style-name="ce28">
            <text:p>1,060</text:p>
          </table:table-cell>
          <table:table-cell office:value-type="float" office:value="1080.7059999999999" table:style-name="ce28">
            <text:p>1,081</text:p>
          </table:table-cell>
          <table:table-cell office:value-type="float" office:value="1023.601" table:style-name="ce28">
            <text:p>1,024</text:p>
          </table:table-cell>
          <table:table-cell office:value-type="float" office:value="1005.001" table:style-name="ce28">
            <text:p>1,005</text:p>
          </table:table-cell>
          <table:table-cell office:value-type="float" office:value="1208.367" table:style-name="ce28">
            <text:p>1,208</text:p>
          </table:table-cell>
          <table:table-cell office:value-type="float" office:value="1178.421" table:style-name="ce28">
            <text:p>1,178</text:p>
          </table:table-cell>
          <table:table-cell office:value-type="float" office:value="1280.9960000000001" table:style-name="ce28">
            <text:p>1,281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Central government expenditure<text:s/><text:span text:style-name="T5">2</text:span></text:p>
          </table:table-cell>
          <table:table-cell table:number-columns-repeated="2" table:style-name="ce26"/>
          <table:table-cell office:value-type="float" office:value="457.21" table:style-name="ce28">
            <text:p>457</text:p>
          </table:table-cell>
          <table:table-cell office:value-type="float" office:value="468.60573319453016" table:style-name="ce33">
            <text:p>469</text:p>
          </table:table-cell>
          <table:table-cell office:value-type="float" office:value="484.10538415936713" table:style-name="ce28">
            <text:p>484</text:p>
          </table:table-cell>
          <table:table-cell office:value-type="float" office:value="487.76847000000004" table:style-name="ce28">
            <text:p>488</text:p>
          </table:table-cell>
          <table:table-cell office:value-type="float" office:value="639.71080754509433" table:style-name="ce28">
            <text:p>640</text:p>
          </table:table-cell>
          <table:table-cell office:value-type="float" office:value="671.11599999999999" table:style-name="ce28">
            <text:p>671</text:p>
          </table:table-cell>
          <table:table-cell office:value-type="float" office:value="646.95299999999997" table:style-name="ce28">
            <text:p>647</text:p>
          </table:table-cell>
          <table:table-cell office:value-type="float" office:value="648.654" table:style-name="ce28">
            <text:p>649</text:p>
          </table:table-cell>
          <table:table-cell office:value-type="float" office:value="663.50699999999995" table:style-name="ce28">
            <text:p>664</text:p>
          </table:table-cell>
          <table:table-cell office:value-type="float" office:value="679.16499999999996" table:style-name="ce28">
            <text:p>679</text:p>
          </table:table-cell>
          <table:table-cell office:value-type="float" office:value="930.68100000000004" table:style-name="ce28">
            <text:p>931</text:p>
          </table:table-cell>
          <table:table-cell office:value-type="float" office:value="893.04600000000005" table:style-name="ce28">
            <text:p>893</text:p>
          </table:table-cell>
          <table:table-cell office:value-type="float" office:value="983.66600000000005" table:style-name="ce28">
            <text:p>984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apital</text:p>
          </table:table-cell>
          <table:table-cell table:style-name="ce26"/>
          <table:table-cell office:value-type="float" office:value="159.11000000000001" table:style-name="ce28">
            <text:p>159</text:p>
          </table:table-cell>
          <table:table-cell office:value-type="float" office:value="224.75834231644521" table:style-name="ce28">
            <text:p>225</text:p>
          </table:table-cell>
          <table:table-cell office:value-type="float" office:value="222.30814905407243" table:style-name="ce28">
            <text:p>222</text:p>
          </table:table-cell>
          <table:table-cell office:value-type="float" office:value="263.72381000000001" table:style-name="ce28">
            <text:p>264</text:p>
          </table:table-cell>
          <table:table-cell office:value-type="float" office:value="357.97604033091511" table:style-name="ce28">
            <text:p>358</text:p>
          </table:table-cell>
          <table:table-cell office:value-type="float" office:value="383.17899999999997" table:style-name="ce28">
            <text:p>383</text:p>
          </table:table-cell>
          <table:table-cell office:value-type="float" office:value="335.113" table:style-name="ce28">
            <text:p>335</text:p>
          </table:table-cell>
          <table:table-cell office:value-type="float" office:value="366.75700000000001" table:style-name="ce28">
            <text:p>367</text:p>
          </table:table-cell>
          <table:table-cell office:value-type="float" office:value="391.79700000000003" table:style-name="ce28">
            <text:p>392</text:p>
          </table:table-cell>
          <table:table-cell office:value-type="float" office:value="425.97800000000001" table:style-name="ce28">
            <text:p>426</text:p>
          </table:table-cell>
          <table:table-cell office:value-type="float" office:value="546.95299999999997" table:style-name="ce28">
            <text:p>547</text:p>
          </table:table-cell>
          <table:table-cell office:value-type="float" office:value="499.68200000000002" table:style-name="ce28">
            <text:p>500</text:p>
          </table:table-cell>
          <table:table-cell office:value-type="float" office:value="557.91899999999998" table:style-name="ce28">
            <text:p>558</text:p>
          </table:table-cell>
          <table:table-cell table:number-columns-repeated="5" table:style-name="ce4"/>
          <table:table-cell table:style-name="ce34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National roads</text:p>
          </table:table-cell>
          <table:table-cell office:value-type="float" office:value="91.41" table:style-name="ce30">
            <text:p>91</text:p>
          </table:table-cell>
          <table:table-cell office:value-type="float" office:value="112.76312965186075" table:style-name="ce30">
            <text:p>113</text:p>
          </table:table-cell>
          <table:table-cell office:value-type="float" office:value="129.16273709483792" table:style-name="ce30">
            <text:p>129</text:p>
          </table:table-cell>
          <table:table-cell office:value-type="float" office:value="111.67801" table:style-name="ce30">
            <text:p>112</text:p>
          </table:table-cell>
          <table:table-cell office:value-type="float" office:value="160.64379435337332" table:style-name="ce30">
            <text:p>161</text:p>
          </table:table-cell>
          <table:table-cell office:value-type="float" office:value="199.02600000000001" table:style-name="ce30">
            <text:p>199</text:p>
          </table:table-cell>
          <table:table-cell office:value-type="float" office:value="119.056" table:style-name="ce30">
            <text:p>119</text:p>
          </table:table-cell>
          <table:table-cell office:value-type="float" office:value="140.61600000000001" table:style-name="ce30">
            <text:p>141</text:p>
          </table:table-cell>
          <table:table-cell office:value-type="float" office:value="173.274" table:style-name="ce30">
            <text:p>173</text:p>
          </table:table-cell>
          <table:table-cell office:value-type="float" office:value="177.524" table:style-name="ce30">
            <text:p>178</text:p>
          </table:table-cell>
          <table:table-cell office:value-type="float" office:value="225.27099999999999" table:style-name="ce30">
            <text:p>225</text:p>
          </table:table-cell>
          <table:table-cell office:value-type="float" office:value="256.16800000000001" table:style-name="ce30">
            <text:p>256</text:p>
          </table:table-cell>
          <table:table-cell office:value-type="float" office:value="261.74099999999999" table:style-name="ce30">
            <text:p>262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0" table:style-name="ce30">
            <text:p>0</text:p>
          </table:table-cell>
          <table:table-cell office:value-type="float" office:value="2.673" table:style-name="ce30">
            <text:p>3</text:p>
          </table:table-cell>
          <table:table-cell office:value-type="float" office:value="1.137" table:style-name="ce32">
            <text:p>1</text:p>
          </table:table-cell>
          <table:table-cell office:value-type="float" office:value="1.913" table:style-name="ce30">
            <text:p>2</text:p>
          </table:table-cell>
          <table:table-cell office:value-type="float" office:value="3.3319999999999999" table:style-name="ce30">
            <text:p>3</text:p>
          </table:table-cell>
          <table:table-cell office:value-type="float" office:value="0" table:style-name="ce30">
            <text:p>0</text:p>
          </table:table-cell>
          <table:table-cell office:value-type="float" office:value="0.26100000000000001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.3650000000000002" table:style-name="ce30">
            <text:p>4</text:p>
          </table:table-cell>
          <table:table-cell office:value-type="float" office:value="0" table:style-name="ce30">
            <text:p>0</text:p>
          </table:table-cell>
          <table:table-cell office:value-type="float" office:value="1.204" table:style-name="ce30">
            <text:p>1</text:p>
          </table:table-cell>
          <table:table-cell office:value-type="float" office:value="6.26" table:style-name="ce30">
            <text:p>6</text:p>
          </table:table-cell>
          <table:table-cell office:value-type="float" office:value="4.6379999999999999" table:style-name="ce30">
            <text:p>5</text:p>
          </table:table-cell>
          <table:table-cell office:value-type="float" office:value="7.5979999999999999" table:style-name="ce30">
            <text:p>8</text:p>
          </table:table-cell>
          <table:table-cell office:value-type="float" office:value="4.8099999999999996" table:style-name="ce30">
            <text:p>5</text:p>
          </table:table-cell>
          <table:table-cell office:value-type="float" office:value="3.3570000000000002" table:style-name="ce30">
            <text:p>3</text:p>
          </table:table-cell>
          <table:table-cell office:value-type="float" office:value="3.4329999999999998" table:style-name="ce30">
            <text:p>3</text:p>
          </table:table-cell>
          <table:table-cell office:value-type="float" office:value="20.181999999999999" table:style-name="ce30">
            <text:p>2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/text:p>
          </table:table-cell>
          <table:table-cell office:value-type="float" office:value="63.61" table:style-name="ce30">
            <text:p>64</text:p>
          </table:table-cell>
          <table:table-cell office:value-type="float" office:value="108.5699855571258" table:style-name="ce30">
            <text:p>109</text:p>
          </table:table-cell>
          <table:table-cell office:value-type="float" office:value="91.623350653268957" table:style-name="ce30">
            <text:p>92</text:p>
          </table:table-cell>
          <table:table-cell office:value-type="float" office:value="145.63485" table:style-name="ce30">
            <text:p>146</text:p>
          </table:table-cell>
          <table:table-cell office:value-type="float" office:value="192.8867056758412" table:style-name="ce30">
            <text:p>193</text:p>
          </table:table-cell>
          <table:table-cell office:value-type="float" office:value="182.93600000000001" table:style-name="ce30">
            <text:p>183</text:p>
          </table:table-cell>
          <table:table-cell office:value-type="float" office:value="207.672" table:style-name="ce30">
            <text:p>208</text:p>
          </table:table-cell>
          <table:table-cell office:value-type="float" office:value="220.27799999999999" table:style-name="ce30">
            <text:p>220</text:p>
          </table:table-cell>
          <table:table-cell office:value-type="float" office:value="209.25200000000001" table:style-name="ce30">
            <text:p>209</text:p>
          </table:table-cell>
          <table:table-cell office:value-type="float" office:value="239.75200000000001" table:style-name="ce30">
            <text:p>240</text:p>
          </table:table-cell>
          <table:table-cell office:value-type="float" office:value="308.92700000000002" table:style-name="ce30">
            <text:p>309</text:p>
          </table:table-cell>
          <table:table-cell office:value-type="float" office:value="231.95699999999999" table:style-name="ce30">
            <text:p>232</text:p>
          </table:table-cell>
          <table:table-cell office:value-type="float" office:value="262.91899999999998" table:style-name="ce30">
            <text:p>26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4" table:style-name="ce30">
            <text:p>4</text:p>
          </table:table-cell>
          <table:table-cell office:value-type="float" office:value="0.75222710745865795" table:style-name="ce30">
            <text:p>1</text:p>
          </table:table-cell>
          <table:table-cell office:value-type="float" office:value="0.38506130596552524" table:style-name="ce32">
            <text:p>0</text:p>
          </table:table-cell>
          <table:table-cell office:value-type="float" office:value="0.13295000000000001" table:style-name="ce30">
            <text:p>0</text:p>
          </table:table-cell>
          <table:table-cell office:value-type="float" office:value="1.1135403017005994" table:style-name="ce30">
            <text:p>1</text:p>
          </table:table-cell>
          <table:table-cell office:value-type="float" office:value="1.2999999999999999E-2" table:style-name="ce30">
            <text:p>0</text:p>
          </table:table-cell>
          <table:table-cell office:value-type="float" office:value="1.8640000000000001" table:style-name="ce30">
            <text:p>2</text:p>
          </table:table-cell>
          <table:table-cell office:value-type="float" office:value="1.2250000000000001" table:style-name="ce30">
            <text:p>1</text:p>
          </table:table-cell>
          <table:table-cell office:value-type="float" office:value="1.673" table:style-name="ce30">
            <text:p>2</text:p>
          </table:table-cell>
          <table:table-cell office:value-type="float" office:value="3.8919999999999999" table:style-name="ce30">
            <text:p>4</text:p>
          </table:table-cell>
          <table:table-cell office:value-type="float" office:value="9.3979999999999997" table:style-name="ce30">
            <text:p>9</text:p>
          </table:table-cell>
          <table:table-cell office:value-type="float" office:value="8.1240000000000006" table:style-name="ce30">
            <text:p>8</text:p>
          </table:table-cell>
          <table:table-cell office:value-type="float" office:value="13.077" table:style-name="ce30">
            <text:p>1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urrent / resource</text:p>
          </table:table-cell>
          <table:table-cell table:style-name="ce26"/>
          <table:table-cell office:value-type="float" office:value="298.10000000000002" table:style-name="ce28">
            <text:p>298</text:p>
          </table:table-cell>
          <table:table-cell office:value-type="float" office:value="243.84739087808489" table:style-name="ce28">
            <text:p>244</text:p>
          </table:table-cell>
          <table:table-cell office:value-type="float" office:value="261.79723510529487" table:style-name="ce28">
            <text:p>262</text:p>
          </table:table-cell>
          <table:table-cell office:value-type="float" office:value="224.04465999999999" table:style-name="ce28">
            <text:p>224</text:p>
          </table:table-cell>
          <table:table-cell office:value-type="float" office:value="281.73476721417916" table:style-name="ce28">
            <text:p>282</text:p>
          </table:table-cell>
          <table:table-cell office:value-type="float" office:value="287.93700000000001" table:style-name="ce28">
            <text:p>288</text:p>
          </table:table-cell>
          <table:table-cell office:value-type="float" office:value="311.83999999999997" table:style-name="ce28">
            <text:p>312</text:p>
          </table:table-cell>
          <table:table-cell office:value-type="float" office:value="281.89699999999999" table:style-name="ce28">
            <text:p>282</text:p>
          </table:table-cell>
          <table:table-cell office:value-type="float" office:value="271.70999999999998" table:style-name="ce28">
            <text:p>272</text:p>
          </table:table-cell>
          <table:table-cell office:value-type="float" office:value="253.18700000000001" table:style-name="ce28">
            <text:p>253</text:p>
          </table:table-cell>
          <table:table-cell office:value-type="float" office:value="383.72800000000001" table:style-name="ce28">
            <text:p>384</text:p>
          </table:table-cell>
          <table:table-cell office:value-type="float" office:value="393.36399999999998" table:style-name="ce28">
            <text:p>393</text:p>
          </table:table-cell>
          <table:table-cell office:value-type="float" office:value="425.74700000000001" table:style-name="ce28">
            <text:p>426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National roads</text:p>
          </table:table-cell>
          <table:table-cell office:value-type="float" office:value="64.069999999999993" table:style-name="ce30">
            <text:p>64</text:p>
          </table:table-cell>
          <table:table-cell office:value-type="float" office:value="71.234337675465881" table:style-name="ce30">
            <text:p>71</text:p>
          </table:table-cell>
          <table:table-cell office:value-type="float" office:value="61.583156615669751" table:style-name="ce30">
            <text:p>62</text:p>
          </table:table-cell>
          <table:table-cell office:value-type="float" office:value="66.117149999999995" table:style-name="ce30">
            <text:p>66</text:p>
          </table:table-cell>
          <table:table-cell office:value-type="float" office:value="73.295152488030823" table:style-name="ce30">
            <text:p>73</text:p>
          </table:table-cell>
          <table:table-cell office:value-type="float" office:value="71.694999999999993" table:style-name="ce30">
            <text:p>72</text:p>
          </table:table-cell>
          <table:table-cell office:value-type="float" office:value="81.430000000000007" table:style-name="ce30">
            <text:p>81</text:p>
          </table:table-cell>
          <table:table-cell office:value-type="float" office:value="75.677000000000007" table:style-name="ce30">
            <text:p>76</text:p>
          </table:table-cell>
          <table:table-cell office:value-type="float" office:value="73.519000000000005" table:style-name="ce30">
            <text:p>74</text:p>
          </table:table-cell>
          <table:table-cell office:value-type="float" office:value="68.888999999999996" table:style-name="ce30">
            <text:p>69</text:p>
          </table:table-cell>
          <table:table-cell office:value-type="float" office:value="68.412999999999997" table:style-name="ce30">
            <text:p>68</text:p>
          </table:table-cell>
          <table:table-cell office:value-type="float" office:value="92.197000000000003" table:style-name="ce30">
            <text:p>92</text:p>
          </table:table-cell>
          <table:table-cell office:value-type="float" office:value="87.495999999999995" table:style-name="ce30">
            <text:p>87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0" table:style-name="ce30">
            <text:p>0</text:p>
          </table:table-cell>
          <table:table-cell office:value-type="float" office:value="0.09" table:style-name="ce30">
            <text:p>0</text:p>
          </table:table-cell>
          <table:table-cell office:value-type="float" office:value="0.32" table:style-name="ce3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-0.97199999999999998" table:style-name="ce30">
            <text:p>-1</text:p>
          </table:table-cell>
          <table:table-cell office:value-type="float" office:value="0.26300000000000001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20.58" table:style-name="ce30">
            <text:p>21</text:p>
          </table:table-cell>
          <table:table-cell office:value-type="float" office:value="19.684040485829961" table:style-name="ce30">
            <text:p>20</text:p>
          </table:table-cell>
          <table:table-cell office:value-type="float" office:value="22.959931109499639" table:style-name="ce30">
            <text:p>23</text:p>
          </table:table-cell>
          <table:table-cell office:value-type="float" office:value="29.4999" table:style-name="ce30">
            <text:p>29</text:p>
          </table:table-cell>
          <table:table-cell office:value-type="float" office:value="34.742599999999996" table:style-name="ce30">
            <text:p>35</text:p>
          </table:table-cell>
          <table:table-cell office:value-type="float" office:value="45.621000000000002" table:style-name="ce30">
            <text:p>46</text:p>
          </table:table-cell>
          <table:table-cell office:value-type="float" office:value="31.178999999999998" table:style-name="ce30">
            <text:p>31</text:p>
          </table:table-cell>
          <table:table-cell office:value-type="float" office:value="24.437000000000001" table:style-name="ce30">
            <text:p>24</text:p>
          </table:table-cell>
          <table:table-cell office:value-type="float" office:value="5.593" table:style-name="ce30">
            <text:p>6</text:p>
          </table:table-cell>
          <table:table-cell office:value-type="float" office:value="3.464" table:style-name="ce30">
            <text:p>3</text:p>
          </table:table-cell>
          <table:table-cell office:value-type="float" office:value="2.782" table:style-name="ce30">
            <text:p>3</text:p>
          </table:table-cell>
          <table:table-cell office:value-type="float" office:value="3.226" table:style-name="ce30">
            <text:p>3</text:p>
          </table:table-cell>
          <table:table-cell office:value-type="float" office:value="3.7269999999999999" table:style-name="ce30">
            <text:p>4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Railways</text:p>
          </table:table-cell>
          <table:table-cell office:value-type="float" office:value="201.94" table:style-name="ce30">
            <text:p>202</text:p>
          </table:table-cell>
          <table:table-cell office:value-type="float" office:value="146.71567813281797" table:style-name="ce30">
            <text:p>147</text:p>
          </table:table-cell>
          <table:table-cell office:value-type="float" office:value="170.32265593564568" table:style-name="ce30">
            <text:p>170</text:p>
          </table:table-cell>
          <table:table-cell office:value-type="float" office:value="119.61099000000002" table:style-name="ce30">
            <text:p>120</text:p>
          </table:table-cell>
          <table:table-cell office:value-type="float" office:value="159.06900488561794" table:style-name="ce30">
            <text:p>159</text:p>
          </table:table-cell>
          <table:table-cell office:value-type="float" office:value="160.595" table:style-name="ce30">
            <text:p>161</text:p>
          </table:table-cell>
          <table:table-cell office:value-type="float" office:value="191.42400000000001" table:style-name="ce30">
            <text:p>191</text:p>
          </table:table-cell>
          <table:table-cell office:value-type="float" office:value="172.45" table:style-name="ce30">
            <text:p>172</text:p>
          </table:table-cell>
          <table:table-cell office:value-type="float" office:value="184.81299999999999" table:style-name="ce30">
            <text:p>185</text:p>
          </table:table-cell>
          <table:table-cell office:value-type="float" office:value="170.30199999999999" table:style-name="ce30">
            <text:p>170</text:p>
          </table:table-cell>
          <table:table-cell office:value-type="float" office:value="300.36" table:style-name="ce30">
            <text:p>300</text:p>
          </table:table-cell>
          <table:table-cell office:value-type="float" office:value="287.76799999999997" table:style-name="ce30">
            <text:p>288</text:p>
          </table:table-cell>
          <table:table-cell office:value-type="float" office:value="323.02800000000002" table:style-name="ce30">
            <text:p>32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11.52" table:style-name="ce30">
            <text:p>12</text:p>
          </table:table-cell>
          <table:table-cell office:value-type="float" office:value="6.1233345839710713" table:style-name="ce30">
            <text:p>6</text:p>
          </table:table-cell>
          <table:table-cell office:value-type="float" office:value="6.6114914444797774" table:style-name="ce30">
            <text:p>7</text:p>
          </table:table-cell>
          <table:table-cell office:value-type="float" office:value="8.8166200000000003" table:style-name="ce30">
            <text:p>9</text:p>
          </table:table-cell>
          <table:table-cell office:value-type="float" office:value="14.62800984053044" table:style-name="ce30">
            <text:p>15</text:p>
          </table:table-cell>
          <table:table-cell office:value-type="float" office:value="10.026" table:style-name="ce30">
            <text:p>10</text:p>
          </table:table-cell>
          <table:table-cell office:value-type="float" office:value="8.7789999999999999" table:style-name="ce30">
            <text:p>9</text:p>
          </table:table-cell>
          <table:table-cell office:value-type="float" office:value="9.07" table:style-name="ce30">
            <text:p>9</text:p>
          </table:table-cell>
          <table:table-cell office:value-type="float" office:value="7.7850000000000001" table:style-name="ce30">
            <text:p>8</text:p>
          </table:table-cell>
          <table:table-cell office:value-type="float" office:value="10.532" table:style-name="ce30">
            <text:p>11</text:p>
          </table:table-cell>
          <table:table-cell office:value-type="float" office:value="12.173" table:style-name="ce30">
            <text:p>12</text:p>
          </table:table-cell>
          <table:table-cell office:value-type="float" office:value="10.173" table:style-name="ce30">
            <text:p>10</text:p>
          </table:table-cell>
          <table:table-cell office:value-type="float" office:value="11.496" table:style-name="ce30">
            <text:p>11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Local government expenditure</text:p>
          </table:table-cell>
          <table:table-cell table:number-columns-repeated="2" table:style-name="ce26"/>
          <table:table-cell office:value-type="float" office:value="391.52" table:style-name="ce28">
            <text:p>392</text:p>
          </table:table-cell>
          <table:table-cell office:value-type="float" office:value="411.79500000000002" table:style-name="ce28">
            <text:p>412</text:p>
          </table:table-cell>
          <table:table-cell office:value-type="float" office:value="444.76600000000002" table:style-name="ce28">
            <text:p>445</text:p>
          </table:table-cell>
          <table:table-cell office:value-type="float" office:value="461.24400000000003" table:style-name="ce28">
            <text:p>461</text:p>
          </table:table-cell>
          <table:table-cell office:value-type="float" office:value="424.54599999999999" table:style-name="ce28">
            <text:p>425</text:p>
          </table:table-cell>
          <table:table-cell office:value-type="float" office:value="436.02600000000001" table:style-name="ce28">
            <text:p>436</text:p>
          </table:table-cell>
          <table:table-cell office:value-type="float" office:value="411.14100000000002" table:style-name="ce28">
            <text:p>411</text:p>
          </table:table-cell>
          <table:table-cell office:value-type="float" office:value="429.113" table:style-name="ce28">
            <text:p>429</text:p>
          </table:table-cell>
          <table:table-cell office:value-type="float" office:value="357.62900000000002" table:style-name="ce28">
            <text:p>358</text:p>
          </table:table-cell>
          <table:table-cell office:value-type="float" office:value="322.92899999999997" table:style-name="ce28">
            <text:p>323</text:p>
          </table:table-cell>
          <table:table-cell office:value-type="float" office:value="274.84699999999998" table:style-name="ce28">
            <text:p>275</text:p>
          </table:table-cell>
          <table:table-cell office:value-type="float" office:value="282.72399999999999" table:style-name="ce28">
            <text:p>283</text:p>
          </table:table-cell>
          <table:table-cell office:value-type="float" office:value="293.47399999999999" table:style-name="ce28">
            <text:p>293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apital</text:p>
          </table:table-cell>
          <table:table-cell table:style-name="ce26"/>
          <table:table-cell office:value-type="float" office:value="195.24" table:style-name="ce28">
            <text:p>195</text:p>
          </table:table-cell>
          <table:table-cell office:value-type="float" office:value="209.721" table:style-name="ce28">
            <text:p>210</text:p>
          </table:table-cell>
          <table:table-cell office:value-type="float" office:value="233.16" table:style-name="ce28">
            <text:p>233</text:p>
          </table:table-cell>
          <table:table-cell office:value-type="float" office:value="226.93100000000001" table:style-name="ce28">
            <text:p>227</text:p>
          </table:table-cell>
          <table:table-cell office:value-type="float" office:value="198.10300000000001" table:style-name="ce28">
            <text:p>198</text:p>
          </table:table-cell>
          <table:table-cell office:value-type="float" office:value="205.74700000000001" table:style-name="ce28">
            <text:p>206</text:p>
          </table:table-cell>
          <table:table-cell office:value-type="float" office:value="200.13800000000001" table:style-name="ce28">
            <text:p>200</text:p>
          </table:table-cell>
          <table:table-cell office:value-type="float" office:value="221.89400000000001" table:style-name="ce28">
            <text:p>222</text:p>
          </table:table-cell>
          <table:table-cell office:value-type="float" office:value="161.256" table:style-name="ce28">
            <text:p>161</text:p>
          </table:table-cell>
          <table:table-cell office:value-type="float" office:value="148.70099999999999" table:style-name="ce28">
            <text:p>149</text:p>
          </table:table-cell>
          <table:table-cell office:value-type="float" office:value="107.042" table:style-name="ce28">
            <text:p>107</text:p>
          </table:table-cell>
          <table:table-cell office:value-type="float" office:value="114.56100000000001" table:style-name="ce28">
            <text:p>115</text:p>
          </table:table-cell>
          <table:table-cell office:value-type="float" office:value="125.617" table:style-name="ce28">
            <text:p>126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162.51" table:style-name="ce30">
            <text:p>163</text:p>
          </table:table-cell>
          <table:table-cell office:value-type="float" office:value="185.40600000000001" table:style-name="ce30">
            <text:p>185</text:p>
          </table:table-cell>
          <table:table-cell office:value-type="float" office:value="171.429" table:style-name="ce30">
            <text:p>171</text:p>
          </table:table-cell>
          <table:table-cell office:value-type="float" office:value="192.001" table:style-name="ce30">
            <text:p>192</text:p>
          </table:table-cell>
          <table:table-cell office:value-type="float" office:value="176.339" table:style-name="ce30">
            <text:p>176</text:p>
          </table:table-cell>
          <table:table-cell office:value-type="float" office:value="180.83600000000001" table:style-name="ce30">
            <text:p>181</text:p>
          </table:table-cell>
          <table:table-cell office:value-type="float" office:value="183.768" table:style-name="ce30">
            <text:p>184</text:p>
          </table:table-cell>
          <table:table-cell office:value-type="float" office:value="212.874" table:style-name="ce30">
            <text:p>213</text:p>
          </table:table-cell>
          <table:table-cell office:value-type="float" office:value="153.286" table:style-name="ce30">
            <text:p>153</text:p>
          </table:table-cell>
          <table:table-cell office:value-type="float" office:value="138.40199999999999" table:style-name="ce30">
            <text:p>138</text:p>
          </table:table-cell>
          <table:table-cell office:value-type="float" office:value="97.543999999999997" table:style-name="ce30">
            <text:p>98</text:p>
          </table:table-cell>
          <table:table-cell office:value-type="float" office:value="104.40600000000001" table:style-name="ce30">
            <text:p>104</text:p>
          </table:table-cell>
          <table:table-cell office:value-type="float" office:value="113.779" table:style-name="ce30">
            <text:p>114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28.9" table:style-name="ce30">
            <text:p>29</text:p>
          </table:table-cell>
          <table:table-cell office:value-type="float" office:value="20.49" table:style-name="ce30">
            <text:p>20</text:p>
          </table:table-cell>
          <table:table-cell office:value-type="float" office:value="60.521000000000001" table:style-name="ce30">
            <text:p>61</text:p>
          </table:table-cell>
          <table:table-cell office:value-type="float" office:value="33.392000000000003" table:style-name="ce30">
            <text:p>33</text:p>
          </table:table-cell>
          <table:table-cell office:value-type="float" office:value="21.8" table:style-name="ce30">
            <text:p>22</text:p>
          </table:table-cell>
          <table:table-cell office:value-type="float" office:value="24.744" table:style-name="ce30">
            <text:p>25</text:p>
          </table:table-cell>
          <table:table-cell office:value-type="float" office:value="16.228999999999999" table:style-name="ce30">
            <text:p>16</text:p>
          </table:table-cell>
          <table:table-cell office:value-type="float" office:value="8.9860000000000007" table:style-name="ce30">
            <text:p>9</text:p>
          </table:table-cell>
          <table:table-cell office:value-type="float" office:value="7.609" table:style-name="ce30">
            <text:p>8</text:p>
          </table:table-cell>
          <table:table-cell office:value-type="float" office:value="9.67" table:style-name="ce30">
            <text:p>10</text:p>
          </table:table-cell>
          <table:table-cell office:value-type="float" office:value="9.1959999999999997" table:style-name="ce30">
            <text:p>9</text:p>
          </table:table-cell>
          <table:table-cell office:value-type="float" office:value="9.8629999999999995" table:style-name="ce30">
            <text:p>10</text:p>
          </table:table-cell>
          <table:table-cell office:value-type="float" office:value="11.353" table:style-name="ce30">
            <text:p>11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3.83" table:style-name="ce30">
            <text:p>4</text:p>
          </table:table-cell>
          <table:table-cell office:value-type="float" office:value="3.8250000000000002" table:style-name="ce30">
            <text:p>4</text:p>
          </table:table-cell>
          <table:table-cell office:value-type="float" office:value="1.21" table:style-name="ce30">
            <text:p>1</text:p>
          </table:table-cell>
          <table:table-cell office:value-type="float" office:value="1.538" table:style-name="ce30">
            <text:p>2</text:p>
          </table:table-cell>
          <table:table-cell office:value-type="float" office:value="-3.5999999999999997E-2" table:style-name="ce30">
            <text:p>0</text:p>
          </table:table-cell>
          <table:table-cell office:value-type="float" office:value="0.16700000000000001" table:style-name="ce30">
            <text:p>0</text:p>
          </table:table-cell>
          <table:table-cell office:value-type="float" office:value="0.14099999999999999" table:style-name="ce30">
            <text:p>0</text:p>
          </table:table-cell>
          <table:table-cell office:value-type="float" office:value="3.4000000000000002E-2" table:style-name="ce30">
            <text:p>0</text:p>
          </table:table-cell>
          <table:table-cell office:value-type="float" office:value="0.36099999999999999" table:style-name="ce30">
            <text:p>0</text:p>
          </table:table-cell>
          <table:table-cell office:value-type="float" office:value="0.629" table:style-name="ce30">
            <text:p>1</text:p>
          </table:table-cell>
          <table:table-cell office:value-type="float" office:value="0.30199999999999999" table:style-name="ce30">
            <text:p>0</text:p>
          </table:table-cell>
          <table:table-cell office:value-type="float" office:value="0.29199999999999998" table:style-name="ce30">
            <text:p>0</text:p>
          </table:table-cell>
          <table:table-cell office:value-type="float" office:value="0.48499999999999999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8">
          <table:table-cell table:number-columns-repeated="2" table:style-name="ce27"/>
          <table:table-cell office:value-type="string" table:style-name="ce26">
            <text:p>Current / resource</text:p>
          </table:table-cell>
          <table:table-cell table:style-name="ce26"/>
          <table:table-cell office:value-type="float" office:value="196.28" table:style-name="ce28">
            <text:p>196</text:p>
          </table:table-cell>
          <table:table-cell office:value-type="float" office:value="202.07399999999998" table:style-name="ce28">
            <text:p>202</text:p>
          </table:table-cell>
          <table:table-cell office:value-type="float" office:value="211.60599999999999" table:style-name="ce28">
            <text:p>212</text:p>
          </table:table-cell>
          <table:table-cell office:value-type="float" office:value="234.31299999999999" table:style-name="ce28">
            <text:p>234</text:p>
          </table:table-cell>
          <table:table-cell office:value-type="float" office:value="226.44300000000001" table:style-name="ce28">
            <text:p>226</text:p>
          </table:table-cell>
          <table:table-cell office:value-type="float" office:value="230.279" table:style-name="ce28">
            <text:p>230</text:p>
          </table:table-cell>
          <table:table-cell office:value-type="float" office:value="211.00299999999999" table:style-name="ce28">
            <text:p>211</text:p>
          </table:table-cell>
          <table:table-cell office:value-type="float" office:value="207.21899999999999" table:style-name="ce28">
            <text:p>207</text:p>
          </table:table-cell>
          <table:table-cell office:value-type="float" office:value="196.37299999999999" table:style-name="ce28">
            <text:p>196</text:p>
          </table:table-cell>
          <table:table-cell office:value-type="float" office:value="174.22800000000001" table:style-name="ce28">
            <text:p>174</text:p>
          </table:table-cell>
          <table:table-cell office:value-type="float" office:value="167.80500000000001" table:style-name="ce28">
            <text:p>168</text:p>
          </table:table-cell>
          <table:table-cell office:value-type="float" office:value="168.16300000000001" table:style-name="ce28">
            <text:p>168</text:p>
          </table:table-cell>
          <table:table-cell office:value-type="float" office:value="167.857" table:style-name="ce28">
            <text:p>168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roads</text:p>
          </table:table-cell>
          <table:table-cell office:value-type="float" office:value="147.72" table:style-name="ce30">
            <text:p>148</text:p>
          </table:table-cell>
          <table:table-cell office:value-type="float" office:value="149.488" table:style-name="ce30">
            <text:p>149</text:p>
          </table:table-cell>
          <table:table-cell office:value-type="float" office:value="156.39599999999999" table:style-name="ce30">
            <text:p>156</text:p>
          </table:table-cell>
          <table:table-cell office:value-type="float" office:value="164.49700000000001" table:style-name="ce30">
            <text:p>164</text:p>
          </table:table-cell>
          <table:table-cell office:value-type="float" office:value="154.54599999999999" table:style-name="ce30">
            <text:p>155</text:p>
          </table:table-cell>
          <table:table-cell office:value-type="float" office:value="165.42400000000001" table:style-name="ce30">
            <text:p>165</text:p>
          </table:table-cell>
          <table:table-cell office:value-type="float" office:value="150.989" table:style-name="ce30">
            <text:p>151</text:p>
          </table:table-cell>
          <table:table-cell office:value-type="float" office:value="148.672" table:style-name="ce30">
            <text:p>149</text:p>
          </table:table-cell>
          <table:table-cell office:value-type="float" office:value="135.636" table:style-name="ce30">
            <text:p>136</text:p>
          </table:table-cell>
          <table:table-cell office:value-type="float" office:value="117.749" table:style-name="ce30">
            <text:p>118</text:p>
          </table:table-cell>
          <table:table-cell office:value-type="float" office:value="111.06100000000001" table:style-name="ce30">
            <text:p>111</text:p>
          </table:table-cell>
          <table:table-cell office:value-type="float" office:value="111.208" table:style-name="ce30">
            <text:p>111</text:p>
          </table:table-cell>
          <table:table-cell office:value-type="float" office:value="113.465" table:style-name="ce30">
            <text:p>113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Local public transport</text:p>
          </table:table-cell>
          <table:table-cell office:value-type="float" office:value="28.28" table:style-name="ce30">
            <text:p>28</text:p>
          </table:table-cell>
          <table:table-cell office:value-type="float" office:value="28.986999999999998" table:style-name="ce30">
            <text:p>29</text:p>
          </table:table-cell>
          <table:table-cell office:value-type="float" office:value="30.254999999999999" table:style-name="ce30">
            <text:p>30</text:p>
          </table:table-cell>
          <table:table-cell office:value-type="float" office:value="35.771000000000001" table:style-name="ce30">
            <text:p>36</text:p>
          </table:table-cell>
          <table:table-cell office:value-type="float" office:value="34.439" table:style-name="ce30">
            <text:p>34</text:p>
          </table:table-cell>
          <table:table-cell office:value-type="float" office:value="32.841000000000001" table:style-name="ce30">
            <text:p>33</text:p>
          </table:table-cell>
          <table:table-cell office:value-type="float" office:value="32.121000000000002" table:style-name="ce30">
            <text:p>32</text:p>
          </table:table-cell>
          <table:table-cell office:value-type="float" office:value="32.276000000000003" table:style-name="ce30">
            <text:p>32</text:p>
          </table:table-cell>
          <table:table-cell office:value-type="float" office:value="30.841999999999999" table:style-name="ce30">
            <text:p>31</text:p>
          </table:table-cell>
          <table:table-cell office:value-type="float" office:value="29.535" table:style-name="ce30">
            <text:p>30</text:p>
          </table:table-cell>
          <table:table-cell office:value-type="float" office:value="29.199000000000002" table:style-name="ce30">
            <text:p>29</text:p>
          </table:table-cell>
          <table:table-cell office:value-type="float" office:value="28.896999999999998" table:style-name="ce30">
            <text:p>29</text:p>
          </table:table-cell>
          <table:table-cell office:value-type="float" office:value="28.606999999999999" table:style-name="ce30">
            <text:p>29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Other transport</text:p>
          </table:table-cell>
          <table:table-cell office:value-type="float" office:value="20.28" table:style-name="ce30">
            <text:p>20</text:p>
          </table:table-cell>
          <table:table-cell office:value-type="float" office:value="23.599" table:style-name="ce30">
            <text:p>24</text:p>
          </table:table-cell>
          <table:table-cell office:value-type="float" office:value="24.954999999999998" table:style-name="ce30">
            <text:p>25</text:p>
          </table:table-cell>
          <table:table-cell office:value-type="float" office:value="34.045000000000002" table:style-name="ce30">
            <text:p>34</text:p>
          </table:table-cell>
          <table:table-cell office:value-type="float" office:value="37.457999999999998" table:style-name="ce30">
            <text:p>37</text:p>
          </table:table-cell>
          <table:table-cell office:value-type="float" office:value="32.014000000000003" table:style-name="ce30">
            <text:p>32</text:p>
          </table:table-cell>
          <table:table-cell office:value-type="float" office:value="27.893000000000001" table:style-name="ce30">
            <text:p>28</text:p>
          </table:table-cell>
          <table:table-cell office:value-type="float" office:value="26.271000000000001" table:style-name="ce30">
            <text:p>26</text:p>
          </table:table-cell>
          <table:table-cell office:value-type="float" office:value="29.895" table:style-name="ce30">
            <text:p>30</text:p>
          </table:table-cell>
          <table:table-cell office:value-type="float" office:value="26.943999999999999" table:style-name="ce30">
            <text:p>27</text:p>
          </table:table-cell>
          <table:table-cell office:value-type="float" office:value="27.545000000000002" table:style-name="ce30">
            <text:p>28</text:p>
          </table:table-cell>
          <table:table-cell office:value-type="float" office:value="28.058" table:style-name="ce30">
            <text:p>28</text:p>
          </table:table-cell>
          <table:table-cell office:value-type="float" office:value="25.785" table:style-name="ce30">
            <text:p>26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Public Corporation expenditure</text:p>
          </table:table-cell>
          <table:table-cell table:number-columns-repeated="2" table:style-name="ce26"/>
          <table:table-cell office:value-type="float" office:value="6.58" table:style-name="ce28">
            <text:p>7</text:p>
          </table:table-cell>
          <table:table-cell office:value-type="float" office:value="7.5983344184791548" table:style-name="ce28">
            <text:p>8</text:p>
          </table:table-cell>
          <table:table-cell office:value-type="float" office:value="5.6080864924124612" table:style-name="ce28">
            <text:p>6</text:p>
          </table:table-cell>
          <table:table-cell office:value-type="float" office:value="3.8348400000000002" table:style-name="ce28">
            <text:p>4</text:p>
          </table:table-cell>
          <table:table-cell office:value-type="float" office:value="3.5515808195034988" table:style-name="ce28">
            <text:p>4</text:p>
          </table:table-cell>
          <table:table-cell office:value-type="float" office:value="3.0779999999999998" table:style-name="ce28">
            <text:p>3</text:p>
          </table:table-cell>
          <table:table-cell office:value-type="float" office:value="2.3359999999999999" table:style-name="ce28">
            <text:p>2</text:p>
          </table:table-cell>
          <table:table-cell office:value-type="float" office:value="2.9390000000000001" table:style-name="ce28">
            <text:p>3</text:p>
          </table:table-cell>
          <table:table-cell office:value-type="float" office:value="2.4649999999999999" table:style-name="ce28">
            <text:p>2</text:p>
          </table:table-cell>
          <table:table-cell office:value-type="float" office:value="2.907" table:style-name="ce28">
            <text:p>3</text:p>
          </table:table-cell>
          <table:table-cell office:value-type="float" office:value="2.839" table:style-name="ce28">
            <text:p>3</text:p>
          </table:table-cell>
          <table:table-cell office:value-type="float" office:value="2.6509999999999998" table:style-name="ce28">
            <text:p>3</text:p>
          </table:table-cell>
          <table:table-cell office:value-type="float" office:value="3.8559999999999999" table:style-name="ce28">
            <text:p>4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National roads</text:p>
          </table:table-cell>
          <table:table-cell office:value-type="float" office:value="1.04" table:style-name="ce30">
            <text:p>1</text:p>
          </table:table-cell>
          <table:table-cell office:value-type="float" office:value="2.5505811450710283" table:style-name="ce30">
            <text:p>3</text:p>
          </table:table-cell>
          <table:table-cell office:value-type="float" office:value="1.4489883770985794" table:style-name="ce30">
            <text:p>1</text:p>
          </table:table-cell>
          <table:table-cell office:value-type="float" office:value="0.89384000000000008" table:style-name="ce30">
            <text:p>1</text:p>
          </table:table-cell>
          <table:table-cell office:value-type="float" office:value="0.50257081950349858" table:style-name="ce30">
            <text:p>1</text:p>
          </table:table-cell>
          <table:table-cell office:value-type="float" office:value="8.9999999999999993E-3" table:style-name="ce30">
            <text:p>0</text:p>
          </table:table-cell>
          <table:table-cell office:value-type="float" office:value="0.42099999999999999" table:style-name="ce30">
            <text:p>0</text:p>
          </table:table-cell>
          <table:table-cell office:value-type="float" office:value="0.38100000000000001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27"/>
          <table:table-cell office:value-type="string" table:style-name="ce27">
            <text:p>Capital: Railways</text:p>
          </table:table-cell>
          <table:table-cell office:value-type="float" office:value="5.54" table:style-name="ce30">
            <text:p>6</text:p>
          </table:table-cell>
          <table:table-cell office:value-type="float" office:value="5.0477532734081265" table:style-name="ce30">
            <text:p>5</text:p>
          </table:table-cell>
          <table:table-cell office:value-type="float" office:value="4.1590981153138813" table:style-name="ce30">
            <text:p>4</text:p>
          </table:table-cell>
          <table:table-cell office:value-type="float" office:value="2.9409999999999998" table:style-name="ce30">
            <text:p>3</text:p>
          </table:table-cell>
          <table:table-cell office:value-type="float" office:value="3.03" table:style-name="ce30">
            <text:p>3</text:p>
          </table:table-cell>
          <table:table-cell office:value-type="float" office:value="3.05" table:style-name="ce30">
            <text:p>3</text:p>
          </table:table-cell>
          <table:table-cell office:value-type="float" office:value="1.8959999999999999" table:style-name="ce30">
            <text:p>2</text:p>
          </table:table-cell>
          <table:table-cell office:value-type="float" office:value="2.5299999999999998" table:style-name="ce30">
            <text:p>3</text:p>
          </table:table-cell>
          <table:table-cell office:value-type="float" office:value="2.4460000000000002" table:style-name="ce30">
            <text:p>2</text:p>
          </table:table-cell>
          <table:table-cell office:value-type="float" office:value="2.8879999999999999" table:style-name="ce30">
            <text:p>3</text:p>
          </table:table-cell>
          <table:table-cell office:value-type="float" office:value="2.82" table:style-name="ce30">
            <text:p>3</text:p>
          </table:table-cell>
          <table:table-cell office:value-type="float" office:value="2.6320000000000001" table:style-name="ce30">
            <text:p>3</text:p>
          </table:table-cell>
          <table:table-cell office:value-type="float" office:value="3.8079999999999998" table:style-name="ce30">
            <text:p>4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9">
          <table:table-cell table:number-columns-repeated="3" table:style-name="ce15"/>
          <table:table-cell office:value-type="string" table:style-name="ce15">
            <text:p>Capital: Other transport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.9E-2" table:style-name="ce35">
            <text:p>0</text:p>
          </table:table-cell>
          <table:table-cell office:value-type="float" office:value="1.9E-2" table:style-name="ce35">
            <text:p>0</text:p>
          </table:table-cell>
          <table:table-cell office:value-type="float" office:value="2.8000000000000001E-2" table:style-name="ce35">
            <text:p>0</text:p>
          </table:table-cell>
          <table:table-cell office:value-type="float" office:value="1.9E-2" table:style-name="ce35">
            <text:p>0</text:p>
          </table:table-cell>
          <table:table-cell office:value-type="float" office:value="1.9E-2" table:style-name="ce35">
            <text:p>0</text:p>
          </table:table-cell>
          <table:table-cell office:value-type="float" office:value="1.9E-2" table:style-name="ce35">
            <text:p>0</text:p>
          </table:table-cell>
          <table:table-cell office:value-type="float" office:value="1.9E-2" table:style-name="ce35">
            <text:p>0</text:p>
          </table:table-cell>
          <table:table-cell office:value-type="float" office:value="4.8000000000000001E-2" table:style-name="ce35">
            <text:p>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1">
          <table:table-cell table:number-columns-repeated="5" table:style-name="ce27"/>
          <table:table-cell table:number-columns-repeated="2" table:style-name="ce36"/>
          <table:table-cell table:number-columns-repeated="4" table:style-name="ce37"/>
          <table:table-cell table:number-columns-repeated="4" table:style-name="ce38"/>
          <table:table-cell table:number-columns-repeated="2" table:style-name="ce21"/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4">
          <table:table-cell office:value-type="string" table:style-name="ce8">
            <text:p>Table TSGB1302 (continued)</text:p>
          </table:table-cell>
          <table:table-cell table:number-columns-repeated="6" table:style-name="ce39"/>
          <table:table-cell table:number-columns-repeated="4" table:style-name="ce40"/>
          <table:table-cell table:number-columns-repeated="6" table:style-name="ce41"/>
          <table:table-cell table:number-columns-repeated="5" table:style-name="ce4"/>
          <table:table-cell table:style-name="ce42"/>
          <table:table-cell table:number-columns-repeated="16361" table:style-name="ce41"/>
        </table:table-row>
        <table:table-row table:style-name="ro5">
          <table:table-cell office:value-type="string" table:style-name="ce43">
            <text:p>UK Public Expenditure on Transport:<text:span text:style-name="T3">1</text:span><text:span text:style-name="T2"><text:s/>from 2005/06 (continued)</text:span></text:p>
          </table:table-cell>
          <table:table-cell table:style-name="ce41"/>
          <table:table-cell table:number-columns-repeated="2" table:style-name="ce44"/>
          <table:table-cell table:number-columns-repeated="7" table:style-name="ce39"/>
          <table:table-cell table:number-columns-repeated="6" table:style-name="ce41"/>
          <table:table-cell table:number-columns-repeated="5" table:style-name="ce4"/>
          <table:table-cell table:style-name="ce42"/>
          <table:table-cell table:number-columns-repeated="16361" table:style-name="ce41"/>
        </table:table-row>
        <table:table-row table:style-name="ro3">
          <table:table-cell table:number-columns-repeated="2" table:style-name="ce27"/>
          <table:table-cell table:number-columns-repeated="2" table:style-name="ce15"/>
          <table:table-cell table:style-name="ce16"/>
          <table:table-cell table:style-name="ce45"/>
          <table:table-cell table:style-name="ce46"/>
          <table:table-cell table:style-name="ce47"/>
          <table:table-cell table:number-columns-repeated="8" table:style-name="ce17"/>
          <table:table-cell office:value-type="string" table:style-name="ce17">
            <text:p>£ million (outturn prices)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2">
          <table:table-cell table:number-columns-repeated="2" table:style-name="ce48"/>
          <table:table-cell table:number-columns-repeated="2" table:style-name="ce23"/>
          <table:table-cell office:value-type="string" table:style-name="ce24">
            <text:p>2005/06</text:p>
          </table:table-cell>
          <table:table-cell office:value-type="string" table:style-name="ce24">
            <text:p>2006/07</text:p>
          </table:table-cell>
          <table:table-cell office:value-type="string" table:style-name="ce24">
            <text:p>2007/08</text:p>
          </table:table-cell>
          <table:table-cell office:value-type="string" table:style-name="ce24">
            <text:p>2008/09</text:p>
          </table:table-cell>
          <table:table-cell office:value-type="string" table:style-name="ce24">
            <text:p>2009/10</text:p>
          </table:table-cell>
          <table:table-cell office:value-type="string" table:style-name="ce24">
            <text:p>2010/11</text:p>
          </table:table-cell>
          <table:table-cell office:value-type="string" table:style-name="ce24">
            <text:p>2011/12</text:p>
          </table:table-cell>
          <table:table-cell office:value-type="string" table:style-name="ce24">
            <text:p>2012/13</text:p>
          </table:table-cell>
          <table:table-cell office:value-type="string" table:style-name="ce24">
            <text:p>2013/14</text:p>
          </table:table-cell>
          <table:table-cell office:value-type="string" table:style-name="ce24">
            <text:p>2014/15</text:p>
          </table:table-cell>
          <table:table-cell office:value-type="string" table:style-name="ce24">
            <text:p>2015/16</text:p>
          </table:table-cell>
          <table:table-cell office:value-type="string" table:style-name="ce24">
            <text:p>2016/17</text:p>
          </table:table-cell>
          <table:table-cell office:value-type="string" table:style-name="ce24">
            <text:p>2017/18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0">
          <table:table-cell office:value-type="string" table:style-name="ce26">
            <text:p>Great Britain</text:p>
          </table:table-cell>
          <table:table-cell table:style-name="ce21"/>
          <table:table-cell table:number-columns-repeated="2" table:style-name="ce26"/>
          <table:table-cell office:value-type="float" office:value="16302.8" table:style-name="ce28">
            <text:p>16,303</text:p>
          </table:table-cell>
          <table:table-cell office:value-type="float" office:value="19149.039582891157" table:style-name="ce28">
            <text:p>19,149</text:p>
          </table:table-cell>
          <table:table-cell office:value-type="float" office:value="19712.042864048693" table:style-name="ce28">
            <text:p>19,712</text:p>
          </table:table-cell>
          <table:table-cell office:value-type="float" office:value="20132.601770000001" table:style-name="ce28">
            <text:p>20,133</text:p>
          </table:table-cell>
          <table:table-cell office:value-type="float" office:value="22141.467213023629" table:style-name="ce49">
            <text:p>22,141</text:p>
          </table:table-cell>
          <table:table-cell office:value-type="float" office:value="20562.533000000003" table:style-name="ce49">
            <text:p>20,563</text:p>
          </table:table-cell>
          <table:table-cell office:value-type="float" office:value="19603.255000000001" table:style-name="ce49">
            <text:p>19,603</text:p>
          </table:table-cell>
          <table:table-cell office:value-type="float" office:value="19397.657999999999" table:style-name="ce49">
            <text:p>19,398</text:p>
          </table:table-cell>
          <table:table-cell office:value-type="float" office:value="19913.067999999999" table:style-name="ce49">
            <text:p>19,913</text:p>
          </table:table-cell>
          <table:table-cell office:value-type="float" office:value="20944.817999999999" table:style-name="ce49">
            <text:p>20,945</text:p>
          </table:table-cell>
          <table:table-cell office:value-type="float" office:value="26789.530999999999" table:style-name="ce49">
            <text:p>26,790</text:p>
          </table:table-cell>
          <table:table-cell office:value-type="float" office:value="27431.307000000001" table:style-name="ce49">
            <text:p>27,431</text:p>
          </table:table-cell>
          <table:table-cell office:value-type="float" office:value="31320.071" table:style-name="ce49">
            <text:p>31,320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7">
          <table:table-cell table:style-name="ce27"/>
          <table:table-cell office:value-type="string" table:style-name="ce26">
            <text:p>Central government expenditure<text:s/><text:span text:style-name="T4">2</text:span></text:p>
          </table:table-cell>
          <table:table-cell table:number-columns-repeated="2" table:style-name="ce26"/>
          <table:table-cell office:value-type="float" office:value="6666.59" table:style-name="ce28">
            <text:p>6,667</text:p>
          </table:table-cell>
          <table:table-cell office:value-type="float" office:value="9375.5840083341282" table:style-name="ce28">
            <text:p>9,376</text:p>
          </table:table-cell>
          <table:table-cell office:value-type="float" office:value="9656.4256397594945" table:style-name="ce28">
            <text:p>9,656</text:p>
          </table:table-cell>
          <table:table-cell office:value-type="float" office:value="9685.7077700000009" table:style-name="ce28">
            <text:p>9,686</text:p>
          </table:table-cell>
          <table:table-cell office:value-type="float" office:value="11006.005143023631" table:style-name="ce28">
            <text:p>11,006</text:p>
          </table:table-cell>
          <table:table-cell office:value-type="float" office:value="9868.3510000000006" table:style-name="ce28">
            <text:p>9,868</text:p>
          </table:table-cell>
          <table:table-cell office:value-type="float" office:value="9163.2669999999998" table:style-name="ce28">
            <text:p>9,163</text:p>
          </table:table-cell>
          <table:table-cell office:value-type="float" office:value="9175.4369999999999" table:style-name="ce28">
            <text:p>9,175</text:p>
          </table:table-cell>
          <table:table-cell office:value-type="float" office:value="9394.1589999999997" table:style-name="ce28">
            <text:p>9,394</text:p>
          </table:table-cell>
          <table:table-cell office:value-type="float" office:value="9986.5120000000006" table:style-name="ce28">
            <text:p>9,987</text:p>
          </table:table-cell>
          <table:table-cell office:value-type="float" office:value="16077.3" table:style-name="ce28">
            <text:p>16,077</text:p>
          </table:table-cell>
          <table:table-cell office:value-type="float" office:value="16956.79" table:style-name="ce28">
            <text:p>16,957</text:p>
          </table:table-cell>
          <table:table-cell office:value-type="float" office:value="19535.647000000001" table:style-name="ce28">
            <text:p>19,536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8">
          <table:table-cell table:style-name="ce27"/>
          <table:table-cell table:style-name="ce21"/>
          <table:table-cell office:value-type="string" table:style-name="ce26">
            <text:p>Capital</text:p>
          </table:table-cell>
          <table:table-cell table:style-name="ce26"/>
          <table:table-cell office:value-type="float" office:value="3199.28" table:style-name="ce28">
            <text:p>3,199</text:p>
          </table:table-cell>
          <table:table-cell office:value-type="float" office:value="5097.5601331383832" table:style-name="ce28">
            <text:p>5,098</text:p>
          </table:table-cell>
          <table:table-cell office:value-type="float" office:value="5258.6216281786701" table:style-name="ce28">
            <text:p>5,259</text:p>
          </table:table-cell>
          <table:table-cell office:value-type="float" office:value="6149.8910500000002" table:style-name="ce28">
            <text:p>6,150</text:p>
          </table:table-cell>
          <table:table-cell office:value-type="float" office:value="7000.4585630593156" table:style-name="ce28">
            <text:p>7,000</text:p>
          </table:table-cell>
          <table:table-cell office:value-type="float" office:value="6345.6180000000004" table:style-name="ce28">
            <text:p>6,346</text:p>
          </table:table-cell>
          <table:table-cell office:value-type="float" office:value="5851.1260000000002" table:style-name="ce28">
            <text:p>5,851</text:p>
          </table:table-cell>
          <table:table-cell office:value-type="float" office:value="5882.0320000000002" table:style-name="ce28">
            <text:p>5,882</text:p>
          </table:table-cell>
          <table:table-cell office:value-type="float" office:value="6023.6239999999998" table:style-name="ce28">
            <text:p>6,024</text:p>
          </table:table-cell>
          <table:table-cell office:value-type="float" office:value="7309.54" table:style-name="ce28">
            <text:p>7,310</text:p>
          </table:table-cell>
          <table:table-cell office:value-type="float" office:value="10165.678" table:style-name="ce28">
            <text:p>10,166</text:p>
          </table:table-cell>
          <table:table-cell office:value-type="float" office:value="10696.235000000001" table:style-name="ce28">
            <text:p>10,696</text:p>
          </table:table-cell>
          <table:table-cell office:value-type="float" office:value="12611.028" table:style-name="ce28">
            <text:p>12,611</text:p>
          </table:table-cell>
          <table:table-cell table:number-columns-repeated="5" table:style-name="ce4"/>
          <table:table-cell table:style-name="ce29"/>
          <table:table-cell table:number-columns-repeated="16361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National roads</text:p>
          </table:table-cell>
          <table:table-cell office:value-type="float" office:value="1067.8" table:style-name="ce30">
            <text:p>1,068</text:p>
          </table:table-cell>
          <table:table-cell office:value-type="float" office:value="1532.654" table:style-name="ce30">
            <text:p>1,533</text:p>
          </table:table-cell>
          <table:table-cell office:value-type="float" office:value="1424.3490000000002" table:style-name="ce30">
            <text:p>1,424</text:p>
          </table:table-cell>
          <table:table-cell office:value-type="float" office:value="1534.924" table:style-name="ce30">
            <text:p>1,535</text:p>
          </table:table-cell>
          <table:table-cell office:value-type="float" office:value="2536.7040000000002" table:style-name="ce30">
            <text:p>2,537</text:p>
          </table:table-cell>
          <table:table-cell office:value-type="float" office:value="2139.2349999999997" table:style-name="ce30">
            <text:p>2,139</text:p>
          </table:table-cell>
          <table:table-cell office:value-type="float" office:value="1730.4950000000001" table:style-name="ce30">
            <text:p>1,730</text:p>
          </table:table-cell>
          <table:table-cell office:value-type="float" office:value="1602.6390000000001" table:style-name="ce30">
            <text:p>1,603</text:p>
          </table:table-cell>
          <table:table-cell office:value-type="float" office:value="1936.8140000000001" table:style-name="ce30">
            <text:p>1,937</text:p>
          </table:table-cell>
          <table:table-cell office:value-type="float" office:value="2501.288" table:style-name="ce30">
            <text:p>2,501</text:p>
          </table:table-cell>
          <table:table-cell office:value-type="float" office:value="2679.625" table:style-name="ce30">
            <text:p>2,680</text:p>
          </table:table-cell>
          <table:table-cell office:value-type="float" office:value="2918.2890000000002" table:style-name="ce30">
            <text:p>2,918</text:p>
          </table:table-cell>
          <table:table-cell office:value-type="float" office:value="3283.58" table:style-name="ce30">
            <text:p>3,284</text:p>
          </table:table-cell>
          <table:table-cell table:number-columns-repeated="5" table:style-name="ce4"/>
          <table:table-cell table:number-columns-repeated="2" table:style-name="ce29"/>
          <table:table-cell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roads</text:p>
          </table:table-cell>
          <table:table-cell office:value-type="float" office:value="0" table:style-name="ce30">
            <text:p>0</text:p>
          </table:table-cell>
          <table:table-cell office:value-type="float" office:value="2.673" table:style-name="ce30">
            <text:p>3</text:p>
          </table:table-cell>
          <table:table-cell office:value-type="float" office:value="42.737000000000002" table:style-name="ce30">
            <text:p>43</text:p>
          </table:table-cell>
          <table:table-cell office:value-type="float" office:value="102.113" table:style-name="ce30">
            <text:p>102</text:p>
          </table:table-cell>
          <table:table-cell office:value-type="float" office:value="220.33199999999999" table:style-name="ce30">
            <text:p>220</text:p>
          </table:table-cell>
          <table:table-cell office:value-type="float" office:value="134.43799999999999" table:style-name="ce30">
            <text:p>134</text:p>
          </table:table-cell>
          <table:table-cell office:value-type="float" office:value="104.145" table:style-name="ce30">
            <text:p>104</text:p>
          </table:table-cell>
          <table:table-cell office:value-type="float" office:value="131.26900000000001" table:style-name="ce30">
            <text:p>13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public transport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4.3650000000000002" table:style-name="ce30">
            <text:p>4</text:p>
          </table:table-cell>
          <table:table-cell office:value-type="float" office:value="5.9089999999999989" table:style-name="ce30">
            <text:p>6</text:p>
          </table:table-cell>
          <table:table-cell office:value-type="float" office:value="6.8049999999999997" table:style-name="ce30">
            <text:p>7</text:p>
          </table:table-cell>
          <table:table-cell office:value-type="float" office:value="24.738999999999997" table:style-name="ce30">
            <text:p>25</text:p>
          </table:table-cell>
          <table:table-cell office:value-type="float" office:value="3.492" table:style-name="ce30">
            <text:p>3</text:p>
          </table:table-cell>
          <table:table-cell office:value-type="float" office:value="17.158000000000001" table:style-name="ce30">
            <text:p>17</text:p>
          </table:table-cell>
          <table:table-cell office:value-type="float" office:value="4.8099999999999996" table:style-name="ce30">
            <text:p>5</text:p>
          </table:table-cell>
          <table:table-cell office:value-type="float" office:value="28.042999999999999" table:style-name="ce30">
            <text:p>28</text:p>
          </table:table-cell>
          <table:table-cell office:value-type="float" office:value="0.56100000000000005" table:style-name="ce30">
            <text:p>1</text:p>
          </table:table-cell>
          <table:table-cell office:value-type="float" office:value="20.361999999999998" table:style-name="ce30">
            <text:p>20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Railways</text:p>
          </table:table-cell>
          <table:table-cell office:value-type="float" office:value="2106.5300000000002" table:style-name="ce30">
            <text:p>2,107</text:p>
          </table:table-cell>
          <table:table-cell office:value-type="float" office:value="3531.7028516470582" table:style-name="ce30">
            <text:p>3,532</text:p>
          </table:table-cell>
          <table:table-cell office:value-type="float" office:value="3723.8743111764707" table:style-name="ce30">
            <text:p>3,724</text:p>
          </table:table-cell>
          <table:table-cell office:value-type="float" office:value="4497.6050000000005" table:style-name="ce30">
            <text:p>4,498</text:p>
          </table:table-cell>
          <table:table-cell office:value-type="float" office:value="4185.9014794876903" table:style-name="ce30">
            <text:p>4,186</text:p>
          </table:table-cell>
          <table:table-cell office:value-type="float" office:value="4040.268" table:style-name="ce30">
            <text:p>4,040</text:p>
          </table:table-cell>
          <table:table-cell office:value-type="float" office:value="3944.8620000000001" table:style-name="ce30">
            <text:p>3,945</text:p>
          </table:table-cell>
          <table:table-cell office:value-type="float" office:value="4095.5819999999999" table:style-name="ce30">
            <text:p>4,096</text:p>
          </table:table-cell>
          <table:table-cell office:value-type="float" office:value="3920.413" table:style-name="ce30">
            <text:p>3,920</text:p>
          </table:table-cell>
          <table:table-cell office:value-type="float" office:value="4755.6229999999996" table:style-name="ce30">
            <text:p>4,756</text:p>
          </table:table-cell>
          <table:table-cell office:value-type="float" office:value="7215.9129999999996" table:style-name="ce30">
            <text:p>7,216</text:p>
          </table:table-cell>
          <table:table-cell office:value-type="float" office:value="7629.0559999999996" table:style-name="ce30">
            <text:p>7,629</text:p>
          </table:table-cell>
          <table:table-cell office:value-type="float" office:value="9053.6530000000002" table:style-name="ce30">
            <text:p>9,054</text:p>
          </table:table-cell>
          <table:table-cell table:number-columns-repeated="5" table:style-name="ce4"/>
          <table:table-cell table:number-columns-repeated="2" table:style-name="ce29"/>
          <table:table-cell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Other transport</text:p>
          </table:table-cell>
          <table:table-cell office:value-type="float" office:value="24.86" table:style-name="ce30">
            <text:p>25</text:p>
          </table:table-cell>
          <table:table-cell office:value-type="float" office:value="30.530281491324615" table:style-name="ce30">
            <text:p>31</text:p>
          </table:table-cell>
          <table:table-cell office:value-type="float" office:value="67.661317002199169" table:style-name="ce30">
            <text:p>68</text:p>
          </table:table-cell>
          <table:table-cell office:value-type="float" office:value="10.884049999999998" table:style-name="ce30">
            <text:p>11</text:p>
          </table:table-cell>
          <table:table-cell office:value-type="float" office:value="51.612083571627686" table:style-name="ce30">
            <text:p>52</text:p>
          </table:table-cell>
          <table:table-cell office:value-type="float" office:value="24.872000000000003" table:style-name="ce30">
            <text:p>25</text:p>
          </table:table-cell>
          <table:table-cell office:value-type="float" office:value="46.884999999999998" table:style-name="ce30">
            <text:p>47</text:p>
          </table:table-cell>
          <table:table-cell office:value-type="float" office:value="49.050000000000004" table:style-name="ce30">
            <text:p>49</text:p>
          </table:table-cell>
          <table:table-cell office:value-type="float" office:value="149.239" table:style-name="ce30">
            <text:p>149</text:p>
          </table:table-cell>
          <table:table-cell office:value-type="float" office:value="47.819000000000003" table:style-name="ce30">
            <text:p>48</text:p>
          </table:table-cell>
          <table:table-cell office:value-type="float" office:value="242.09700000000001" table:style-name="ce30">
            <text:p>242</text:p>
          </table:table-cell>
          <table:table-cell office:value-type="float" office:value="148.32900000000001" table:style-name="ce30">
            <text:p>148</text:p>
          </table:table-cell>
          <table:table-cell office:value-type="float" office:value="253.43299999999999" table:style-name="ce30">
            <text:p>253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8">
          <table:table-cell table:style-name="ce27"/>
          <table:table-cell table:style-name="ce21"/>
          <table:table-cell office:value-type="string" table:style-name="ce26">
            <text:p>Current / resource</text:p>
          </table:table-cell>
          <table:table-cell table:style-name="ce26"/>
          <table:table-cell office:value-type="float" office:value="3467.31" table:style-name="ce28">
            <text:p>3,467</text:p>
          </table:table-cell>
          <table:table-cell office:value-type="float" office:value="4278.0238751957468" table:style-name="ce28">
            <text:p>4,278</text:p>
          </table:table-cell>
          <table:table-cell office:value-type="float" office:value="4397.8040115808244" table:style-name="ce28">
            <text:p>4,398</text:p>
          </table:table-cell>
          <table:table-cell office:value-type="float" office:value="3535.8167199999998" table:style-name="ce28">
            <text:p>3,536</text:p>
          </table:table-cell>
          <table:table-cell office:value-type="float" office:value="4005.5465799643134" table:style-name="ce28">
            <text:p>4,006</text:p>
          </table:table-cell>
          <table:table-cell office:value-type="float" office:value="3522.7329999999997" table:style-name="ce28">
            <text:p>3,523</text:p>
          </table:table-cell>
          <table:table-cell office:value-type="float" office:value="3312.1410000000005" table:style-name="ce28">
            <text:p>3,312</text:p>
          </table:table-cell>
          <table:table-cell office:value-type="float" office:value="3293.4049999999997" table:style-name="ce28">
            <text:p>3,293</text:p>
          </table:table-cell>
          <table:table-cell office:value-type="float" office:value="3370.5349999999999" table:style-name="ce28">
            <text:p>3,371</text:p>
          </table:table-cell>
          <table:table-cell office:value-type="float" office:value="2676.9720000000002" table:style-name="ce28">
            <text:p>2,677</text:p>
          </table:table-cell>
          <table:table-cell office:value-type="float" office:value="5911.6220000000003" table:style-name="ce28">
            <text:p>5,912</text:p>
          </table:table-cell>
          <table:table-cell office:value-type="float" office:value="6260.5550000000003" table:style-name="ce28">
            <text:p>6,261</text:p>
          </table:table-cell>
          <table:table-cell office:value-type="float" office:value="6924.6189999999997" table:style-name="ce28">
            <text:p>6,925</text:p>
          </table:table-cell>
          <table:table-cell table:number-columns-repeated="5" table:style-name="ce4"/>
          <table:table-cell table:style-name="ce29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National roads</text:p>
          </table:table-cell>
          <table:table-cell office:value-type="float" office:value="1607.75" table:style-name="ce30">
            <text:p>1,608</text:p>
          </table:table-cell>
          <table:table-cell office:value-type="float" office:value="1741.3937147724598" table:style-name="ce30">
            <text:p>1,741</text:p>
          </table:table-cell>
          <table:table-cell office:value-type="float" office:value="1768.244356204063" table:style-name="ce30">
            <text:p>1,768</text:p>
          </table:table-cell>
          <table:table-cell office:value-type="float" office:value="1912.1421500000001" table:style-name="ce30">
            <text:p>1,912</text:p>
          </table:table-cell>
          <table:table-cell office:value-type="float" office:value="1566.7065425809842" table:style-name="ce30">
            <text:p>1,567</text:p>
          </table:table-cell>
          <table:table-cell office:value-type="float" office:value="1395.3939999999998" table:style-name="ce30">
            <text:p>1,395</text:p>
          </table:table-cell>
          <table:table-cell office:value-type="float" office:value="1321.463" table:style-name="ce30">
            <text:p>1,321</text:p>
          </table:table-cell>
          <table:table-cell office:value-type="float" office:value="1218.6109999999999" table:style-name="ce30">
            <text:p>1,219</text:p>
          </table:table-cell>
          <table:table-cell office:value-type="float" office:value="1199.643" table:style-name="ce30">
            <text:p>1,200</text:p>
          </table:table-cell>
          <table:table-cell office:value-type="float" office:value="1194.944" table:style-name="ce30">
            <text:p>1,195</text:p>
          </table:table-cell>
          <table:table-cell office:value-type="float" office:value="1288.924" table:style-name="ce30">
            <text:p>1,289</text:p>
          </table:table-cell>
          <table:table-cell office:value-type="float" office:value="1232.691" table:style-name="ce30">
            <text:p>1,233</text:p>
          </table:table-cell>
          <table:table-cell office:value-type="float" office:value="1361.1859999999999" table:style-name="ce30">
            <text:p>1,361</text:p>
          </table:table-cell>
          <table:table-cell table:number-columns-repeated="5" table:style-name="ce4"/>
          <table:table-cell table:number-columns-repeated="3" table:style-name="ce29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roads</text:p>
          </table:table-cell>
          <table:table-cell office:value-type="float" office:value="0" table:style-name="ce30">
            <text:p>0</text:p>
          </table:table-cell>
          <table:table-cell office:value-type="float" office:value="0.09" table:style-name="ce30">
            <text:p>0</text:p>
          </table:table-cell>
          <table:table-cell office:value-type="float" office:value="0.32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-0.97199999999999998" table:style-name="ce32">
            <text:p>-1</text:p>
          </table:table-cell>
          <table:table-cell office:value-type="float" office:value="0.60600000000000009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0000000000000007E-2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public transport</text:p>
          </table:table-cell>
          <table:table-cell office:value-type="float" office:value="443.69" table:style-name="ce30">
            <text:p>444</text:p>
          </table:table-cell>
          <table:table-cell office:value-type="float" office:value="691.66493252361681" table:style-name="ce30">
            <text:p>692</text:p>
          </table:table-cell>
          <table:table-cell office:value-type="float" office:value="766.95909185400001" table:style-name="ce30">
            <text:p>767</text:p>
          </table:table-cell>
          <table:table-cell office:value-type="float" office:value="707.22550999999999" table:style-name="ce30">
            <text:p>707</text:p>
          </table:table-cell>
          <table:table-cell office:value-type="float" office:value="734.60020000000009" table:style-name="ce30">
            <text:p>735</text:p>
          </table:table-cell>
          <table:table-cell office:value-type="float" office:value="703.41500000000008" table:style-name="ce30">
            <text:p>703</text:p>
          </table:table-cell>
          <table:table-cell office:value-type="float" office:value="699.48899999999992" table:style-name="ce30">
            <text:p>699</text:p>
          </table:table-cell>
          <table:table-cell office:value-type="float" office:value="612.34900000000005" table:style-name="ce30">
            <text:p>612</text:p>
          </table:table-cell>
          <table:table-cell office:value-type="float" office:value="515.66300000000001" table:style-name="ce30">
            <text:p>516</text:p>
          </table:table-cell>
          <table:table-cell office:value-type="float" office:value="451.00299999999999" table:style-name="ce30">
            <text:p>451</text:p>
          </table:table-cell>
          <table:table-cell office:value-type="float" office:value="459.673" table:style-name="ce30">
            <text:p>460</text:p>
          </table:table-cell>
          <table:table-cell office:value-type="float" office:value="452.59699999999998" table:style-name="ce30">
            <text:p>453</text:p>
          </table:table-cell>
          <table:table-cell office:value-type="float" office:value="454.49299999999999" table:style-name="ce30">
            <text:p>454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Railways</text:p>
          </table:table-cell>
          <table:table-cell office:value-type="float" office:value="1025.6400000000001" table:style-name="ce30">
            <text:p>1,026</text:p>
          </table:table-cell>
          <table:table-cell office:value-type="float" office:value="1427.7967937251324" table:style-name="ce30">
            <text:p>1,428</text:p>
          </table:table-cell>
          <table:table-cell office:value-type="float" office:value="1433.2716572305089" table:style-name="ce30">
            <text:p>1,433</text:p>
          </table:table-cell>
          <table:table-cell office:value-type="float" office:value="437.2489799999999" table:style-name="ce30">
            <text:p>437</text:p>
          </table:table-cell>
          <table:table-cell office:value-type="float" office:value="1175.4546734267674" table:style-name="ce30">
            <text:p>1,175</text:p>
          </table:table-cell>
          <table:table-cell office:value-type="float" office:value="977.077" table:style-name="ce30">
            <text:p>977</text:p>
          </table:table-cell>
          <table:table-cell office:value-type="float" office:value="907.63099999999997" table:style-name="ce30">
            <text:p>908</text:p>
          </table:table-cell>
          <table:table-cell office:value-type="float" office:value="1108.2449999999999" table:style-name="ce30">
            <text:p>1,108</text:p>
          </table:table-cell>
          <table:table-cell office:value-type="float" office:value="1268.0309999999999" table:style-name="ce30">
            <text:p>1,268</text:p>
          </table:table-cell>
          <table:table-cell office:value-type="float" office:value="541.25699999999995" table:style-name="ce30">
            <text:p>541</text:p>
          </table:table-cell>
          <table:table-cell office:value-type="float" office:value="3620.74" table:style-name="ce30">
            <text:p>3,621</text:p>
          </table:table-cell>
          <table:table-cell office:value-type="float" office:value="4041.9670000000001" table:style-name="ce30">
            <text:p>4,042</text:p>
          </table:table-cell>
          <table:table-cell office:value-type="float" office:value="4571.0829999999996" table:style-name="ce30">
            <text:p>4,571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Other transport</text:p>
          </table:table-cell>
          <table:table-cell office:value-type="float" office:value="390.23" table:style-name="ce30">
            <text:p>390</text:p>
          </table:table-cell>
          <table:table-cell office:value-type="float" office:value="417.07843417453716" table:style-name="ce30">
            <text:p>417</text:p>
          </table:table-cell>
          <table:table-cell office:value-type="float" office:value="429.00890629225268" table:style-name="ce30">
            <text:p>429</text:p>
          </table:table-cell>
          <table:table-cell office:value-type="float" office:value="479.2000799999999" table:style-name="ce30">
            <text:p>479</text:p>
          </table:table-cell>
          <table:table-cell office:value-type="float" office:value="528.78516395656254" table:style-name="ce30">
            <text:p>529</text:p>
          </table:table-cell>
          <table:table-cell office:value-type="float" office:value="446.84700000000004" table:style-name="ce30">
            <text:p>447</text:p>
          </table:table-cell>
          <table:table-cell office:value-type="float" office:value="384.53" table:style-name="ce30">
            <text:p>385</text:p>
          </table:table-cell>
          <table:table-cell office:value-type="float" office:value="353.59399999999999" table:style-name="ce30">
            <text:p>354</text:p>
          </table:table-cell>
          <table:table-cell office:value-type="float" office:value="387.19799999999998" table:style-name="ce30">
            <text:p>387</text:p>
          </table:table-cell>
          <table:table-cell office:value-type="float" office:value="489.76799999999997" table:style-name="ce30">
            <text:p>490</text:p>
          </table:table-cell>
          <table:table-cell office:value-type="float" office:value="542.21500000000003" table:style-name="ce30">
            <text:p>542</text:p>
          </table:table-cell>
          <table:table-cell office:value-type="float" office:value="533.29999999999995" table:style-name="ce30">
            <text:p>533</text:p>
          </table:table-cell>
          <table:table-cell office:value-type="float" office:value="537.85699999999997" table:style-name="ce30">
            <text:p>538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7">
          <table:table-cell table:style-name="ce27"/>
          <table:table-cell office:value-type="string" table:style-name="ce26">
            <text:p>Local government expenditure</text:p>
          </table:table-cell>
          <table:table-cell table:number-columns-repeated="2" table:style-name="ce26"/>
          <table:table-cell office:value-type="float" office:value="7995.76" table:style-name="ce28">
            <text:p>7,996</text:p>
          </table:table-cell>
          <table:table-cell office:value-type="float" office:value="8120.3969999999999" table:style-name="ce28">
            <text:p>8,120</text:p>
          </table:table-cell>
          <table:table-cell office:value-type="float" office:value="8542.360999999999" table:style-name="ce28">
            <text:p>8,542</text:p>
          </table:table-cell>
          <table:table-cell office:value-type="float" office:value="8919.9170000000013" table:style-name="ce28">
            <text:p>8,920</text:p>
          </table:table-cell>
          <table:table-cell office:value-type="float" office:value="9694.0750000000025" table:style-name="ce28">
            <text:p>9,694</text:p>
          </table:table-cell>
          <table:table-cell office:value-type="float" office:value="9239.8539999999994" table:style-name="ce28">
            <text:p>9,240</text:p>
          </table:table-cell>
          <table:table-cell office:value-type="float" office:value="9534.253999999999" table:style-name="ce28">
            <text:p>9,534</text:p>
          </table:table-cell>
          <table:table-cell office:value-type="float" office:value="9016.2829999999994" table:style-name="ce28">
            <text:p>9,016</text:p>
          </table:table-cell>
          <table:table-cell office:value-type="float" office:value="9362.3909999999996" table:style-name="ce28">
            <text:p>9,362</text:p>
          </table:table-cell>
          <table:table-cell office:value-type="float" office:value="9593.7530000000006" table:style-name="ce28">
            <text:p>9,594</text:p>
          </table:table-cell>
          <table:table-cell office:value-type="float" office:value="9379.6830000000009" table:style-name="ce28">
            <text:p>9,380</text:p>
          </table:table-cell>
          <table:table-cell office:value-type="float" office:value="9230.4539999999997" table:style-name="ce28">
            <text:p>9,230</text:p>
          </table:table-cell>
          <table:table-cell office:value-type="float" office:value="9987.393" table:style-name="ce28">
            <text:p>9,987</text:p>
          </table:table-cell>
          <table:table-cell table:number-columns-repeated="5" table:style-name="ce4"/>
          <table:table-cell table:style-name="ce29"/>
          <table:table-cell table:number-columns-repeated="2" table:style-name="ce21"/>
          <table:table-cell table:number-columns-repeated="16359" table:style-name="ce4"/>
        </table:table-row>
        <table:table-row table:style-name="ro8">
          <table:table-cell table:style-name="ce27"/>
          <table:table-cell table:style-name="ce21"/>
          <table:table-cell office:value-type="string" table:style-name="ce26">
            <text:p>Capital</text:p>
          </table:table-cell>
          <table:table-cell table:style-name="ce26"/>
          <table:table-cell office:value-type="float" office:value="3398.2" table:style-name="ce28">
            <text:p>3,398</text:p>
          </table:table-cell>
          <table:table-cell office:value-type="float" office:value="3372.9180000000001" table:style-name="ce28">
            <text:p>3,373</text:p>
          </table:table-cell>
          <table:table-cell office:value-type="float" office:value="3537.0169999999994" table:style-name="ce28">
            <text:p>3,537</text:p>
          </table:table-cell>
          <table:table-cell office:value-type="float" office:value="3915.9749999999999" table:style-name="ce28">
            <text:p>3,916</text:p>
          </table:table-cell>
          <table:table-cell office:value-type="float" office:value="4331.6540000000005" table:style-name="ce28">
            <text:p>4,332</text:p>
          </table:table-cell>
          <table:table-cell office:value-type="float" office:value="4378.3890000000001" table:style-name="ce28">
            <text:p>4,378</text:p>
          </table:table-cell>
          <table:table-cell office:value-type="float" office:value="5094.058" table:style-name="ce28">
            <text:p>5,094</text:p>
          </table:table-cell>
          <table:table-cell office:value-type="float" office:value="5102.1090000000004" table:style-name="ce28">
            <text:p>5,102</text:p>
          </table:table-cell>
          <table:table-cell office:value-type="float" office:value="5605.2929999999997" table:style-name="ce28">
            <text:p>5,605</text:p>
          </table:table-cell>
          <table:table-cell office:value-type="float" office:value="6148.0749999999998" table:style-name="ce28">
            <text:p>6,148</text:p>
          </table:table-cell>
          <table:table-cell office:value-type="float" office:value="6159.6639999999998" table:style-name="ce28">
            <text:p>6,160</text:p>
          </table:table-cell>
          <table:table-cell office:value-type="float" office:value="6302.2650000000003" table:style-name="ce28">
            <text:p>6,302</text:p>
          </table:table-cell>
          <table:table-cell office:value-type="float" office:value="6901.3980000000001" table:style-name="ce28">
            <text:p>6,901</text:p>
          </table:table-cell>
          <table:table-cell table:number-columns-repeated="5" table:style-name="ce4"/>
          <table:table-cell table:style-name="ce29"/>
          <table:table-cell table:number-columns-repeated="2" table:style-name="ce21"/>
          <table:table-cell table:number-columns-repeated="16359" table:style-name="ce4"/>
        </table:table-row>
        <table:table-row table:style-name="ro8">
          <table:table-cell table:style-name="ce27"/>
          <table:table-cell table:style-name="ce21"/>
          <table:table-cell table:style-name="ce26"/>
          <table:table-cell office:value-type="string" table:style-name="ce27">
            <text:p>National roads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number-columns-repeated="2" table:style-name="ce29"/>
          <table:table-cell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roads</text:p>
          </table:table-cell>
          <table:table-cell office:value-type="float" office:value="2663.46" table:style-name="ce30">
            <text:p>2,663</text:p>
          </table:table-cell>
          <table:table-cell office:value-type="float" office:value="2669.7580000000003" table:style-name="ce30">
            <text:p>2,670</text:p>
          </table:table-cell>
          <table:table-cell office:value-type="float" office:value="2750.8030000000008" table:style-name="ce30">
            <text:p>2,751</text:p>
          </table:table-cell>
          <table:table-cell office:value-type="float" office:value="3153.0010000000002" table:style-name="ce30">
            <text:p>3,153</text:p>
          </table:table-cell>
          <table:table-cell office:value-type="float" office:value="3083.8229999999999" table:style-name="ce30">
            <text:p>3,084</text:p>
          </table:table-cell>
          <table:table-cell office:value-type="float" office:value="3276.4470000000001" table:style-name="ce30">
            <text:p>3,276</text:p>
          </table:table-cell>
          <table:table-cell office:value-type="float" office:value="2986.5750000000003" table:style-name="ce30">
            <text:p>2,987</text:p>
          </table:table-cell>
          <table:table-cell office:value-type="float" office:value="2766.4759999999997" table:style-name="ce30">
            <text:p>2,766</text:p>
          </table:table-cell>
          <table:table-cell office:value-type="float" office:value="3183.819" table:style-name="ce30">
            <text:p>3,184</text:p>
          </table:table-cell>
          <table:table-cell office:value-type="float" office:value="3825.3690000000001" table:style-name="ce30">
            <text:p>3,825</text:p>
          </table:table-cell>
          <table:table-cell office:value-type="float" office:value="3903.6790000000001" table:style-name="ce30">
            <text:p>3,904</text:p>
          </table:table-cell>
          <table:table-cell office:value-type="float" office:value="4091.422" table:style-name="ce30">
            <text:p>4,091</text:p>
          </table:table-cell>
          <table:table-cell office:value-type="float" office:value="4732.7299999999996" table:style-name="ce30">
            <text:p>4,733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public transport</text:p>
          </table:table-cell>
          <table:table-cell office:value-type="float" office:value="609.04" table:style-name="ce30">
            <text:p>609</text:p>
          </table:table-cell>
          <table:table-cell office:value-type="float" office:value="538.04600000000005" table:style-name="ce30">
            <text:p>538</text:p>
          </table:table-cell>
          <table:table-cell office:value-type="float" office:value="531.65300000000002" table:style-name="ce30">
            <text:p>532</text:p>
          </table:table-cell>
          <table:table-cell office:value-type="float" office:value="541.43200000000002" table:style-name="ce30">
            <text:p>541</text:p>
          </table:table-cell>
          <table:table-cell office:value-type="float" office:value="1035.2379999999998" table:style-name="ce30">
            <text:p>1,035</text:p>
          </table:table-cell>
          <table:table-cell office:value-type="float" office:value="962.69299999999998" table:style-name="ce30">
            <text:p>963</text:p>
          </table:table-cell>
          <table:table-cell office:value-type="float" office:value="230.07999999999998" table:style-name="ce30">
            <text:p>230</text:p>
          </table:table-cell>
          <table:table-cell office:value-type="float" office:value="297.52" table:style-name="ce30">
            <text:p>298</text:p>
          </table:table-cell>
          <table:table-cell office:value-type="float" office:value="200.70400000000001" table:style-name="ce30">
            <text:p>201</text:p>
          </table:table-cell>
          <table:table-cell office:value-type="float" office:value="225.70500000000001" table:style-name="ce30">
            <text:p>226</text:p>
          </table:table-cell>
          <table:table-cell office:value-type="float" office:value="230.66" table:style-name="ce30">
            <text:p>231</text:p>
          </table:table-cell>
          <table:table-cell office:value-type="float" office:value="229.30199999999999" table:style-name="ce30">
            <text:p>229</text:p>
          </table:table-cell>
          <table:table-cell office:value-type="float" office:value="129.26499999999999" table:style-name="ce30">
            <text:p>129</text:p>
          </table:table-cell>
          <table:table-cell table:number-columns-repeated="5" table:style-name="ce4"/>
          <table:table-cell table:style-name="ce20"/>
          <table:table-cell table:number-columns-repeated="2" table:style-name="ce21"/>
          <table:table-cell table:number-columns-repeated="16359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Railways</text:p>
          </table:table-cell>
          <table:table-cell office:value-type="float" office:value="28.2" table:style-name="ce30">
            <text:p>28</text:p>
          </table:table-cell>
          <table:table-cell office:value-type="float" office:value="107.598" table:style-name="ce30">
            <text:p>108</text:p>
          </table:table-cell>
          <table:table-cell office:value-type="float" office:value="87.858999999999995" table:style-name="ce30">
            <text:p>88</text:p>
          </table:table-cell>
          <table:table-cell office:value-type="float" office:value="6.0019999999999998" table:style-name="ce30">
            <text:p>6</text:p>
          </table:table-cell>
          <table:table-cell office:value-type="float" office:value="7.6360000000000001" table:style-name="ce30">
            <text:p>8</text:p>
          </table:table-cell>
          <table:table-cell office:value-type="float" office:value="5.6" table:style-name="ce30">
            <text:p>6</text:p>
          </table:table-cell>
          <table:table-cell office:value-type="float" office:value="1699.625" table:style-name="ce30">
            <text:p>1,700</text:p>
          </table:table-cell>
          <table:table-cell office:value-type="float" office:value="1823.6189999999999" table:style-name="ce30">
            <text:p>1,824</text:p>
          </table:table-cell>
          <table:table-cell office:value-type="float" office:value="2083.9929999999999" table:style-name="ce30">
            <text:p>2,084</text:p>
          </table:table-cell>
          <table:table-cell office:value-type="float" office:value="2025.098" table:style-name="ce30">
            <text:p>2,025</text:p>
          </table:table-cell>
          <table:table-cell office:value-type="float" office:value="1935.4190000000001" table:style-name="ce30">
            <text:p>1,935</text:p>
          </table:table-cell>
          <table:table-cell office:value-type="float" office:value="1960.4010000000001" table:style-name="ce30">
            <text:p>1,960</text:p>
          </table:table-cell>
          <table:table-cell office:value-type="float" office:value="1935.652" table:style-name="ce30">
            <text:p>1,936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Other transport</text:p>
          </table:table-cell>
          <table:table-cell office:value-type="float" office:value="97.5" table:style-name="ce30">
            <text:p>98</text:p>
          </table:table-cell>
          <table:table-cell office:value-type="float" office:value="57.516000000000005" table:style-name="ce30">
            <text:p>58</text:p>
          </table:table-cell>
          <table:table-cell office:value-type="float" office:value="166.702" table:style-name="ce30">
            <text:p>167</text:p>
          </table:table-cell>
          <table:table-cell office:value-type="float" office:value="215.54" table:style-name="ce30">
            <text:p>216</text:p>
          </table:table-cell>
          <table:table-cell office:value-type="float" office:value="204.95699999999999" table:style-name="ce30">
            <text:p>205</text:p>
          </table:table-cell>
          <table:table-cell office:value-type="float" office:value="133.649" table:style-name="ce30">
            <text:p>134</text:p>
          </table:table-cell>
          <table:table-cell office:value-type="float" office:value="177.77799999999999" table:style-name="ce30">
            <text:p>178</text:p>
          </table:table-cell>
          <table:table-cell office:value-type="float" office:value="214.494" table:style-name="ce30">
            <text:p>214</text:p>
          </table:table-cell>
          <table:table-cell office:value-type="float" office:value="136.77699999999999" table:style-name="ce30">
            <text:p>137</text:p>
          </table:table-cell>
          <table:table-cell office:value-type="float" office:value="71.903000000000006" table:style-name="ce30">
            <text:p>72</text:p>
          </table:table-cell>
          <table:table-cell office:value-type="float" office:value="89.906000000000006" table:style-name="ce30">
            <text:p>90</text:p>
          </table:table-cell>
          <table:table-cell office:value-type="float" office:value="21.14" table:style-name="ce30">
            <text:p>21</text:p>
          </table:table-cell>
          <table:table-cell office:value-type="float" office:value="103.751" table:style-name="ce30">
            <text:p>104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8">
          <table:table-cell table:style-name="ce27"/>
          <table:table-cell table:style-name="ce21"/>
          <table:table-cell office:value-type="string" table:style-name="ce26">
            <text:p>Current / resource</text:p>
          </table:table-cell>
          <table:table-cell table:style-name="ce26"/>
          <table:table-cell office:value-type="float" office:value="4597.5600000000004" table:style-name="ce28">
            <text:p>4,598</text:p>
          </table:table-cell>
          <table:table-cell office:value-type="float" office:value="4747.4790000000003" table:style-name="ce28">
            <text:p>4,747</text:p>
          </table:table-cell>
          <table:table-cell office:value-type="float" office:value="5005.3440000000001" table:style-name="ce28">
            <text:p>5,005</text:p>
          </table:table-cell>
          <table:table-cell office:value-type="float" office:value="5003.942" table:style-name="ce28">
            <text:p>5,004</text:p>
          </table:table-cell>
          <table:table-cell office:value-type="float" office:value="5362.4210000000003" table:style-name="ce28">
            <text:p>5,362</text:p>
          </table:table-cell>
          <table:table-cell office:value-type="float" office:value="4861.4650000000001" table:style-name="ce28">
            <text:p>4,861</text:p>
          </table:table-cell>
          <table:table-cell office:value-type="float" office:value="4440.1959999999999" table:style-name="ce28">
            <text:p>4,440</text:p>
          </table:table-cell>
          <table:table-cell office:value-type="float" office:value="3914.1740000000004" table:style-name="ce28">
            <text:p>3,914</text:p>
          </table:table-cell>
          <table:table-cell office:value-type="float" office:value="3757.098" table:style-name="ce28">
            <text:p>3,757</text:p>
          </table:table-cell>
          <table:table-cell office:value-type="float" office:value="3445.6779999999999" table:style-name="ce28">
            <text:p>3,446</text:p>
          </table:table-cell>
          <table:table-cell office:value-type="float" office:value="3220.0189999999998" table:style-name="ce28">
            <text:p>3,220</text:p>
          </table:table-cell>
          <table:table-cell office:value-type="float" office:value="2928.1889999999999" table:style-name="ce28">
            <text:p>2,928</text:p>
          </table:table-cell>
          <table:table-cell office:value-type="float" office:value="3085.9949999999999" table:style-name="ce28">
            <text:p>3,086</text:p>
          </table:table-cell>
          <table:table-cell table:number-columns-repeated="5" table:style-name="ce4"/>
          <table:table-cell table:style-name="ce29"/>
          <table:table-cell table:style-name="ce21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National roads</text:p>
          </table:table-cell>
          <table:table-cell office:value-type="float" office:value="55" table:style-name="ce30">
            <text:p>55</text:p>
          </table:table-cell>
          <table:table-cell office:value-type="float" office:value="56.356999999999999" table:style-name="ce30">
            <text:p>56</text:p>
          </table:table-cell>
          <table:table-cell office:value-type="float" office:value="16.146999999999998" table:style-name="ce30">
            <text:p>16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roads</text:p>
          </table:table-cell>
          <table:table-cell office:value-type="float" office:value="2045.5" table:style-name="ce30">
            <text:p>2,046</text:p>
          </table:table-cell>
          <table:table-cell office:value-type="float" office:value="2036.8060000000003" table:style-name="ce30">
            <text:p>2,037</text:p>
          </table:table-cell>
          <table:table-cell office:value-type="float" office:value="2074.0780000000004" table:style-name="ce30">
            <text:p>2,074</text:p>
          </table:table-cell>
          <table:table-cell office:value-type="float" office:value="2076.8209999999999" table:style-name="ce30">
            <text:p>2,077</text:p>
          </table:table-cell>
          <table:table-cell office:value-type="float" office:value="2297.0149999999999" table:style-name="ce30">
            <text:p>2,297</text:p>
          </table:table-cell>
          <table:table-cell office:value-type="float" office:value="1966.4079999999999" table:style-name="ce30">
            <text:p>1,966</text:p>
          </table:table-cell>
          <table:table-cell office:value-type="float" office:value="1668.4940000000001" table:style-name="ce30">
            <text:p>1,668</text:p>
          </table:table-cell>
          <table:table-cell office:value-type="float" office:value="1579.547" table:style-name="ce30">
            <text:p>1,580</text:p>
          </table:table-cell>
          <table:table-cell office:value-type="float" office:value="1471.402" table:style-name="ce30">
            <text:p>1,471</text:p>
          </table:table-cell>
          <table:table-cell office:value-type="float" office:value="1128.4939999999999" table:style-name="ce30">
            <text:p>1,128</text:p>
          </table:table-cell>
          <table:table-cell office:value-type="float" office:value="1009.3339999999999" table:style-name="ce30">
            <text:p>1,009</text:p>
          </table:table-cell>
          <table:table-cell office:value-type="float" office:value="817.91899999999998" table:style-name="ce30">
            <text:p>818</text:p>
          </table:table-cell>
          <table:table-cell office:value-type="float" office:value="842.98800000000006" table:style-name="ce30">
            <text:p>843</text:p>
          </table:table-cell>
          <table:table-cell table:number-columns-repeated="5" table:style-name="ce4"/>
          <table:table-cell table:number-columns-repeated="2" table:style-name="ce29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Local public transport</text:p>
          </table:table-cell>
          <table:table-cell office:value-type="float" office:value="1451.67" table:style-name="ce30">
            <text:p>1,452</text:p>
          </table:table-cell>
          <table:table-cell office:value-type="float" office:value="1578.8470000000002" table:style-name="ce30">
            <text:p>1,579</text:p>
          </table:table-cell>
          <table:table-cell office:value-type="float" office:value="1748.04" table:style-name="ce30">
            <text:p>1,748</text:p>
          </table:table-cell>
          <table:table-cell office:value-type="float" office:value="2210.81" table:style-name="ce30">
            <text:p>2,211</text:p>
          </table:table-cell>
          <table:table-cell office:value-type="float" office:value="2045.0230000000004" table:style-name="ce30">
            <text:p>2,045</text:p>
          </table:table-cell>
          <table:table-cell office:value-type="float" office:value="1835.2419999999997" table:style-name="ce30">
            <text:p>1,835</text:p>
          </table:table-cell>
          <table:table-cell office:value-type="float" office:value="1863.8050000000001" table:style-name="ce30">
            <text:p>1,864</text:p>
          </table:table-cell>
          <table:table-cell office:value-type="float" office:value="1642.1350000000002" table:style-name="ce30">
            <text:p>1,642</text:p>
          </table:table-cell>
          <table:table-cell office:value-type="float" office:value="1596.4459999999999" table:style-name="ce30">
            <text:p>1,596</text:p>
          </table:table-cell>
          <table:table-cell office:value-type="float" office:value="1772.0930000000001" table:style-name="ce30">
            <text:p>1,772</text:p>
          </table:table-cell>
          <table:table-cell office:value-type="float" office:value="1676.2" table:style-name="ce30">
            <text:p>1,676</text:p>
          </table:table-cell>
          <table:table-cell office:value-type="float" office:value="1747.953" table:style-name="ce30">
            <text:p>1,748</text:p>
          </table:table-cell>
          <table:table-cell office:value-type="float" office:value="1854.386" table:style-name="ce30">
            <text:p>1,854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Railways</text:p>
          </table:table-cell>
          <table:table-cell office:value-type="float" office:value="946.8" table:style-name="ce30">
            <text:p>947</text:p>
          </table:table-cell>
          <table:table-cell office:value-type="float" office:value="974.25699999999995" table:style-name="ce30">
            <text:p>974</text:p>
          </table:table-cell>
          <table:table-cell office:value-type="float" office:value="1007.6569999999999" table:style-name="ce30">
            <text:p>1,008</text:p>
          </table:table-cell>
          <table:table-cell office:value-type="float" office:value="480.541" table:style-name="ce30">
            <text:p>481</text:p>
          </table:table-cell>
          <table:table-cell office:value-type="float" office:value="768.96900000000016" table:style-name="ce30">
            <text:p>769</text:p>
          </table:table-cell>
          <table:table-cell office:value-type="float" office:value="811.64099999999996" table:style-name="ce30">
            <text:p>812</text:p>
          </table:table-cell>
          <table:table-cell office:value-type="float" office:value="689.27599999999995" table:style-name="ce30">
            <text:p>689</text:p>
          </table:table-cell>
          <table:table-cell office:value-type="float" office:value="474.68400000000003" table:style-name="ce30">
            <text:p>475</text:p>
          </table:table-cell>
          <table:table-cell office:value-type="float" office:value="470.15899999999999" table:style-name="ce30">
            <text:p>470</text:p>
          </table:table-cell>
          <table:table-cell office:value-type="float" office:value="319.52699999999999" table:style-name="ce30">
            <text:p>320</text:p>
          </table:table-cell>
          <table:table-cell office:value-type="float" office:value="347.53100000000001" table:style-name="ce30">
            <text:p>348</text:p>
          </table:table-cell>
          <table:table-cell office:value-type="float" office:value="188.9" table:style-name="ce30">
            <text:p>189</text:p>
          </table:table-cell>
          <table:table-cell office:value-type="float" office:value="198.25" table:style-name="ce30">
            <text:p>198</text:p>
          </table:table-cell>
          <table:table-cell table:number-columns-repeated="5" table:style-name="ce4"/>
          <table:table-cell table:number-columns-repeated="2" table:style-name="ce29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Other transport</text:p>
          </table:table-cell>
          <table:table-cell office:value-type="float" office:value="98.59" table:style-name="ce30">
            <text:p>99</text:p>
          </table:table-cell>
          <table:table-cell office:value-type="float" office:value="101.212" table:style-name="ce30">
            <text:p>101</text:p>
          </table:table-cell>
          <table:table-cell office:value-type="float" office:value="159.42199999999997" table:style-name="ce30">
            <text:p>159</text:p>
          </table:table-cell>
          <table:table-cell office:value-type="float" office:value="235.77" table:style-name="ce30">
            <text:p>236</text:p>
          </table:table-cell>
          <table:table-cell office:value-type="float" office:value="251.41400000000002" table:style-name="ce30">
            <text:p>251</text:p>
          </table:table-cell>
          <table:table-cell office:value-type="float" office:value="248.17400000000001" table:style-name="ce30">
            <text:p>248</text:p>
          </table:table-cell>
          <table:table-cell office:value-type="float" office:value="218.62100000000001" table:style-name="ce30">
            <text:p>219</text:p>
          </table:table-cell>
          <table:table-cell office:value-type="float" office:value="217.80799999999999" table:style-name="ce30">
            <text:p>218</text:p>
          </table:table-cell>
          <table:table-cell office:value-type="float" office:value="219.09100000000001" table:style-name="ce30">
            <text:p>219</text:p>
          </table:table-cell>
          <table:table-cell office:value-type="float" office:value="225.56399999999999" table:style-name="ce30">
            <text:p>226</text:p>
          </table:table-cell>
          <table:table-cell office:value-type="float" office:value="186.95400000000001" table:style-name="ce30">
            <text:p>187</text:p>
          </table:table-cell>
          <table:table-cell office:value-type="float" office:value="173.417" table:style-name="ce30">
            <text:p>173</text:p>
          </table:table-cell>
          <table:table-cell office:value-type="float" office:value="190.37100000000001" table:style-name="ce30">
            <text:p>190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7">
          <table:table-cell table:style-name="ce27"/>
          <table:table-cell office:value-type="string" table:style-name="ce26">
            <text:p>GB Public Corporations</text:p>
          </table:table-cell>
          <table:table-cell table:number-columns-repeated="2" table:style-name="ce26"/>
          <table:table-cell office:value-type="float" office:value="1640.46" table:style-name="ce28">
            <text:p>1,640</text:p>
          </table:table-cell>
          <table:table-cell office:value-type="float" office:value="1653.0585745570245" table:style-name="ce28">
            <text:p>1,653</text:p>
          </table:table-cell>
          <table:table-cell office:value-type="float" office:value="1513.2562242891995" table:style-name="ce28">
            <text:p>1,513</text:p>
          </table:table-cell>
          <table:table-cell office:value-type="float" office:value="1526.9769999999999" table:style-name="ce28">
            <text:p>1,527</text:p>
          </table:table-cell>
          <table:table-cell office:value-type="float" office:value="1441.3870700000002" table:style-name="ce28">
            <text:p>1,441</text:p>
          </table:table-cell>
          <table:table-cell office:value-type="float" office:value="1454.328" table:style-name="ce28">
            <text:p>1,454</text:p>
          </table:table-cell>
          <table:table-cell office:value-type="float" office:value="905.73399999999992" table:style-name="ce28">
            <text:p>906</text:p>
          </table:table-cell>
          <table:table-cell office:value-type="float" office:value="1205.9380000000001" table:style-name="ce28">
            <text:p>1,206</text:p>
          </table:table-cell>
          <table:table-cell office:value-type="float" office:value="1156.518" table:style-name="ce28">
            <text:p>1,157</text:p>
          </table:table-cell>
          <table:table-cell office:value-type="float" office:value="1364.5530000000001" table:style-name="ce28">
            <text:p>1,365</text:p>
          </table:table-cell>
          <table:table-cell office:value-type="float" office:value="1332.548" table:style-name="ce28">
            <text:p>1,333</text:p>
          </table:table-cell>
          <table:table-cell office:value-type="float" office:value="1244.0630000000001" table:style-name="ce28">
            <text:p>1,244</text:p>
          </table:table-cell>
          <table:table-cell office:value-type="float" office:value="1797.0309999999999" table:style-name="ce28">
            <text:p>1,797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8">
          <table:table-cell table:style-name="ce27"/>
          <table:table-cell table:style-name="ce21"/>
          <table:table-cell office:value-type="string" table:style-name="ce26">
            <text:p>Capital</text:p>
          </table:table-cell>
          <table:table-cell table:style-name="ce26"/>
          <table:table-cell office:value-type="float" office:value="1640.46" table:style-name="ce28">
            <text:p>1,640</text:p>
          </table:table-cell>
          <table:table-cell office:value-type="float" office:value="1653.0585745570245" table:style-name="ce28">
            <text:p>1,653</text:p>
          </table:table-cell>
          <table:table-cell office:value-type="float" office:value="1513.2562242891995" table:style-name="ce28">
            <text:p>1,513</text:p>
          </table:table-cell>
          <table:table-cell office:value-type="float" office:value="1526.9769999999999" table:style-name="ce28">
            <text:p>1,527</text:p>
          </table:table-cell>
          <table:table-cell office:value-type="float" office:value="1441.3870700000002" table:style-name="ce28">
            <text:p>1,441</text:p>
          </table:table-cell>
          <table:table-cell office:value-type="float" office:value="1454.328" table:style-name="ce28">
            <text:p>1,454</text:p>
          </table:table-cell>
          <table:table-cell office:value-type="float" office:value="905.73399999999992" table:style-name="ce28">
            <text:p>906</text:p>
          </table:table-cell>
          <table:table-cell office:value-type="float" office:value="1205.9380000000001" table:style-name="ce28">
            <text:p>1,206</text:p>
          </table:table-cell>
          <table:table-cell office:value-type="float" office:value="1156.518" table:style-name="ce28">
            <text:p>1,157</text:p>
          </table:table-cell>
          <table:table-cell office:value-type="float" office:value="1364.5530000000001" table:style-name="ce28">
            <text:p>1,365</text:p>
          </table:table-cell>
          <table:table-cell office:value-type="float" office:value="1332.548" table:style-name="ce28">
            <text:p>1,333</text:p>
          </table:table-cell>
          <table:table-cell office:value-type="float" office:value="1244.0630000000001" table:style-name="ce28">
            <text:p>1,244</text:p>
          </table:table-cell>
          <table:table-cell office:value-type="float" office:value="1797.0309999999999" table:style-name="ce28">
            <text:p>1,797</text:p>
          </table:table-cell>
          <table:table-cell table:number-columns-repeated="5" table:style-name="ce4"/>
          <table:table-cell table:number-columns-repeated="2" table:style-name="ce29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Capital: National roads</text:p>
          </table:table-cell>
          <table:table-cell office:value-type="float" office:value="17.3" table:style-name="ce30">
            <text:p>17</text:p>
          </table:table-cell>
          <table:table-cell office:value-type="float" office:value="27" table:style-name="ce30">
            <text:p>27</text:p>
          </table:table-cell>
          <table:table-cell office:value-type="float" office:value="26" table:style-name="ce30">
            <text:p>26</text:p>
          </table:table-cell>
          <table:table-cell office:value-type="float" office:value="18" table:style-name="ce30">
            <text:p>18</text:p>
          </table:table-cell>
          <table:table-cell office:value-type="float" office:value="10.000000000000002" table:style-name="ce30">
            <text:p>10</text:p>
          </table:table-cell>
          <table:table-cell office:value-type="float" office:value="13.528" table:style-name="ce30">
            <text:p>14</text:p>
          </table:table-cell>
          <table:table-cell office:value-type="float" office:value="8.0830000000000002" table:style-name="ce30">
            <text:p>8</text:p>
          </table:table-cell>
          <table:table-cell office:value-type="float" office:value="7.3120000000000003" table:style-name="ce30">
            <text:p>7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Capital: Railways</text:p>
          </table:table-cell>
          <table:table-cell office:value-type="float" office:value="1605.02" table:style-name="ce30">
            <text:p>1,605</text:p>
          </table:table-cell>
          <table:table-cell office:value-type="float" office:value="1596.6205745570242" table:style-name="ce30">
            <text:p>1,597</text:p>
          </table:table-cell>
          <table:table-cell office:value-type="float" office:value="1479.9972242891995" table:style-name="ce30">
            <text:p>1,480</text:p>
          </table:table-cell>
          <table:table-cell office:value-type="float" office:value="1500.761" table:style-name="ce30">
            <text:p>1,501</text:p>
          </table:table-cell>
          <table:table-cell office:value-type="float" office:value="1426.1200000000001" table:style-name="ce30">
            <text:p>1,426</text:p>
          </table:table-cell>
          <table:table-cell office:value-type="float" office:value="1435.5329999999999" table:style-name="ce30">
            <text:p>1,436</text:p>
          </table:table-cell>
          <table:table-cell office:value-type="float" office:value="892.38400000000001" table:style-name="ce30">
            <text:p>892</text:p>
          </table:table-cell>
          <table:table-cell office:value-type="float" office:value="1190.787" table:style-name="ce30">
            <text:p>1,191</text:p>
          </table:table-cell>
          <table:table-cell office:value-type="float" office:value="1151.251" table:style-name="ce30">
            <text:p>1,151</text:p>
          </table:table-cell>
          <table:table-cell office:value-type="float" office:value="1359.2860000000001" table:style-name="ce30">
            <text:p>1,359</text:p>
          </table:table-cell>
          <table:table-cell office:value-type="float" office:value="1327.2809999999999" table:style-name="ce30">
            <text:p>1,327</text:p>
          </table:table-cell>
          <table:table-cell office:value-type="float" office:value="1238.796" table:style-name="ce30">
            <text:p>1,239</text:p>
          </table:table-cell>
          <table:table-cell office:value-type="float" office:value="1792.3" table:style-name="ce30">
            <text:p>1,792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9">
          <table:table-cell table:style-name="ce27"/>
          <table:table-cell table:number-columns-repeated="2" table:style-name="ce21"/>
          <table:table-cell office:value-type="string" table:style-name="ce27">
            <text:p>Capital: Other transport</text:p>
          </table:table-cell>
          <table:table-cell office:value-type="float" office:value="18.14" table:style-name="ce30">
            <text:p>18</text:p>
          </table:table-cell>
          <table:table-cell office:value-type="float" office:value="29.438000000000002" table:style-name="ce30">
            <text:p>29</text:p>
          </table:table-cell>
          <table:table-cell office:value-type="float" office:value="7.2590000000000003" table:style-name="ce30">
            <text:p>7</text:p>
          </table:table-cell>
          <table:table-cell office:value-type="float" office:value="8.2159999999999993" table:style-name="ce30">
            <text:p>8</text:p>
          </table:table-cell>
          <table:table-cell office:value-type="float" office:value="5.2670700000000004" table:style-name="ce30">
            <text:p>5</text:p>
          </table:table-cell>
          <table:table-cell office:value-type="float" office:value="5.2670000000000003" table:style-name="ce30">
            <text:p>5</text:p>
          </table:table-cell>
          <table:table-cell office:value-type="float" office:value="5.2670000000000003" table:style-name="ce30">
            <text:p>5</text:p>
          </table:table-cell>
          <table:table-cell office:value-type="float" office:value="7.8389999999999995" table:style-name="ce30">
            <text:p>8</text:p>
          </table:table-cell>
          <table:table-cell office:value-type="float" office:value="5.2670000000000003" table:style-name="ce30">
            <text:p>5</text:p>
          </table:table-cell>
          <table:table-cell office:value-type="float" office:value="5.2670000000000003" table:style-name="ce30">
            <text:p>5</text:p>
          </table:table-cell>
          <table:table-cell office:value-type="float" office:value="5.2670000000000003" table:style-name="ce30">
            <text:p>5</text:p>
          </table:table-cell>
          <table:table-cell office:value-type="float" office:value="5.2670000000000003" table:style-name="ce30">
            <text:p>5</text:p>
          </table:table-cell>
          <table:table-cell office:value-type="float" office:value="4.7309999999999999" table:style-name="ce30">
            <text:p>5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10">
          <table:table-cell office:value-type="string" table:style-name="ce26">
            <text:p>Northern Ireland</text:p>
          </table:table-cell>
          <table:table-cell table:style-name="ce21"/>
          <table:table-cell table:number-columns-repeated="2" table:style-name="ce26"/>
          <table:table-cell office:value-type="float" office:value="357.22" table:style-name="ce28">
            <text:p>357</text:p>
          </table:table-cell>
          <table:table-cell office:value-type="float" office:value="386.02701134694632" table:style-name="ce28">
            <text:p>386</text:p>
          </table:table-cell>
          <table:table-cell office:value-type="float" office:value="540.55170359368606" table:style-name="ce28">
            <text:p>541</text:p>
          </table:table-cell>
          <table:table-cell office:value-type="float" office:value="541.48364000000004" table:style-name="ce28">
            <text:p>541</text:p>
          </table:table-cell>
          <table:table-cell office:value-type="float" office:value="582.74301323555881" table:style-name="ce28">
            <text:p>583</text:p>
          </table:table-cell>
          <table:table-cell office:value-type="float" office:value="698.89499999999998" table:style-name="ce28">
            <text:p>699</text:p>
          </table:table-cell>
          <table:table-cell office:value-type="float" office:value="604.87800000000004" table:style-name="ce28">
            <text:p>605</text:p>
          </table:table-cell>
          <table:table-cell office:value-type="float" office:value="568.85199999999998" table:style-name="ce28">
            <text:p>569</text:p>
          </table:table-cell>
          <table:table-cell office:value-type="float" office:value="524.31399999999996" table:style-name="ce28">
            <text:p>524</text:p>
          </table:table-cell>
          <table:table-cell office:value-type="float" office:value="521.01800000000003" table:style-name="ce28">
            <text:p>521</text:p>
          </table:table-cell>
          <table:table-cell office:value-type="float" office:value="428.74799999999999" table:style-name="ce28">
            <text:p>429</text:p>
          </table:table-cell>
          <table:table-cell office:value-type="float" office:value="554.24199999999996" table:style-name="ce28">
            <text:p>554</text:p>
          </table:table-cell>
          <table:table-cell office:value-type="float" office:value="554.88499999999999" table:style-name="ce28">
            <text:p>555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10">
          <table:table-cell office:value-type="string" table:style-name="ce26">
            <text:p>Outside <text:s/>UK<text:s/><text:span text:style-name="T5">6</text:span></text:p>
          </table:table-cell>
          <table:table-cell table:style-name="ce21"/>
          <table:table-cell table:number-columns-repeated="2" table:style-name="ce26"/>
          <table:table-cell office:value-type="float" office:value="210.94" table:style-name="ce28">
            <text:p>211</text:p>
          </table:table-cell>
          <table:table-cell office:value-type="float" office:value="188.3964057618991" table:style-name="ce28">
            <text:p>188</text:p>
          </table:table-cell>
          <table:table-cell office:value-type="float" office:value="179.38243235761954" table:style-name="ce33">
            <text:p>179</text:p>
          </table:table-cell>
          <table:table-cell office:value-type="float" office:value="158.62754000000001" table:style-name="ce28">
            <text:p>159</text:p>
          </table:table-cell>
          <table:table-cell office:value-type="float" office:value="96.496773740810795" table:style-name="ce28">
            <text:p>96</text:p>
          </table:table-cell>
          <table:table-cell office:value-type="float" office:value="96.85" table:style-name="ce28">
            <text:p>97</text:p>
          </table:table-cell>
          <table:table-cell office:value-type="float" office:value="61.966000000000001" table:style-name="ce28">
            <text:p>62</text:p>
          </table:table-cell>
          <table:table-cell office:value-type="float" office:value="79.340999999999994" table:style-name="ce28">
            <text:p>79</text:p>
          </table:table-cell>
          <table:table-cell office:value-type="float" office:value="77.793000000000006" table:style-name="ce28">
            <text:p>78</text:p>
          </table:table-cell>
          <table:table-cell office:value-type="float" office:value="91.549000000000007" table:style-name="ce28">
            <text:p>92</text:p>
          </table:table-cell>
          <table:table-cell office:value-type="float" office:value="90.224000000000004" table:style-name="ce28">
            <text:p>90</text:p>
          </table:table-cell>
          <table:table-cell office:value-type="float" office:value="84.545000000000002" table:style-name="ce28">
            <text:p>85</text:p>
          </table:table-cell>
          <table:table-cell office:value-type="float" office:value="137.208" table:style-name="ce28">
            <text:p>137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10">
          <table:table-cell office:value-type="string" table:style-name="ce50">
            <text:p>Not Identifiable by country<text:s/><text:span text:style-name="T5">7</text:span></text:p>
          </table:table-cell>
          <table:table-cell table:style-name="ce51"/>
          <table:table-cell table:number-columns-repeated="2" table:style-name="ce50"/>
          <table:table-cell office:value-type="float" office:value="167.77" table:style-name="ce52">
            <text:p>168</text:p>
          </table:table-cell>
          <table:table-cell office:value-type="float" office:value="161.28800000000001" table:style-name="ce52">
            <text:p>161</text:p>
          </table:table-cell>
          <table:table-cell office:value-type="float" office:value="173.31599999999997" table:style-name="ce53">
            <text:p>173</text:p>
          </table:table-cell>
          <table:table-cell office:value-type="float" office:value="144.304" table:style-name="ce53">
            <text:p>144</text:p>
          </table:table-cell>
          <table:table-cell office:value-type="float" office:value="150.00700000000001" table:style-name="ce53">
            <text:p>150</text:p>
          </table:table-cell>
          <table:table-cell office:value-type="float" office:value="134.21100000000001" table:style-name="ce53">
            <text:p>134</text:p>
          </table:table-cell>
          <table:table-cell office:value-type="float" office:value="148.785" table:style-name="ce53">
            <text:p>149</text:p>
          </table:table-cell>
          <table:table-cell office:value-type="float" office:value="177.85" table:style-name="ce53">
            <text:p>178</text:p>
          </table:table-cell>
          <table:table-cell office:value-type="float" office:value="279.29700000000003" table:style-name="ce53">
            <text:p>279</text:p>
          </table:table-cell>
          <table:table-cell office:value-type="float" office:value="232.29300000000001" table:style-name="ce53">
            <text:p>232</text:p>
          </table:table-cell>
          <table:table-cell office:value-type="float" office:value="375.93900000000002" table:style-name="ce53">
            <text:p>376</text:p>
          </table:table-cell>
          <table:table-cell office:value-type="float" office:value="447.96300000000002" table:style-name="ce53">
            <text:p>448</text:p>
          </table:table-cell>
          <table:table-cell office:value-type="float" office:value="447.697" table:style-name="ce53">
            <text:p>448</text:p>
          </table:table-cell>
          <table:table-cell table:number-columns-repeated="5" table:style-name="ce4"/>
          <table:table-cell table:style-name="ce20"/>
          <table:table-cell table:style-name="ce21"/>
          <table:table-cell table:number-columns-repeated="16360" table:style-name="ce4"/>
        </table:table-row>
        <table:table-row table:style-name="ro10">
          <table:table-cell office:value-type="string" table:style-name="ce50">
            <text:p>UK Total</text:p>
          </table:table-cell>
          <table:table-cell table:style-name="ce51"/>
          <table:table-cell table:number-columns-repeated="2" table:style-name="ce50"/>
          <table:table-cell office:value-type="float" office:value="17038.72" table:style-name="ce52">
            <text:p>17,039</text:p>
          </table:table-cell>
          <table:table-cell office:value-type="float" office:value="19884.751" table:style-name="ce52">
            <text:p>19,885</text:p>
          </table:table-cell>
          <table:table-cell office:value-type="float" office:value="20605.292999999998" table:style-name="ce53">
            <text:p>20,605</text:p>
          </table:table-cell>
          <table:table-cell office:value-type="float" office:value="20977.016949999997" table:style-name="ce53">
            <text:p>20,977</text:p>
          </table:table-cell>
          <table:table-cell office:value-type="float" office:value="22970.714" table:style-name="ce53">
            <text:p>22,971</text:p>
          </table:table-cell>
          <table:table-cell office:value-type="float" office:value="21492.489000000001" table:style-name="ce53">
            <text:p>21,492</text:p>
          </table:table-cell>
          <table:table-cell office:value-type="float" office:value="20418.883999999998" table:style-name="ce53">
            <text:p>20,419</text:p>
          </table:table-cell>
          <table:table-cell office:value-type="float" office:value="20223.701000000001" table:style-name="ce53">
            <text:p>20,224</text:p>
          </table:table-cell>
          <table:table-cell office:value-type="float" office:value="20794.472000000002" table:style-name="ce53">
            <text:p>20,794</text:p>
          </table:table-cell>
          <table:table-cell office:value-type="float" office:value="21789.678" table:style-name="ce53">
            <text:p>21,790</text:p>
          </table:table-cell>
          <table:table-cell office:value-type="float" office:value="27684.441999999999" table:style-name="ce53">
            <text:p>27,684</text:p>
          </table:table-cell>
          <table:table-cell office:value-type="float" office:value="28518.057000000001" table:style-name="ce53">
            <text:p>28,518</text:p>
          </table:table-cell>
          <table:table-cell office:value-type="float" office:value="32459.861000000001" table:style-name="ce53">
            <text:p>32,460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3">
          <table:table-cell table:number-columns-repeated="4" table:style-name="ce27"/>
          <table:table-cell table:number-columns-repeated="4" table:style-name="ce54"/>
          <table:table-cell table:style-name="ce55"/>
          <table:table-cell table:number-columns-repeated="2" table:style-name="ce56"/>
          <table:table-cell table:number-columns-repeated="4"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27">
            <text:p>1. Figures taken from Country and Regional Analysis, HMT for 2012/13 onwards see</text:p>
          </table:table-cell>
          <table:table-cell table:number-columns-repeated="3" table:style-name="ce27"/>
          <table:table-cell table:number-columns-repeated="4" table:style-name="ce54"/>
          <table:table-cell table:number-columns-repeated="3" table:style-name="ce55"/>
          <table:table-cell table:number-columns-repeated="3" table:style-name="ce21"/>
          <table:table-cell table:style-name="ce38"/>
          <table:table-cell table:style-name="ce21"/>
          <table:table-cell office:value-type="string" table:style-name="ce57">
            <text:p>Source: HM Treasury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58">
            <text:p><text:a xlink:href="https://www.gov.uk/government/statistics/country-and-regional-analysis-2017"><text:span text:style-name="T1"><text:s text:c="4"/></text:span>https://www.gov.uk/government/statistics/country-and-regional-analysis-2017</text:a></text:p>
          </table:table-cell>
          <table:table-cell table:number-columns-repeated="3" table:style-name="ce27"/>
          <table:table-cell table:number-columns-repeated="4" table:style-name="ce54"/>
          <table:table-cell table:number-columns-repeated="3" table:style-name="ce55"/>
          <table:table-cell table:number-columns-repeated="3" table:style-name="ce21"/>
          <table:table-cell table:style-name="ce38"/>
          <table:table-cell table:style-name="ce21"/>
          <table:table-cell office:value-type="string" table:style-name="ce59">
            <text:p>Last updated: December 2018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0">
            <text:p><text:s text:c="4"/>Figures taken from Country and Regional Analysis, HMT for 2011/12 see</text:p>
          </table:table-cell>
          <table:table-cell table:number-columns-repeated="3" table:style-name="ce27"/>
          <table:table-cell table:number-columns-repeated="4" table:style-name="ce54"/>
          <table:table-cell table:number-columns-repeated="3" table:style-name="ce55"/>
          <table:table-cell table:number-columns-repeated="2" table:style-name="ce21"/>
          <table:table-cell table:style-name="ce61"/>
          <table:table-cell table:style-name="ce38"/>
          <table:table-cell table:style-name="ce21"/>
          <table:table-cell office:value-type="string" table:style-name="ce59">
            <text:p>Next update: November 2019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2">
            <text:p><text:a xlink:href="https://www.gov.uk/government/statistics/country-and-regional-analysis-2016"><text:span text:style-name="T1"><text:s text:c="4"/></text:span>https://www.gov.uk/government/statistics/country-and-regional-analysis-2016</text:a></text:p>
          </table:table-cell>
          <table:table-cell table:number-columns-repeated="3" table:style-name="ce27"/>
          <table:table-cell table:number-columns-repeated="4" table:style-name="ce30"/>
          <table:table-cell table:number-columns-repeated="3" table:style-name="ce31"/>
          <table:table-cell table:number-columns-repeated="5" table:style-name="ce27"/>
          <table:table-cell office:value-type="string" table:style-name="ce59">
            <text:p>Telephone: 020 7944 2419</text:p>
          </table:table-cell>
          <table:table-cell table:number-columns-repeated="5" table:style-name="ce4"/>
          <table:table-cell table:style-name="ce20"/>
          <table:table-cell table:number-columns-repeated="16361" table:style-name="ce27"/>
        </table:table-row>
        <table:table-row table:style-name="ro13">
          <table:table-cell office:value-type="string" table:style-name="ce60">
            <text:p><text:s text:c="4"/>Figures taken from Country and Regional Analysis, HMT for 2010/11 see</text:p>
          </table:table-cell>
          <table:table-cell table:number-columns-repeated="3" table:style-name="ce27"/>
          <table:table-cell table:number-columns-repeated="4" table:style-name="ce54"/>
          <table:table-cell table:number-columns-repeated="3" table:style-name="ce55"/>
          <table:table-cell table:number-columns-repeated="2" table:style-name="ce21"/>
          <table:table-cell table:style-name="ce63"/>
          <table:table-cell table:style-name="ce38"/>
          <table:table-cell table:style-name="ce21"/>
          <table:table-cell office:value-type="string" table:style-name="ce64">
            <text:p><text:a xlink:href="mailto:publicationgeneral.enq@dft.gsi.gov.uk">Email: publicationgeneral.enq@dft.gov.uk</text:a></text:p>
          </table:table-cell>
          <table:table-cell table:number-columns-repeated="5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2">
            <text:p><text:a xlink:href="https://www.gov.uk/government/statistics/country-and-regional-analysis-2015"><text:span text:style-name="T1"><text:s text:c="4"/></text:span>https://www.gov.uk/government/statistics/country-and-regional-analysis-2015</text:a></text:p>
          </table:table-cell>
          <table:table-cell table:number-columns-repeated="3" table:style-name="ce27"/>
          <table:table-cell table:number-columns-repeated="4" table:style-name="ce30"/>
          <table:table-cell table:number-columns-repeated="3" table:style-name="ce31"/>
          <table:table-cell table:number-columns-repeated="5" table:style-name="ce27"/>
          <table:table-cell office:value-type="string" table:style-name="ce65">
            <text:p>The figures in this table are National Statistics</text:p>
          </table:table-cell>
          <table:table-cell table:number-columns-repeated="5" table:style-name="ce4"/>
          <table:table-cell table:style-name="ce20"/>
          <table:table-cell table:number-columns-repeated="16361" table:style-name="ce27"/>
        </table:table-row>
        <table:table-row table:style-name="ro13">
          <table:table-cell office:value-type="string" table:style-name="ce60">
            <text:p><text:s text:c="4"/>Figures taken from Country and Regional Analysis, HMT for 2009/10 see</text:p>
          </table:table-cell>
          <table:table-cell table:number-columns-repeated="3" table:style-name="ce27"/>
          <table:table-cell table:number-columns-repeated="4" table:style-name="ce54"/>
          <table:table-cell table:number-columns-repeated="3" table:style-name="ce55"/>
          <table:table-cell table:number-columns-repeated="3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2">
            <text:p><text:a xlink:href="https://www.gov.uk/government/statistics/country-and-regional-analysis-2014"><text:span text:style-name="T1"><text:s text:c="4"/></text:span>https://www.gov.uk/government/statistics/country-and-regional-analysis-2014</text:a></text:p>
          </table:table-cell>
          <table:table-cell table:number-columns-repeated="3" table:style-name="ce27"/>
          <table:table-cell table:number-columns-repeated="4" table:style-name="ce54"/>
          <table:table-cell table:number-columns-repeated="3" table:style-name="ce55"/>
          <table:table-cell table:number-columns-repeated="3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0">
            <text:p><text:s text:c="4"/>Figures taken from Country and Regional Analysis, HMT for 2008/09 see</text:p>
          </table:table-cell>
          <table:table-cell table:style-name="ce27"/>
          <table:table-cell table:number-columns-repeated="2" table:style-name="ce60"/>
          <table:table-cell table:number-columns-repeated="4" table:style-name="ce21"/>
          <table:table-cell table:style-name="ce27"/>
          <table:table-cell table:number-columns-repeated="5" table:style-name="ce32"/>
          <table:table-cell table:number-columns-repeated="2" table:style-name="ce37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58">
            <text:p><text:a xlink:href="https://www.gov.uk/government/publications/country-and-regional-analysis-2013"><text:span text:style-name="T1"><text:s text:c="4"/></text:span>https://www.gov.uk/government/publications/country-and-regional-analysis-2013</text:a></text:p>
          </table:table-cell>
          <table:table-cell table:style-name="ce27"/>
          <table:table-cell table:number-columns-repeated="2" table:style-name="ce62"/>
          <table:table-cell table:number-columns-repeated="4" table:style-name="ce21"/>
          <table:table-cell table:number-columns-repeated="3" table:style-name="ce27"/>
          <table:table-cell table:number-columns-repeated="3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6">
            <text:p><text:s text:c="4"/>Earlier figures were published in the similar exercises in 2012, see for example</text:p>
          </table:table-cell>
          <table:table-cell table:style-name="ce27"/>
          <table:table-cell table:number-columns-repeated="2" table:style-name="ce60"/>
          <table:table-cell table:number-columns-repeated="4" table:style-name="ce21"/>
          <table:table-cell table:number-columns-repeated="3" table:style-name="ce27"/>
          <table:table-cell table:number-columns-repeated="3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2">
            <text:p><text:a xlink:href="http://www.hm-treasury.gov.uk/pespb_natstats_oct2011.htm"><text:span text:style-name="T1"><text:s text:c="4"/></text:span>https://www.gov.uk/government/publications/national-statistics-release-october-2012</text:a></text:p>
          </table:table-cell>
          <table:table-cell table:style-name="ce27"/>
          <table:table-cell table:number-columns-repeated="2" table:style-name="ce60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0">
            <text:p><text:s text:c="4"/>Includes revisions from 2009/10</text:p>
          </table:table-cell>
          <table:table-cell table:style-name="ce27"/>
          <table:table-cell table:number-columns-repeated="2" table:style-name="ce60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0">
            <text:p>2. Figures exclude grants to local authorities. Net expenditure includes EU grants treated as receipts.</text:p>
          </table:table-cell>
          <table:table-cell table:style-name="ce27"/>
          <table:table-cell table:number-columns-repeated="2" table:style-name="ce60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0">
            <text:p>3. In England, funding to Highways Agency, excluding the cost of capital.</text:p>
          </table:table-cell>
          <table:table-cell table:number-columns-repeated="3" table:style-name="ce27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60">
            <text:p>4. <text:s/>Local Roads capital expenditure in England was in London.</text:p>
          </table:table-cell>
          <table:table-cell table:number-columns-repeated="3" table:style-name="ce27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27">
            <text:p>5. The railway category covers both National Rail and the London Underground. It also includes those companies considered to be in public<text:s/></text:p>
          </table:table-cell>
          <table:table-cell table:number-columns-repeated="3" table:style-name="ce27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27">
            <text:p><text:s text:c="4"/>ownership, such as London and Continental Railways and GNER and Network Rail from 2015/16.</text:p>
          </table:table-cell>
          <table:table-cell table:number-columns-repeated="3" table:style-name="ce27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27">
            <text:p>6. Expenditure attributed to "outside the UK" is largely capital expenditure attributed to public corporations for spend on railways, with a small amount<text:s/></text:p>
          </table:table-cell>
          <table:table-cell table:number-columns-repeated="3" table:style-name="ce27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27">
            <text:p><text:s text:c="4"/>to Central Government railway spend.</text:p>
          </table:table-cell>
          <table:table-cell table:number-columns-repeated="3" table:style-name="ce27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27">
            <text:p>7. Expenditure in the not identifiable by country is "other transport" and consists largely of expenditure on areas such as Civil Aviation Authority,<text:s/></text:p>
          </table:table-cell>
          <table:table-cell table:number-columns-repeated="3" table:style-name="ce27"/>
          <table:table-cell table:number-columns-repeated="10" table:style-name="ce21"/>
          <table:table-cell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style-name="ro13">
          <table:table-cell office:value-type="string" table:style-name="ce27">
            <text:p><text:s text:c="4"/>Transport Security, Civil aviation services, Accident and Investigation work and others which are deemed to benefit the whole country.</text:p>
          </table:table-cell>
          <table:table-cell table:style-name="ce67"/>
          <table:table-cell table:number-columns-repeated="2" table:style-name="ce68"/>
          <table:table-cell table:number-columns-repeated="4" table:style-name="ce69"/>
          <table:table-cell table:number-columns-repeated="5" table:style-name="ce61"/>
          <table:table-cell table:number-columns-repeated="3" table:style-name="ce69"/>
          <table:table-cell table:number-columns-repeated="6" table:style-name="ce4"/>
          <table:table-cell table:style-name="ce70"/>
          <table:table-cell table:number-columns-repeated="16361" table:style-name="ce69"/>
        </table:table-row>
        <table:table-row table:style-name="ro13">
          <table:table-cell table:style-name="ce27"/>
          <table:table-cell table:style-name="ce67"/>
          <table:table-cell table:number-columns-repeated="2" table:style-name="ce71"/>
          <table:table-cell table:number-columns-repeated="4" table:style-name="ce69"/>
          <table:table-cell table:style-name="ce61"/>
          <table:table-cell table:number-columns-repeated="4" table:style-name="ce72"/>
          <table:table-cell table:number-columns-repeated="3" table:style-name="ce69"/>
          <table:table-cell table:number-columns-repeated="6" table:style-name="ce4"/>
          <table:table-cell table:style-name="ce70"/>
          <table:table-cell table:number-columns-repeated="16361" table:style-name="ce69"/>
        </table:table-row>
        <table:table-row table:style-name="ro13">
          <table:table-cell table:style-name="ce69"/>
          <table:table-cell table:number-columns-repeated="3" table:style-name="ce73"/>
          <table:table-cell table:number-columns-repeated="4" table:style-name="ce69"/>
          <table:table-cell table:style-name="ce63"/>
          <table:table-cell table:number-columns-repeated="6" table:style-name="ce74"/>
          <table:table-cell table:style-name="ce69"/>
          <table:table-cell table:number-columns-repeated="6" table:style-name="ce4"/>
          <table:table-cell table:style-name="ce70"/>
          <table:table-cell table:number-columns-repeated="16361" table:style-name="ce69"/>
        </table:table-row>
        <table:table-row table:number-rows-repeated="3" table:style-name="ro1">
          <table:table-cell table:style-name="ce21"/>
          <table:table-cell table:number-columns-repeated="3" table:style-name="ce27"/>
          <table:table-cell table:number-columns-repeated="5" table:style-name="ce21"/>
          <table:table-cell table:number-columns-repeated="6"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number-rows-repeated="72" table:style-name="ro1">
          <table:table-cell table:number-columns-repeated="4" table:style-name="ce27"/>
          <table:table-cell table:number-columns-repeated="5" table:style-name="ce21"/>
          <table:table-cell table:number-columns-repeated="6"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number-rows-repeated="2" table:style-name="ro1">
          <table:table-cell table:style-name="ce27"/>
          <table:table-cell table:number-columns-repeated="8" table:style-name="ce21"/>
          <table:table-cell table:number-columns-repeated="6" table:style-name="ce38"/>
          <table:table-cell table:style-name="ce21"/>
          <table:table-cell table:number-columns-repeated="6" table:style-name="ce4"/>
          <table:table-cell table:style-name="ce20"/>
          <table:table-cell table:number-columns-repeated="16361" table:style-name="ce4"/>
        </table:table-row>
        <table:table-row table:number-rows-repeated="1048345" table:style-name="ro1">
          <table:table-cell table:number-columns-repeated="16384"/>
        </table:table-row>
        <table:named-expressions>
          <table:named-range table:name="Print_Area" table:cell-range-address="TSGB1302.$A$3:TSGB1302.$Q$153" table:base-cell-address="TSGB13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" style:display-name="Comma 2" style:family="table-cell" style:data-style-name="N36"/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12008_updated_secon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56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rothyA Anderson</meta:initial-creator>
    <dc:creator>Shawn Weekes</dc:creator>
    <meta:creation-date>2015-11-18T16:05:30Z</meta:creation-date>
    <dc:date>2018-12-04T17:08:44Z</dc:date>
    <meta:print-date>2018-12-01T15:19:18Z</meta:print-date>
  </office:meta>
</office:document-meta>
</file>